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535in"/>
    </style:style>
    <style:style style:name="co2" style:family="table-column">
      <style:table-column-properties fo:break-before="auto" style:column-width="0.9535in"/>
    </style:style>
    <style:style style:name="co3" style:family="table-column">
      <style:table-column-properties fo:break-before="auto" style:column-width="5.6161in"/>
    </style:style>
    <style:style style:name="co4" style:family="table-column">
      <style:table-column-properties fo:break-before="auto" style:column-width="1.5752in"/>
    </style:style>
    <style:style style:name="co5" style:family="table-column">
      <style:table-column-properties fo:break-before="auto" style:column-width="0.6075in"/>
    </style:style>
    <style:style style:name="co6" style:family="table-column">
      <style:table-column-properties fo:break-before="auto" style:column-width="0.7807in"/>
    </style:style>
    <style:style style:name="co7" style:family="table-column">
      <style:table-column-properties fo:break-before="auto" style:column-width="3.0598in"/>
    </style:style>
    <style:style style:name="co8" style:family="table-column">
      <style:table-column-properties fo:break-before="auto" style:column-width="10.4177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417in"/>
    </style:style>
    <style:style style:name="co11" style:family="table-column">
      <style:table-column-properties fo:break-before="auto" style:column-width="3.6354in"/>
    </style:style>
    <style:style style:name="co12" style:family="table-column">
      <style:table-column-properties fo:break-before="auto" style:column-width="0.7689in"/>
    </style:style>
    <style:style style:name="co13" style:family="table-column">
      <style:table-column-properties fo:break-before="auto" style:column-width="18.1776in"/>
    </style:style>
    <style:style style:name="co14" style:family="table-column">
      <style:table-column-properties fo:break-before="auto" style:column-width="2.8299in"/>
    </style:style>
    <style:style style:name="co15" style:family="table-column">
      <style:table-column-properties fo:break-before="auto" style:column-width="23.0583in"/>
    </style:style>
    <style:style style:name="co16" style:family="table-column">
      <style:table-column-properties fo:break-before="auto" style:column-width="3.7626in"/>
    </style:style>
    <style:style style:name="co17" style:family="table-column">
      <style:table-column-properties fo:break-before="auto" style:column-width="17.728in"/>
    </style:style>
    <style:style style:name="co18" style:family="table-column">
      <style:table-column-properties fo:break-before="auto" style:column-width="2.139in"/>
    </style:style>
    <style:style style:name="co19" style:family="table-column">
      <style:table-column-properties fo:break-before="auto" style:column-width="14.7807in"/>
    </style:style>
    <style:style style:name="co20" style:family="table-column">
      <style:table-column-properties fo:break-before="auto" style:column-width="0.9299in"/>
    </style:style>
    <style:style style:name="co21" style:family="table-column">
      <style:table-column-properties fo:break-before="auto" style:column-width="1.9201in"/>
    </style:style>
    <style:style style:name="co22" style:family="table-column">
      <style:table-column-properties fo:break-before="auto" style:column-width="7.8154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losses_BP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GroupID</text:p>
          </table:table-cell>
          <table:table-cell office:value-type="string">
            <text:p>GO ID</text:p>
          </table:table-cell>
          <table:table-cell office:value-type="string">
            <text:p>GO term</text:p>
          </table:table-cell>
          <table:table-cell office:value-type="string">
            <text:p>PFAM slim (four levels)</text:p>
          </table:table-cell>
          <table:table-cell office:value-type="string">
            <text:p>Z-score</text:p>
          </table:table-cell>
          <table:table-cell table:style-name="Default" office:value-type="string">
            <text:p>P-value</text:p>
          </table:table-cell>
          <table:table-cell table:style-name="Default" office:value-type="string">
            <text:p>FDR</text:p>
          </table:table-cell>
          <table:table-cell office:value-type="string">
            <text:p>#Domains (Overlaps|Group|Term|Background)</text:p>
          </table:table-cell>
          <table:table-cell office:value-type="string">
            <text:p>Annotated domains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23051</text:p>
          </table:table-cell>
          <table:table-cell office:value-type="string">
            <text:p>regulation of signaling</text:p>
          </table:table-cell>
          <table:table-cell office:value-type="float" office:value="1">
            <text:p>1</text:p>
          </table:table-cell>
          <table:table-cell office:value-type="float" office:value="9.2">
            <text:p>9.2</text:p>
          </table:table-cell>
          <table:table-cell office:value-type="float" office:value="5.13E-017">
            <text:p>5.13E-017</text:p>
          </table:table-cell>
          <table:table-cell office:value-type="float" office:value="0.0000000000000472">
            <text:p>4.72E-014</text:p>
          </table:table-cell>
          <table:table-cell office:value-type="string">
            <text:p>112|425|441|3527</text:p>
          </table:table-cell>
          <table:table-cell office:value-type="string">
            <text:p>PF00019;PF00020;PF00027;PF00040;PF00057;PF00059;PF00063;PF00072;PF00086;PF00093;PF00094;PF00097;PF00122;PF00130;PF00168;PF00169;PF00179;PF00240;PF00270;PF00271;PF00307;PF00349;PF00373;PF00400;PF00435;PF00452;PF00515;PF00564;PF00605;PF00610;PF00611;PF00618;PF00630;PF00651;PF00683;PF00688;PF00689;PF00690;PF00702;PF00757;PF00778;PF00780;PF00870;PF00884;PF00969;PF01017;PF01030;PF01291;PF01302;PF01391;PF01392;PF01403;PF01412;PF01437;PF01485;PF01562;PF01585;PF01699;PF01753;PF01833;PF02145;PF02148;PF02177;PF02199;PF02214;PF02218;PF02262;PF02377;PF02434;PF02761;PF02762;PF02865;PF03165;PF03226;PF03489;PF03727;PF03920;PF04868;PF05076;PF05184;PF06920;PF07525;PF07645;PF07653;PF07679;PF07710;PF08232;PF08563;PF09289;PF09324;PF09379;PF09380;PF10358;PF10401;PF10409;PF10608;PF12470;PF12548;PF12763;PF12783;PF12796;PF12924;PF12925;PF13353;PF13405;PF13637;PF13639;PF13716;PF13855;PF13905;PF14324;PF1442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10646</text:p>
          </table:table-cell>
          <table:table-cell office:value-type="string">
            <text:p>regulation of cell communication</text:p>
          </table:table-cell>
          <table:table-cell office:value-type="float" office:value="1">
            <text:p>1</text:p>
          </table:table-cell>
          <table:table-cell office:value-type="float" office:value="8.37">
            <text:p>8.37</text:p>
          </table:table-cell>
          <table:table-cell office:value-type="float" office:value="0.0000000000000413">
            <text:p>4.13E-014</text:p>
          </table:table-cell>
          <table:table-cell office:value-type="float" office:value="0.000000000019">
            <text:p>1.90E-011</text:p>
          </table:table-cell>
          <table:table-cell office:value-type="string">
            <text:p>88|425|336|3527</text:p>
          </table:table-cell>
          <table:table-cell office:value-type="string">
            <text:p>PF00019;PF00020;PF00027;PF00040;PF00057;PF00059;PF00063;PF00072;PF00086;PF00093;PF00122;PF00130;PF00168;PF00169;PF00179;PF00240;PF00270;PF00271;PF00307;PF00349;PF00373;PF00400;PF00435;PF00452;PF00618;PF00630;PF00651;PF00683;PF00688;PF00689;PF00690;PF00702;PF00757;PF00778;PF00780;PF00870;PF00884;PF00969;PF01017;PF01030;PF01291;PF01302;PF01391;PF01392;PF01403;PF01437;PF01485;PF01585;PF01699;PF01833;PF02145;PF02214;PF02218;PF02262;PF02434;PF02761;PF02762;PF02865;PF03165;PF03226;PF03727;PF03920;PF04868;PF05076;PF07525;PF07645;PF07653;PF07679;PF07710;PF08563;PF09289;PF09379;PF09380;PF10358;PF10409;PF10608;PF12470;PF12548;PF12763;PF12796;PF13353;PF13405;PF13637;PF13639;PF13716;PF13855;PF13905;PF14324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8583</text:p>
          </table:table-cell>
          <table:table-cell office:value-type="string">
            <text:p>regulation of response to stimulus</text:p>
          </table:table-cell>
          <table:table-cell office:value-type="float" office:value="1">
            <text:p>1</text:p>
          </table:table-cell>
          <table:table-cell office:value-type="float" office:value="8.04">
            <text:p>8.04</text:p>
          </table:table-cell>
          <table:table-cell office:value-type="float" office:value="0.0000000000000828">
            <text:p>8.28E-014</text:p>
          </table:table-cell>
          <table:table-cell office:value-type="float" office:value="0.0000000000254">
            <text:p>2.54E-011</text:p>
          </table:table-cell>
          <table:table-cell office:value-type="string">
            <text:p>115|425|503|3527</text:p>
          </table:table-cell>
          <table:table-cell office:value-type="string">
            <text:p>PF00019;PF00020;PF00027;PF00040;PF00057;PF00059;PF00063;PF00072;PF00086;PF00093;PF00094;PF00097;PF00122;PF00130;PF00149;PF00168;PF00169;PF00179;PF00240;PF00270;PF00271;PF00307;PF00373;PF00400;PF00452;PF00515;PF00564;PF00605;PF00610;PF00611;PF00618;PF00630;PF00651;PF00683;PF00688;PF00689;PF00690;PF00702;PF00754;PF00757;PF00778;PF00780;PF00870;PF00884;PF00969;PF01017;PF01030;PF01217;PF01302;PF01391;PF01392;PF01403;PF01412;PF01437;PF01476;PF01485;PF01562;PF01585;PF01602;PF01753;PF01833;PF02145;PF02148;PF02177;PF02199;PF02214;PF02218;PF02262;PF02377;PF02434;PF02760;PF02761;PF02762;PF02865;PF03165;PF03226;PF03489;PF03920;PF04868;PF05076;PF05184;PF06733;PF06920;PF07525;PF07534;PF07645;PF07653;PF07679;PF07686;PF07710;PF08232;PF08246;PF08563;PF09289;PF09379;PF09380;PF10358;PF10401;PF10409;PF11648;PF12470;PF12548;PF12763;PF12796;PF12924;PF12925;PF13353;PF13405;PF13637;PF13639;PF13716;PF13855;PF13905;PF14324;PF1442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19538</text:p>
          </table:table-cell>
          <table:table-cell office:value-type="string">
            <text:p>protein metabolic process</text:p>
          </table:table-cell>
          <table:table-cell office:value-type="float" office:value="1">
            <text:p>1</text:p>
          </table:table-cell>
          <table:table-cell office:value-type="float" office:value="7.6">
            <text:p>7.6</text:p>
          </table:table-cell>
          <table:table-cell office:value-type="float" office:value="0.000000000000269">
            <text:p>2.69E-013</text:p>
          </table:table-cell>
          <table:table-cell office:value-type="float" office:value="0.0000000000619">
            <text:p>6.19E-011</text:p>
          </table:table-cell>
          <table:table-cell office:value-type="string">
            <text:p>168|425|869|3527</text:p>
          </table:table-cell>
          <table:table-cell office:value-type="string">
            <text:p>PF00019;PF00027;PF00040;PF00045;PF00057;PF00059;PF00063;PF00076;PF00082;PF00085;PF00094;PF00097;PF00122;PF00130;PF00133;PF00149;PF00168;PF00169;PF00179;PF00226;PF00240;PF00246;PF00254;PF00258;PF00266;PF00270;PF00271;PF00373;PF00385;PF00400;PF00413;PF00415;PF00432;PF00452;PF00515;PF00530;PF00534;PF00535;PF00557;PF00564;PF00583;PF00605;PF00611;PF00622;PF00630;PF00651;PF00667;PF00675;PF00688;PF00702;PF00749;PF00754;PF00757;PF00780;PF00789;PF00884;PF00899;PF00989;PF01030;PF01088;PF01302;PF01336;PF01391;PF01426;PF01433;PF01471;PF01485;PF01530;PF01546;PF01562;PF01663;PF01753;PF01814;PF01841;PF02008;PF02148;PF02177;PF02182;PF02185;PF02214;PF02225;PF02259;PF02260;PF02262;PF02359;PF02434;PF02518;PF02671;PF02761;PF02762;PF02824;PF02865;PF03133;PF03155;PF03165;PF03256;PF03485;PF04137;PF04389;PF04557;PF04558;PF04721;PF04756;PF04810;PF04811;PF04818;PF04868;PF05020;PF05021;PF05024;PF05033;PF05193;PF05207;PF05773;PF05922;PF06480;PF07645;PF07653;PF07679;PF07686;PF07687;PF07707;PF07973;PF08064;PF08246;PF08288;PF08295;PF08367;PF08662;PF08736;PF08773;PF08926;PF09247;PF09379;PF09380;PF09409;PF10250;PF10401;PF10409;PF10436;PF10585;PF11701;PF11717;PF11816;PF12548;PF12697;PF12796;PF12894;PF12895;PF12906;PF12924;PF12925;PF13344;PF13353;PF13405;PF13519;PF13589;PF13599;PF13620;PF13637;PF13639;PF13733;PF13831;PF13832;PF13848;PF13855;PF13891;PF14324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3412</text:p>
          </table:table-cell>
          <table:table-cell office:value-type="string">
            <text:p>macromolecule modification</text:p>
          </table:table-cell>
          <table:table-cell office:value-type="float" office:value="1">
            <text:p>1</text:p>
          </table:table-cell>
          <table:table-cell office:value-type="float" office:value="7.62">
            <text:p>7.62</text:p>
          </table:table-cell>
          <table:table-cell office:value-type="float" office:value="0.000000000000709">
            <text:p>7.09E-013</text:p>
          </table:table-cell>
          <table:table-cell office:value-type="float" office:value="0.000000000109">
            <text:p>1.09E-010</text:p>
          </table:table-cell>
          <table:table-cell office:value-type="string">
            <text:p>128|425|602|3527</text:p>
          </table:table-cell>
          <table:table-cell office:value-type="string">
            <text:p>PF00019;PF00027;PF00063;PF00076;PF00085;PF00094;PF00097;PF00130;PF00149;PF00168;PF00169;PF00179;PF00240;PF00246;PF00254;PF00258;PF00270;PF00271;PF00373;PF00385;PF00400;PF00415;PF00432;PF00515;PF00530;PF00534;PF00535;PF00557;PF00564;PF00567;PF00583;PF00605;PF00611;PF00622;PF00630;PF00651;PF00667;PF00688;PF00754;PF00757;PF00780;PF00899;PF00989;PF01030;PF01088;PF01189;PF01302;PF01426;PF01485;PF01530;PF01585;PF01663;PF01753;PF01814;PF01841;PF02008;PF02148;PF02177;PF02182;PF02185;PF02214;PF02225;PF02259;PF02260;PF02434;PF02518;PF02671;PF02865;PF03133;PF03155;PF03165;PF03256;PF04389;PF04408;PF04756;PF04762;PF04810;PF04811;PF04818;PF04868;PF05024;PF05033;PF05207;PF05773;PF06464;PF07645;PF07653;PF07679;PF07707;PF08032;PF08064;PF08210;PF08288;PF08295;PF08736;PF08926;PF09247;PF09379;PF09380;PF10250;PF10401;PF10409;PF10436;PF10585;PF11717;PF11816;PF12047;PF12148;PF12697;PF12796;PF12872;PF12894;PF12895;PF12906;PF12924;PF12925;PF12933;PF12934;PF13344;PF13599;PF13637;PF13639;PF13733;PF13831;PF13832;PF13855;PF13891;PF14324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8519</text:p>
          </table:table-cell>
          <table:table-cell office:value-type="string">
            <text:p>negative regulation of biological process</text:p>
          </table:table-cell>
          <table:table-cell office:value-type="float" office:value="1">
            <text:p>1</text:p>
          </table:table-cell>
          <table:table-cell office:value-type="float" office:value="7.59">
            <text:p>7.59</text:p>
          </table:table-cell>
          <table:table-cell office:value-type="float" office:value="0.000000000000599">
            <text:p>5.99E-013</text:p>
          </table:table-cell>
          <table:table-cell office:value-type="float" office:value="0.000000000109">
            <text:p>1.09E-010</text:p>
          </table:table-cell>
          <table:table-cell office:value-type="string">
            <text:p>140|425|681|3527</text:p>
          </table:table-cell>
          <table:table-cell office:value-type="string">
            <text:p>PF00019;PF00024;PF00057;PF00072;PF00076;PF00086;PF00093;PF00097;PF00122;PF00130;PF00168;PF00169;PF00179;PF00226;PF00240;PF00241;PF00254;PF00258;PF00270;PF00271;PF00307;PF00349;PF00350;PF00373;PF00385;PF00400;PF00435;PF00452;PF00515;PF00530;PF00564;PF00567;PF00605;PF00611;PF00622;PF00630;PF00642;PF00651;PF00667;PF00683;PF00688;PF00689;PF00690;PF00702;PF00754;PF00757;PF00778;PF00780;PF00789;PF00870;PF00884;PF00969;PF01017;PF01030;PF01088;PF01291;PF01302;PF01335;PF01391;PF01392;PF01403;PF01426;PF01477;PF01562;PF01585;PF01602;PF01624;PF01699;PF01753;PF01833;PF01909;PF02145;PF02148;PF02177;PF02181;PF02214;PF02259;PF02260;PF02262;PF02463;PF02671;PF02761;PF02762;PF02865;PF02881;PF03165;PF03167;PF03226;PF03727;PF03920;PF05033;PF05076;PF05773;PF06733;PF06741;PF07525;PF07546;PF07645;PF07653;PF07679;PF07686;PF07710;PF08210;PF08246;PF08295;PF08563;PF08953;PF08954;PF09058;PF09289;PF09307;PF09379;PF09380;PF10401;PF10409;PF10524;PF10608;PF11934;PF11977;PF12047;PF12470;PF12548;PF12697;PF12701;PF12763;PF12796;PF12906;PF12924;PF12925;PF13086;PF13353;PF13405;PF13639;PF13716;PF13733;PF13854;PF13855;PF13905;PF14259;PF14324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2879</text:p>
          </table:table-cell>
          <table:table-cell office:value-type="string">
            <text:p>regulation of localization</text:p>
          </table:table-cell>
          <table:table-cell office:value-type="float" office:value="1">
            <text:p>1</text:p>
          </table:table-cell>
          <table:table-cell office:value-type="float" office:value="7.71">
            <text:p>7.71</text:p>
          </table:table-cell>
          <table:table-cell office:value-type="float" office:value="0.00000000000279">
            <text:p>2.79E-012</text:p>
          </table:table-cell>
          <table:table-cell office:value-type="float" office:value="0.000000000367">
            <text:p>3.67E-010</text:p>
          </table:table-cell>
          <table:table-cell office:value-type="string">
            <text:p>81|425|318|3527</text:p>
          </table:table-cell>
          <table:table-cell office:value-type="string">
            <text:p>PF00019;PF00020;PF00027;PF00040;PF00045;PF00059;PF00063;PF00076;PF00085;PF00086;PF00093;PF00097;PF00122;PF00130;PF00168;PF00169;PF00254;PF00258;PF00307;PF00349;PF00362;PF00373;PF00400;PF00413;PF00435;PF00452;PF00564;PF00610;PF00611;PF00618;PF00622;PF00630;PF00667;PF00688;PF00689;PF00690;PF00702;PF00757;PF00778;PF00884;PF00928;PF00969;PF01030;PF01044;PF01217;PF01302;PF01391;PF01392;PF01403;PF01437;PF01471;PF01562;PF01833;PF02145;PF02185;PF02214;PF03727;PF04810;PF04811;PF05076;PF07546;PF07645;PF07651;PF07653;PF07679;PF07686;PF07690;PF07965;PF08246;PF08725;PF10409;PF12470;PF12548;PF12697;PF12796;PF13353;PF13405;PF13637;PF13716;PF13855;PF13903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65008</text:p>
          </table:table-cell>
          <table:table-cell office:value-type="string">
            <text:p>regulation of biological quality</text:p>
          </table:table-cell>
          <table:table-cell office:value-type="float" office:value="1">
            <text:p>1</text:p>
          </table:table-cell>
          <table:table-cell office:value-type="float" office:value="7.07">
            <text:p>7.07</text:p>
          </table:table-cell>
          <table:table-cell office:value-type="float" office:value="0.0000000000195">
            <text:p>1.95E-011</text:p>
          </table:table-cell>
          <table:table-cell office:value-type="float" office:value="0.00000000224">
            <text:p>2.24E-009</text:p>
          </table:table-cell>
          <table:table-cell office:value-type="string">
            <text:p>128|425|628|3527</text:p>
          </table:table-cell>
          <table:table-cell office:value-type="string">
            <text:p>PF00019;PF00024;PF00027;PF00057;PF00059;PF00063;PF00076;PF00082;PF00085;PF00093;PF00094;PF00122;PF00130;PF00149;PF00153;PF00168;PF00169;PF00240;PF00241;PF00246;PF00254;PF00270;PF00271;PF00282;PF00307;PF00349;PF00373;PF00400;PF00435;PF00452;PF00530;PF00583;PF00610;PF00611;PF00618;PF00622;PF00630;PF00642;PF00651;PF00683;PF00688;PF00689;PF00690;PF00702;PF00754;PF00780;PF00870;PF00928;PF00999;PF01017;PF01044;PF01217;PF01302;PF01336;PF01391;PF01392;PF01401;PF01403;PF01433;PF01437;PF01477;PF01496;PF01553;PF01562;PF01565;PF01602;PF01699;PF01715;PF01814;PF01826;PF01841;PF02145;PF02148;PF02177;PF02181;PF02214;PF02218;PF02225;PF02259;PF02260;PF02463;PF02765;PF02865;PF03165;PF03727;PF04382;PF04389;PF04811;PF05076;PF06367;PF06371;PF06733;PF06741;PF06920;PF07645;PF07653;PF07679;PF07686;PF07690;PF07707;PF07710;PF07973;PF08246;PF08563;PF08736;PF08742;PF08953;PF09379;PF09380;PF10409;PF10608;PF11971;PF12424;PF12470;PF12710;PF12756;PF12763;PF12796;PF12924;PF12925;PF13246;PF13405;PF13637;PF13716;PF13855;PF13903;PF14259;PF1442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641</text:p>
          </table:table-cell>
          <table:table-cell office:value-type="string">
            <text:p>cellular localization</text:p>
          </table:table-cell>
          <table:table-cell office:value-type="float" office:value="1">
            <text:p>1</text:p>
          </table:table-cell>
          <table:table-cell office:value-type="float" office:value="6.48">
            <text:p>6.48</text:p>
          </table:table-cell>
          <table:table-cell office:value-type="float" office:value="0.00000000101">
            <text:p>1.01E-009</text:p>
          </table:table-cell>
          <table:table-cell office:value-type="float" office:value="0.000000085">
            <text:p>8.50E-008</text:p>
          </table:table-cell>
          <table:table-cell office:value-type="string">
            <text:p>103|425|494|3527</text:p>
          </table:table-cell>
          <table:table-cell office:value-type="string">
            <text:p>PF00019;PF00027;PF00053;PF00063;PF00076;PF00085;PF00122;PF00130;PF00149;PF00153;PF00168;PF00169;PF00179;PF00226;PF00240;PF00270;PF00271;PF00307;PF00350;PF00400;PF00432;PF00435;PF00452;PF00515;PF00567;PF00610;PF00611;PF00618;PF00622;PF00630;PF00638;PF00651;PF00675;PF00683;PF00688;PF00689;PF00690;PF00702;PF00780;PF00870;PF00928;PF00989;PF00999;PF01017;PF01044;PF01217;PF01302;PF01391;PF01392;PF01403;PF01412;PF01428;PF01465;PF01602;PF02138;PF02145;PF02177;PF02181;PF02359;PF02865;PF02881;PF02985;PF03810;PF04695;PF04810;PF04811;PF04841;PF05076;PF05193;PF06480;PF07645;PF07651;PF07653;PF07679;PF07707;PF07710;PF08389;PF08506;PF08563;PF08700;PF08953;PF08954;PF09177;PF09324;PF10559;PF10608;PF11413;PF11957;PF11971;PF12455;PF12470;PF12756;PF12763;PF12783;PF12796;PF12924;PF12925;PF13246;PF13385;PF13405;PF13637;PF13850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3036</text:p>
          </table:table-cell>
          <table:table-cell office:value-type="string">
            <text:p>macromolecule localization</text:p>
          </table:table-cell>
          <table:table-cell office:value-type="float" office:value="1">
            <text:p>1</text:p>
          </table:table-cell>
          <table:table-cell office:value-type="float" office:value="6.43">
            <text:p>6.43</text:p>
          </table:table-cell>
          <table:table-cell office:value-type="float" office:value="0.00000000253">
            <text:p>2.53E-009</text:p>
          </table:table-cell>
          <table:table-cell office:value-type="float" office:value="0.000000194">
            <text:p>1.94E-007</text:p>
          </table:table-cell>
          <table:table-cell office:value-type="string">
            <text:p>80|425|354|3527</text:p>
          </table:table-cell>
          <table:table-cell office:value-type="string">
            <text:p>PF00019;PF00052;PF00053;PF00057;PF00063;PF00076;PF00122;PF00130;PF00168;PF00169;PF00226;PF00240;PF00241;PF00270;PF00271;PF00307;PF00350;PF00373;PF00400;PF00432;PF00435;PF00501;PF00515;PF00564;PF00567;PF00611;PF00630;PF00638;PF00675;PF00683;PF00688;PF00778;PF00870;PF00928;PF00999;PF01017;PF01044;PF01217;PF01302;PF01391;PF01392;PF01428;PF01465;PF01477;PF01602;PF02145;PF02359;PF02865;PF02881;PF02985;PF03765;PF03810;PF04695;PF04810;PF04811;PF05076;PF05193;PF07645;PF07653;PF07679;PF07710;PF08389;PF08506;PF08563;PF09058;PF09379;PF09380;PF10409;PF10559;PF10608;PF11957;PF12470;PF12710;PF12763;PF12796;PF13246;PF13405;PF13637;PF13855;PF142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8518</text:p>
          </table:table-cell>
          <table:table-cell office:value-type="string">
            <text:p>positive regulation of biological process</text:p>
          </table:table-cell>
          <table:table-cell office:value-type="float" office:value="1">
            <text:p>1</text:p>
          </table:table-cell>
          <table:table-cell office:value-type="float" office:value="6.16">
            <text:p>6.16</text:p>
          </table:table-cell>
          <table:table-cell office:value-type="float" office:value="0.00000000332">
            <text:p>3.32E-009</text:p>
          </table:table-cell>
          <table:table-cell office:value-type="float" office:value="0.000000235">
            <text:p>2.35E-007</text:p>
          </table:table-cell>
          <table:table-cell office:value-type="string">
            <text:p>127|425|667|3527</text:p>
          </table:table-cell>
          <table:table-cell office:value-type="string">
            <text:p>PF00019;PF00020;PF00024;PF00027;PF00040;PF00053;PF00057;PF00059;PF00063;PF00072;PF00076;PF00086;PF00093;PF00122;PF00130;PF00133;PF00168;PF00169;PF00179;PF00240;PF00241;PF00270;PF00271;PF00307;PF00349;PF00362;PF00373;PF00400;PF00435;PF00452;PF00515;PF00530;PF00564;PF00605;PF00611;PF00618;PF00630;PF00642;PF00651;PF00688;PF00689;PF00690;PF00702;PF00757;PF00778;PF00780;PF00870;PF00884;PF00969;PF00989;PF01017;PF01030;PF01302;PF01335;PF01391;PF01392;PF01403;PF01426;PF01437;PF01476;PF01485;PF01562;PF01585;PF01699;PF01833;PF02177;PF02181;PF02182;PF02185;PF02198;PF02218;PF02259;PF02260;PF02434;PF02463;PF02518;PF02865;PF03165;PF03172;PF03727;PF04811;PF04868;PF05790;PF06367;PF06371;PF06733;PF07525;PF07534;PF07645;PF07653;PF07679;PF07686;PF07710;PF07965;PF08209;PF08210;PF08246;PF08313;PF08563;PF08725;PF08788;PF09307;PF09771;PF10358;PF10401;PF10409;PF10524;PF11413;PF11648;PF11717;PF11971;PF12548;PF12697;PF12756;PF12763;PF12796;PF12924;PF12925;PF13086;PF13353;PF13405;PF13637;PF13639;PF13716;PF13855;PF14259;PF14324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128</text:p>
          </table:table-cell>
          <table:table-cell office:value-type="string">
            <text:p>regulation of cellular component organization</text:p>
          </table:table-cell>
          <table:table-cell office:value-type="float" office:value="1">
            <text:p>1</text:p>
          </table:table-cell>
          <table:table-cell office:value-type="float" office:value="6.34">
            <text:p>6.34</text:p>
          </table:table-cell>
          <table:table-cell office:value-type="float" office:value="0.00000000431">
            <text:p>4.31E-009</text:p>
          </table:table-cell>
          <table:table-cell office:value-type="float" office:value="0.000000284">
            <text:p>2.84E-007</text:p>
          </table:table-cell>
          <table:table-cell office:value-type="string">
            <text:p>76|425|333|3527</text:p>
          </table:table-cell>
          <table:table-cell office:value-type="string">
            <text:p>PF00019;PF00024;PF00059;PF00063;PF00072;PF00086;PF00130;PF00168;PF00169;PF00179;PF00226;PF00241;PF00254;PF00270;PF00271;PF00307;PF00373;PF00400;PF00435;PF00452;PF00515;PF00610;PF00611;PF00618;PF00622;PF00651;PF00688;PF00754;PF00757;PF00780;PF00870;PF01030;PF01044;PF01088;PF01302;PF01391;PF01392;PF01403;PF01437;PF01562;PF01833;PF02008;PF02145;PF02148;PF02181;PF02185;PF02259;PF02260;PF02463;PF02518;PF03165;PF04382;PF04811;PF06367;PF06371;PF06733;PF07645;PF07651;PF07653;PF07679;PF07686;PF07707;PF07710;PF08210;PF08563;PF08736;PF08953;PF08954;PF09379;PF09380;PF10409;PF12796;PF12895;PF12906;PF13637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7399</text:p>
          </table:table-cell>
          <table:table-cell office:value-type="string">
            <text:p>nervous system development</text:p>
          </table:table-cell>
          <table:table-cell office:value-type="float" office:value="1">
            <text:p>1</text:p>
          </table:table-cell>
          <table:table-cell office:value-type="float" office:value="6.24">
            <text:p>6.24</text:p>
          </table:table-cell>
          <table:table-cell office:value-type="float" office:value="0.00000000524">
            <text:p>5.24E-009</text:p>
          </table:table-cell>
          <table:table-cell office:value-type="float" office:value="0.000000322">
            <text:p>3.22E-007</text:p>
          </table:table-cell>
          <table:table-cell office:value-type="string">
            <text:p>86|425|397|3527</text:p>
          </table:table-cell>
          <table:table-cell office:value-type="string">
            <text:p>PF00019;PF00024;PF00052;PF00053;PF00057;PF00063;PF00122;PF00130;PF00168;PF00169;PF00246;PF00254;PF00307;PF00373;PF00400;PF00415;PF00435;PF00452;PF00501;PF00515;PF00564;PF00610;PF00611;PF00618;PF00630;PF00651;PF00688;PF00690;PF00702;PF00754;PF00757;PF00778;PF00780;PF00870;PF00884;PF01017;PF01030;PF01044;PF01291;PF01391;PF01392;PF01403;PF01437;PF01562;PF01833;PF02145;PF02148;PF02177;PF02181;PF02263;PF02377;PF02671;PF02865;PF03165;PF06367;PF06371;PF06741;PF07525;PF07531;PF07645;PF07653;PF07679;PF07686;PF07710;PF07965;PF08295;PF08506;PF08563;PF08725;PF08736;PF08788;PF09379;PF09380;PF10409;PF10524;PF10608;PF12424;PF12548;PF12796;PF12924;PF12925;PF13385;PF13716;PF13855;PF13903;PF14324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239</text:p>
          </table:table-cell>
          <table:table-cell office:value-type="string">
            <text:p>regulation of multicellular organismal process</text:p>
          </table:table-cell>
          <table:table-cell office:value-type="float" office:value="1">
            <text:p>1</text:p>
          </table:table-cell>
          <table:table-cell office:value-type="float" office:value="6.06">
            <text:p>6.06</text:p>
          </table:table-cell>
          <table:table-cell office:value-type="float" office:value="0.000000011">
            <text:p>1.10E-008</text:p>
          </table:table-cell>
          <table:table-cell office:value-type="float" office:value="0.000000631">
            <text:p>6.31E-007</text:p>
          </table:table-cell>
          <table:table-cell office:value-type="string">
            <text:p>93|425|448|3527</text:p>
          </table:table-cell>
          <table:table-cell office:value-type="string">
            <text:p>PF00019;PF00020;PF00024;PF00027;PF00059;PF00063;PF00072;PF00076;PF00086;PF00093;PF00122;PF00130;PF00168;PF00169;PF00240;PF00254;PF00258;PF00271;PF00307;PF00373;PF00385;PF00400;PF00435;PF00452;PF00515;PF00530;PF00564;PF00605;PF00610;PF00611;PF00618;PF00622;PF00630;PF00642;PF00651;PF00667;PF00688;PF00689;PF00690;PF00702;PF00778;PF00780;PF00870;PF00884;PF00969;PF01017;PF01391;PF01392;PF01401;PF01403;PF01437;PF01562;PF01699;PF01753;PF01833;PF02177;PF02181;PF02198;PF02214;PF02377;PF02518;PF02865;PF03165;PF03226;PF04811;PF04818;PF06367;PF06371;PF06741;PF07525;PF07531;PF07645;PF07653;PF07679;PF07686;PF07710;PF08246;PF08563;PF09307;PF10401;PF10409;PF10524;PF10608;PF11648;PF12548;PF12763;PF12796;PF12924;PF12925;PF13353;PF13405;PF13716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0793</text:p>
          </table:table-cell>
          <table:table-cell office:value-type="string">
            <text:p>regulation of developmental process</text:p>
          </table:table-cell>
          <table:table-cell office:value-type="float" office:value="1">
            <text:p>1</text:p>
          </table:table-cell>
          <table:table-cell office:value-type="float" office:value="6.03">
            <text:p>6.03</text:p>
          </table:table-cell>
          <table:table-cell office:value-type="float" office:value="0.0000000147">
            <text:p>1.47E-008</text:p>
          </table:table-cell>
          <table:table-cell office:value-type="float" office:value="0.000000796">
            <text:p>7.96E-007</text:p>
          </table:table-cell>
          <table:table-cell office:value-type="string">
            <text:p>86|425|405|3527</text:p>
          </table:table-cell>
          <table:table-cell office:value-type="string">
            <text:p>PF00019;PF00024;PF00057;PF00063;PF00072;PF00076;PF00086;PF00093;PF00130;PF00168;PF00169;PF00179;PF00241;PF00254;PF00270;PF00271;PF00307;PF00373;PF00385;PF00400;PF00435;PF00452;PF00515;PF00530;PF00564;PF00605;PF00610;PF00611;PF00618;PF00622;PF00630;PF00642;PF00651;PF00688;PF00778;PF00780;PF00870;PF00884;PF01017;PF01391;PF01392;PF01403;PF01437;PF01562;PF01753;PF01833;PF02177;PF02181;PF02185;PF02198;PF02377;PF02463;PF02518;PF02865;PF03165;PF03226;PF04382;PF04811;PF04818;PF06367;PF06371;PF07525;PF07531;PF07645;PF07679;PF07686;PF07710;PF08246;PF08563;PF08736;PF08953;PF09379;PF09380;PF10409;PF10524;PF12548;PF12763;PF12796;PF12906;PF12924;PF12925;PF13405;PF13637;PF13716;PF13855;PF142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80090</text:p>
          </table:table-cell>
          <table:table-cell office:value-type="string">
            <text:p>regulation of primary metabolic process</text:p>
          </table:table-cell>
          <table:table-cell office:value-type="float" office:value="1">
            <text:p>1</text:p>
          </table:table-cell>
          <table:table-cell office:value-type="float" office:value="5.57">
            <text:p>5.57</text:p>
          </table:table-cell>
          <table:table-cell office:value-type="float" office:value="0.0000000505">
            <text:p>5.05E-008</text:p>
          </table:table-cell>
          <table:table-cell office:value-type="float" office:value="0.00000245">
            <text:p>2.45E-006</text:p>
          </table:table-cell>
          <table:table-cell office:value-type="string">
            <text:p>150|425|861|3527</text:p>
          </table:table-cell>
          <table:table-cell office:value-type="string">
            <text:p>PF00019;PF00020;PF00024;PF00027;PF00057;PF00059;PF00063;PF00072;PF00076;PF00086;PF00097;PF00130;PF00149;PF00168;PF00169;PF00179;PF00226;PF00240;PF00270;PF00271;PF00307;PF00349;PF00373;PF00385;PF00400;PF00415;PF00435;PF00452;PF00501;PF00515;PF00530;PF00564;PF00605;PF00610;PF00611;PF00618;PF00630;PF00642;PF00651;PF00688;PF00754;PF00757;PF00778;PF00780;PF00789;PF00870;PF00899;PF00989;PF01017;PF01030;PF01088;PF01302;PF01335;PF01336;PF01352;PF01391;PF01392;PF01403;PF01412;PF01426;PF01437;PF01530;PF01585;PF01624;PF01751;PF01753;PF01833;PF02008;PF02145;PF02148;PF02177;PF02182;PF02198;PF02199;PF02218;PF02262;PF02377;PF02463;PF02671;PF02761;PF02762;PF02865;PF02985;PF03165;PF03167;PF03172;PF03489;PF03638;PF03727;PF03920;PF04408;PF04762;PF04818;PF04868;PF05033;PF05076;PF05184;PF05773;PF06733;PF06920;PF07525;PF07528;PF07531;PF07645;PF07653;PF07679;PF07686;PF07710;PF07973;PF08209;PF08210;PF08295;PF08313;PF08563;PF08662;PF08711;PF08788;PF09379;PF09380;PF09757;PF09771;PF10401;PF10524;PF11413;PF11717;PF11934;PF11971;PF11977;PF12047;PF12470;PF12697;PF12701;PF12756;PF12763;PF12796;PF12895;PF12924;PF12925;PF13086;PF13405;PF13639;PF13716;PF13831;PF13832;PF13854;PF13855;PF13905;PF14259;PF14324;PF1442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0003</text:p>
          </table:table-cell>
          <table:table-cell office:value-type="string">
            <text:p>reproduction</text:p>
          </table:table-cell>
          <table:table-cell office:value-type="float" office:value="1">
            <text:p>1</text:p>
          </table:table-cell>
          <table:table-cell office:value-type="float" office:value="5.69">
            <text:p>5.69</text:p>
          </table:table-cell>
          <table:table-cell office:value-type="float" office:value="0.0000000761">
            <text:p>7.61E-008</text:p>
          </table:table-cell>
          <table:table-cell office:value-type="float" office:value="0.00000305">
            <text:p>3.05E-006</text:p>
          </table:table-cell>
          <table:table-cell office:value-type="string">
            <text:p>85|425|412|3527</text:p>
          </table:table-cell>
          <table:table-cell office:value-type="string">
            <text:p>PF00019;PF00045;PF00053;PF00063;PF00072;PF00076;PF00122;PF00130;PF00149;PF00168;PF00169;PF00179;PF00226;PF00240;PF00258;PF00270;PF00271;PF00307;PF00350;PF00385;PF00400;PF00413;PF00435;PF00452;PF00564;PF00567;PF00618;PF00622;PF00630;PF00651;PF00667;PF00688;PF00702;PF00754;PF00757;PF00780;PF00870;PF00989;PF00999;PF01017;PF01030;PF01082;PF01131;PF01335;PF01392;PF01401;PF01465;PF01471;PF01504;PF01553;PF01562;PF01624;PF01715;PF01751;PF01753;PF02177;PF02181;PF02199;PF02259;PF02260;PF02463;PF02518;PF02865;PF03165;PF03489;PF03712;PF04083;PF04408;PF05033;PF05184;PF07525;PF07653;PF07679;PF07686;PF08700;PF09335;PF10585;PF12478;PF12796;PF12872;PF12924;PF12925;PF13589;PF13855;PF142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6928</text:p>
          </table:table-cell>
          <table:table-cell office:value-type="string">
            <text:p>cellular component movement</text:p>
          </table:table-cell>
          <table:table-cell office:value-type="float" office:value="1">
            <text:p>1</text:p>
          </table:table-cell>
          <table:table-cell office:value-type="float" office:value="5.66">
            <text:p>5.66</text:p>
          </table:table-cell>
          <table:table-cell office:value-type="float" office:value="0.000000143">
            <text:p>1.43E-007</text:p>
          </table:table-cell>
          <table:table-cell office:value-type="float" office:value="0.00000506">
            <text:p>5.06E-006</text:p>
          </table:table-cell>
          <table:table-cell office:value-type="string">
            <text:p>66|425|296|3527</text:p>
          </table:table-cell>
          <table:table-cell office:value-type="string">
            <text:p>PF00019;PF00024;PF00045;PF00052;PF00053;PF00057;PF00063;PF00072;PF00130;PF00168;PF00169;PF00226;PF00241;PF00282;PF00307;PF00362;PF00373;PF00400;PF00413;PF00435;PF00515;PF00530;PF00611;PF00618;PF00688;PF00754;PF00757;PF00778;PF00928;PF00989;PF01030;PF01217;PF01302;PF01403;PF01437;PF01471;PF01562;PF01602;PF01833;PF02148;PF02177;PF02181;PF02185;PF02214;PF03133;PF06367;PF06371;PF06480;PF06920;PF07645;PF07653;PF07679;PF07686;PF07965;PF08725;PF08953;PF08954;PF09379;PF10409;PF11413;PF11971;PF12924;PF12925;PF13405;PF13855;PF1442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1323</text:p>
          </table:table-cell>
          <table:table-cell office:value-type="string">
            <text:p>regulation of cellular metabolic process</text:p>
          </table:table-cell>
          <table:table-cell office:value-type="float" office:value="1">
            <text:p>1</text:p>
          </table:table-cell>
          <table:table-cell office:value-type="float" office:value="5.35">
            <text:p>5.35</text:p>
          </table:table-cell>
          <table:table-cell office:value-type="float" office:value="0.000000153">
            <text:p>1.53E-007</text:p>
          </table:table-cell>
          <table:table-cell office:value-type="float" office:value="0.0000052">
            <text:p>5.20E-006</text:p>
          </table:table-cell>
          <table:table-cell office:value-type="string">
            <text:p>149|425|867|3527</text:p>
          </table:table-cell>
          <table:table-cell office:value-type="string">
            <text:p>PF00019;PF00020;PF00027;PF00057;PF00059;PF00063;PF00072;PF00076;PF00086;PF00097;PF00130;PF00149;PF00168;PF00169;PF00179;PF00226;PF00240;PF00254;PF00270;PF00271;PF00307;PF00349;PF00373;PF00385;PF00400;PF00415;PF00435;PF00452;PF00501;PF00515;PF00530;PF00564;PF00605;PF00610;PF00611;PF00618;PF00630;PF00642;PF00651;PF00688;PF00757;PF00778;PF00780;PF00789;PF00870;PF00899;PF00989;PF01017;PF01030;PF01088;PF01302;PF01336;PF01352;PF01391;PF01392;PF01403;PF01412;PF01426;PF01437;PF01477;PF01530;PF01585;PF01624;PF01751;PF01753;PF01833;PF02008;PF02145;PF02148;PF02177;PF02182;PF02198;PF02218;PF02259;PF02260;PF02377;PF02463;PF02518;PF02671;PF02770;PF02771;PF02865;PF02985;PF03165;PF03167;PF03172;PF03638;PF03727;PF03920;PF04408;PF04762;PF04818;PF04868;PF05033;PF05076;PF05773;PF06733;PF06920;PF07525;PF07528;PF07531;PF07645;PF07653;PF07679;PF07686;PF07710;PF07973;PF08209;PF08210;PF08295;PF08313;PF08563;PF08662;PF08711;PF08788;PF09379;PF09380;PF09757;PF09771;PF10401;PF10524;PF10608;PF11413;PF11717;PF11934;PF11971;PF11977;PF12047;PF12470;PF12697;PF12701;PF12756;PF12763;PF12796;PF12895;PF12924;PF12925;PF13086;PF13405;PF13639;PF13716;PF13831;PF13832;PF13854;PF13855;PF13905;PF14259;PF14324;PF1442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2221</text:p>
          </table:table-cell>
          <table:table-cell office:value-type="string">
            <text:p>response to chemical stimulus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.000000292">
            <text:p>2.92E-007</text:p>
          </table:table-cell>
          <table:table-cell office:value-type="float" office:value="0.00000888">
            <text:p>8.88E-006</text:p>
          </table:table-cell>
          <table:table-cell office:value-type="string">
            <text:p>113|425|615|3527</text:p>
          </table:table-cell>
          <table:table-cell office:value-type="string">
            <text:p>PF00019;PF00020;PF00027;PF00040;PF00045;PF00052;PF00053;PF00057;PF00059;PF00063;PF00072;PF00076;PF00085;PF00093;PF00122;PF00130;PF00149;PF00153;PF00168;PF00169;PF00179;PF00224;PF00226;PF00240;PF00258;PF00270;PF00271;PF00307;PF00349;PF00362;PF00373;PF00400;PF00413;PF00435;PF00452;PF00501;PF00515;PF00583;PF00605;PF00622;PF00630;PF00651;PF00667;PF00688;PF00689;PF00690;PF00702;PF00754;PF00757;PF00778;PF00780;PF00870;PF00969;PF00989;PF00999;PF01017;PF01030;PF01082;PF01370;PF01391;PF01392;PF01403;PF01437;PF01471;PF01554;PF01833;PF01909;PF02145;PF02148;PF02177;PF02199;PF02218;PF02263;PF02463;PF02518;PF02760;PF02865;PF02881;PF02887;PF03165;PF03489;PF03712;PF03727;PF05184;PF06920;PF07525;PF07645;PF07653;PF07679;PF07686;PF07690;PF07710;PF07965;PF08246;PF08416;PF08563;PF08725;PF08736;PF08953;PF08954;PF10401;PF10409;PF10524;PF11413;PF12796;PF12924;PF12925;PF13405;PF13639;PF13716;PF13848;PF13855;PF1442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60255</text:p>
          </table:table-cell>
          <table:table-cell office:value-type="string">
            <text:p>regulation of macromolecule metabolic process</text:p>
          </table:table-cell>
          <table:table-cell office:value-type="float" office:value="1">
            <text:p>1</text:p>
          </table:table-cell>
          <table:table-cell office:value-type="float" office:value="5.21">
            <text:p>5.21</text:p>
          </table:table-cell>
          <table:table-cell office:value-type="float" office:value="0.000000299">
            <text:p>2.99E-007</text:p>
          </table:table-cell>
          <table:table-cell office:value-type="float" office:value="0.00000888">
            <text:p>8.88E-006</text:p>
          </table:table-cell>
          <table:table-cell office:value-type="string">
            <text:p>148|425|868|3527</text:p>
          </table:table-cell>
          <table:table-cell office:value-type="string">
            <text:p>PF00019;PF00020;PF00024;PF00027;PF00057;PF00059;PF00072;PF00076;PF00097;PF00130;PF00149;PF00168;PF00169;PF00179;PF00226;PF00240;PF00270;PF00271;PF00307;PF00349;PF00373;PF00385;PF00400;PF00415;PF00435;PF00452;PF00515;PF00530;PF00564;PF00567;PF00605;PF00610;PF00630;PF00642;PF00651;PF00688;PF00754;PF00757;PF00778;PF00780;PF00789;PF00870;PF00899;PF00989;PF01017;PF01030;PF01088;PF01302;PF01335;PF01336;PF01352;PF01391;PF01392;PF01403;PF01426;PF01437;PF01477;PF01530;PF01585;PF01624;PF01751;PF01753;PF01833;PF02008;PF02145;PF02148;PF02177;PF02182;PF02198;PF02218;PF02259;PF02262;PF02377;PF02463;PF02671;PF02761;PF02762;PF02865;PF02881;PF02985;PF03165;PF03167;PF03172;PF03638;PF03727;PF03920;PF04408;PF04762;PF04818;PF04868;PF05033;PF05076;PF05773;PF06464;PF06733;PF07525;PF07528;PF07531;PF07645;PF07653;PF07679;PF07686;PF07710;PF07973;PF08209;PF08210;PF08246;PF08295;PF08313;PF08563;PF08662;PF08711;PF08788;PF09379;PF09380;PF09416;PF09757;PF09771;PF10401;PF10409;PF10524;PF11413;PF11717;PF11934;PF11977;PF12047;PF12470;PF12701;PF12756;PF12763;PF12796;PF12872;PF12895;PF12924;PF12925;PF12933;PF12934;PF13086;PF13405;PF13639;PF13716;PF13831;PF13832;PF13854;PF13855;PF13905;PF14259;PF14324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9605</text:p>
          </table:table-cell>
          <table:table-cell office:value-type="string">
            <text:p>response to external stimulus</text:p>
          </table:table-cell>
          <table:table-cell office:value-type="float" office:value="1">
            <text:p>1</text:p>
          </table:table-cell>
          <table:table-cell office:value-type="float" office:value="5.19">
            <text:p>5.19</text:p>
          </table:table-cell>
          <table:table-cell office:value-type="float" office:value="0.000000987">
            <text:p>9.87E-007</text:p>
          </table:table-cell>
          <table:table-cell office:value-type="float" office:value="0.0000246">
            <text:p>2.46E-005</text:p>
          </table:table-cell>
          <table:table-cell office:value-type="string">
            <text:p>69|425|330|3527</text:p>
          </table:table-cell>
          <table:table-cell office:value-type="string">
            <text:p>PF00019;PF00020;PF00027;PF00052;PF00053;PF00059;PF00063;PF00072;PF00076;PF00082;PF00122;PF00149;PF00271;PF00307;PF00362;PF00373;PF00400;PF00435;PF00501;PF00564;PF00618;PF00622;PF00630;PF00651;PF00688;PF00689;PF00690;PF00702;PF00754;PF00778;PF00780;PF00899;PF00969;PF01017;PF01391;PF01392;PF01403;PF01437;PF01504;PF01833;PF02145;PF02148;PF02177;PF02259;PF02260;PF02518;PF02824;PF02865;PF03165;PF05773;PF05922;PF06920;PF07645;PF07679;PF07686;PF07965;PF08246;PF08725;PF08736;PF08953;PF08954;PF10409;PF10524;PF12796;PF12924;PF12925;PF13637;PF13855;PF1442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6950</text:p>
          </table:table-cell>
          <table:table-cell office:value-type="string">
            <text:p>response to stress</text:p>
          </table:table-cell>
          <table:table-cell office:value-type="float" office:value="1">
            <text:p>1</text:p>
          </table:table-cell>
          <table:table-cell office:value-type="float" office:value="4.98">
            <text:p>4.98</text:p>
          </table:table-cell>
          <table:table-cell office:value-type="float" office:value="0.00000113">
            <text:p>1.13E-006</text:p>
          </table:table-cell>
          <table:table-cell office:value-type="float" office:value="0.0000274">
            <text:p>2.74E-005</text:p>
          </table:table-cell>
          <table:table-cell office:value-type="string">
            <text:p>124|425|709|3527</text:p>
          </table:table-cell>
          <table:table-cell office:value-type="string">
            <text:p>PF00019;PF00020;PF00024;PF00027;PF00040;PF00045;PF00057;PF00059;PF00063;PF00072;PF00076;PF00082;PF00085;PF00093;PF00094;PF00122;PF00130;PF00149;PF00168;PF00169;PF00179;PF00226;PF00240;PF00270;PF00271;PF00307;PF00350;PF00362;PF00373;PF00400;PF00413;PF00435;PF00452;PF00501;PF00515;PF00530;PF00534;PF00564;PF00605;PF00618;PF00622;PF00651;PF00688;PF00689;PF00690;PF00702;PF00754;PF00757;PF00780;PF00870;PF00899;PF00969;PF00989;PF00999;PF01017;PF01030;PF01033;PF01302;PF01336;PF01391;PF01471;PF01476;PF01477;PF01565;PF01624;PF01826;PF01833;PF01841;PF01909;PF02145;PF02177;PF02259;PF02260;PF02263;PF02359;PF02463;PF02518;PF02824;PF02865;PF02881;PF03167;PF04389;PF05773;PF05790;PF05922;PF06427;PF06733;PF06920;PF07534;PF07645;PF07653;PF07679;PF07686;PF07710;PF07965;PF08064;PF08150;PF08151;PF08165;PF08246;PF08563;PF08725;PF08742;PF10391;PF10401;PF10409;PF10482;PF11413;PF11648;PF11717;PF12697;PF12842;PF12924;PF12925;PF13086;PF13353;PF13405;PF13589;PF13639;PF13716;PF13848;PF13855;PF14324;PF1442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7163</text:p>
          </table:table-cell>
          <table:table-cell office:value-type="string">
            <text:p>establishment or maintenance of cell polarity</text:p>
          </table:table-cell>
          <table:table-cell office:value-type="float" office:value="1">
            <text:p>1</text:p>
          </table:table-cell>
          <table:table-cell office:value-type="float" office:value="5.44">
            <text:p>5.44</text:p>
          </table:table-cell>
          <table:table-cell office:value-type="float" office:value="0.00000201">
            <text:p>2.01E-006</text:p>
          </table:table-cell>
          <table:table-cell office:value-type="float" office:value="0.0000442">
            <text:p>4.42E-005</text:p>
          </table:table-cell>
          <table:table-cell office:value-type="string">
            <text:p>27|425|88|3527</text:p>
          </table:table-cell>
          <table:table-cell office:value-type="string">
            <text:p>PF00052;PF00053;PF00057;PF00063;PF00130;PF00169;PF00307;PF00373;PF00400;PF00435;PF00564;PF00610;PF00651;PF00778;PF01302;PF02181;PF04811;PF06367;PF06371;PF07653;PF07679;PF08736;PF09379;PF09380;PF10608;PF13855;PF142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4260</text:p>
          </table:table-cell>
          <table:table-cell office:value-type="string">
            <text:p>cellular macromolecule metabolic process</text:p>
          </table:table-cell>
          <table:table-cell office:value-type="float" office:value="1">
            <text:p>1</text:p>
          </table:table-cell>
          <table:table-cell office:value-type="float" office:value="4.67">
            <text:p>4.67</text:p>
          </table:table-cell>
          <table:table-cell office:value-type="float" office:value="0.00000234">
            <text:p>2.34E-006</text:p>
          </table:table-cell>
          <table:table-cell office:value-type="float" office:value="0.0000489">
            <text:p>4.89E-005</text:p>
          </table:table-cell>
          <table:table-cell office:value-type="string">
            <text:p>216|425|1425|3527</text:p>
          </table:table-cell>
          <table:table-cell office:value-type="string">
            <text:p>PF00019;PF00027;PF00057;PF00063;PF00076;PF00082;PF00085;PF00094;PF00097;PF00122;PF00130;PF00133;PF00149;PF00168;PF00169;PF00179;PF00226;PF00240;PF00246;PF00254;PF00258;PF00266;PF00270;PF00271;PF00373;PF00385;PF00400;PF00415;PF00432;PF00452;PF00515;PF00530;PF00534;PF00535;PF00557;PF00564;PF00567;PF00583;PF00605;PF00611;PF00622;PF00630;PF00642;PF00651;PF00667;PF00675;PF00688;PF00702;PF00749;PF00754;PF00757;PF00780;PF00789;PF00870;PF00884;PF00899;PF00989;PF01017;PF01030;PF01055;PF01088;PF01131;PF01189;PF01302;PF01336;PF01370;PF01426;PF01480;PF01485;PF01530;PF01562;PF01565;PF01585;PF01624;PF01663;PF01715;PF01751;PF01753;PF01805;PF01814;PF01841;PF01909;PF02008;PF02148;PF02177;PF02182;PF02185;PF02198;PF02214;PF02225;PF02259;PF02260;PF02359;PF02434;PF02463;PF02518;PF02671;PF02765;PF02824;PF02865;PF02881;PF02969;PF03133;PF03155;PF03165;PF03167;PF03256;PF03485;PF03909;PF04046;PF04137;PF04389;PF04408;PF04557;PF04558;PF04561;PF04563;PF04721;PF04756;PF04762;PF04810;PF04811;PF04818;PF04868;PF04926;PF05020;PF05021;PF05024;PF05033;PF05193;PF05207;PF05383;PF05773;PF05922;PF06058;PF06427;PF06464;PF06544;PF06733;PF07034;PF07528;PF07531;PF07645;PF07653;PF07679;PF07707;PF07710;PF07973;PF08032;PF08064;PF08075;PF08210;PF08288;PF08295;PF08563;PF08567;PF08612;PF08644;PF08662;PF08711;PF08736;PF08926;PF09247;PF09379;PF09380;PF09409;PF09416;PF09739;PF09757;PF10250;PF10391;PF10401;PF10409;PF10436;PF10482;PF10524;PF10585;PF11413;PF11701;PF11717;PF11816;PF12047;PF12148;PF12548;PF12619;PF12697;PF12796;PF12842;PF12872;PF12894;PF12895;PF12906;PF12924;PF12925;PF12933;PF12934;PF13086;PF13191;PF13344;PF13353;PF13519;PF13589;PF13599;PF13637;PF13639;PF13691;PF13733;PF13802;PF13831;PF13832;PF13848;PF13855;PF13891;PF14259;PF14324;PF14443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234</text:p>
          </table:table-cell>
          <table:table-cell office:value-type="string">
            <text:p>establishment of localization</text:p>
          </table:table-cell>
          <table:table-cell office:value-type="float" office:value="1">
            <text:p>1</text:p>
          </table:table-cell>
          <table:table-cell office:value-type="float" office:value="4.78">
            <text:p>4.78</text:p>
          </table:table-cell>
          <table:table-cell office:value-type="float" office:value="0.00000255">
            <text:p>2.55E-006</text:p>
          </table:table-cell>
          <table:table-cell office:value-type="float" office:value="0.0000508">
            <text:p>5.08E-005</text:p>
          </table:table-cell>
          <table:table-cell office:value-type="string">
            <text:p>133|425|785|3527</text:p>
          </table:table-cell>
          <table:table-cell office:value-type="string">
            <text:p>PF00019;PF00027;PF00040;PF00053;PF00057;PF00059;PF00063;PF00076;PF00085;PF00122;PF00130;PF00149;PF00153;PF00168;PF00169;PF00179;PF00226;PF00241;PF00254;PF00270;PF00271;PF00307;PF00349;PF00350;PF00400;PF00432;PF00435;PF00452;PF00501;PF00515;PF00610;PF00611;PF00618;PF00622;PF00630;PF00638;PF00651;PF00675;PF00683;PF00688;PF00689;PF00690;PF00702;PF00780;PF00870;PF00928;PF00989;PF00999;PF01017;PF01033;PF01145;PF01217;PF01302;PF01391;PF01412;PF01426;PF01428;PF01465;PF01477;PF01496;PF01504;PF01553;PF01554;PF01562;PF01602;PF01699;PF01833;PF02138;PF02145;PF02177;PF02214;PF02225;PF02359;PF02770;PF02865;PF02881;PF02985;PF03489;PF03727;PF03765;PF03810;PF04389;PF04695;PF04756;PF04810;PF04811;PF04841;PF05184;PF05193;PF06480;PF07546;PF07645;PF07651;PF07653;PF07679;PF07686;PF07690;PF07707;PF07710;PF08150;PF08151;PF08246;PF08389;PF08506;PF08563;PF08700;PF08911;PF08953;PF08954;PF09177;PF09324;PF10366;PF10559;PF11413;PF11601;PF11957;PF11971;PF12424;PF12455;PF12710;PF12763;PF12783;PF12796;PF12924;PF12925;PF13246;PF13385;PF13405;PF13519;PF13637;PF13850;PF13855;PF142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2376</text:p>
          </table:table-cell>
          <table:table-cell office:value-type="string">
            <text:p>immune system process</text:p>
          </table:table-cell>
          <table:table-cell office:value-type="float" office:value="1">
            <text:p>1</text:p>
          </table:table-cell>
          <table:table-cell office:value-type="float" office:value="4.9">
            <text:p>4.9</text:p>
          </table:table-cell>
          <table:table-cell office:value-type="float" office:value="0.00000332">
            <text:p>3.32E-006</text:p>
          </table:table-cell>
          <table:table-cell office:value-type="float" office:value="0.0000631">
            <text:p>6.31E-005</text:p>
          </table:table-cell>
          <table:table-cell office:value-type="string">
            <text:p>68|425|334|3527</text:p>
          </table:table-cell>
          <table:table-cell office:value-type="string">
            <text:p>PF00019;PF00020;PF00057;PF00059;PF00063;PF00085;PF00130;PF00153;PF00168;PF00169;PF00179;PF00240;PF00254;PF00270;PF00271;PF00350;PF00362;PF00452;PF00605;PF00651;PF00688;PF00780;PF00870;PF00969;PF01017;PF01033;PF01335;PF01391;PF01392;PF01433;PF01476;PF01562;PF01624;PF01909;PF02138;PF02218;PF02263;PF02463;PF02865;PF02881;PF03172;PF04810;PF04811;PF05790;PF07534;PF07645;PF07653;PF07679;PF07686;PF07710;PF07965;PF08246;PF08563;PF08725;PF08916;PF08953;PF08954;PF10401;PF10409;PF11648;PF11971;PF12697;PF12796;PF13353;PF13637;PF13639;PF13855;PF14324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2990</text:p>
          </table:table-cell>
          <table:table-cell office:value-type="string">
            <text:p>cell part morphogenesis</text:p>
          </table:table-cell>
          <table:table-cell office:value-type="float" office:value="1">
            <text:p>1</text:p>
          </table:table-cell>
          <table:table-cell office:value-type="float" office:value="4.96">
            <text:p>4.96</text:p>
          </table:table-cell>
          <table:table-cell office:value-type="float" office:value="0.00000425">
            <text:p>4.25E-006</text:p>
          </table:table-cell>
          <table:table-cell office:value-type="float" office:value="0.0000766">
            <text:p>7.66E-005</text:p>
          </table:table-cell>
          <table:table-cell office:value-type="string">
            <text:p>48|425|210|3527</text:p>
          </table:table-cell>
          <table:table-cell office:value-type="string">
            <text:p>PF00024;PF00052;PF00053;PF00063;PF00130;PF00168;PF00169;PF00271;PF00307;PF00400;PF00415;PF00435;PF00515;PF00611;PF00630;PF00651;PF00688;PF00754;PF00757;PF00778;PF00780;PF01030;PF01044;PF01391;PF01403;PF01437;PF01833;PF02148;PF02177;PF02263;PF02377;PF02671;PF03133;PF03165;PF06741;PF07645;PF07653;PF07679;PF08295;PF08736;PF10162;PF10524;PF10608;PF12796;PF12924;PF12925;PF13716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7154</text:p>
          </table:table-cell>
          <table:table-cell office:value-type="string">
            <text:p>cell communication</text:p>
          </table:table-cell>
          <table:table-cell office:value-type="float" office:value="1">
            <text:p>1</text:p>
          </table:table-cell>
          <table:table-cell office:value-type="float" office:value="4.66">
            <text:p>4.66</text:p>
          </table:table-cell>
          <table:table-cell office:value-type="float" office:value="0.00000481">
            <text:p>4.81E-006</text:p>
          </table:table-cell>
          <table:table-cell office:value-type="float" office:value="0.000082">
            <text:p>8.20E-005</text:p>
          </table:table-cell>
          <table:table-cell office:value-type="string">
            <text:p>119|425|691|3527</text:p>
          </table:table-cell>
          <table:table-cell office:value-type="string">
            <text:p>PF00019;PF00020;PF00027;PF00057;PF00059;PF00063;PF00072;PF00076;PF00082;PF00085;PF00122;PF00130;PF00149;PF00168;PF00169;PF00179;PF00226;PF00240;PF00270;PF00282;PF00307;PF00349;PF00362;PF00373;PF00400;PF00435;PF00452;PF00564;PF00605;PF00610;PF00611;PF00618;PF00622;PF00630;PF00651;PF00683;PF00688;PF00689;PF00690;PF00702;PF00754;PF00757;PF00778;PF00780;PF00870;PF00884;PF00899;PF00928;PF00969;PF00989;PF01017;PF01030;PF01044;PF01217;PF01291;PF01302;PF01370;PF01391;PF01392;PF01403;PF01412;PF01437;PF01465;PF01504;PF01562;PF01602;PF01833;PF02140;PF02145;PF02177;PF02185;PF02214;PF02259;PF02260;PF02262;PF02359;PF02377;PF02463;PF02518;PF02759;PF02761;PF02762;PF02824;PF02865;PF03165;PF03727;PF03920;PF04739;PF05773;PF05790;PF05922;PF07525;PF07645;PF07653;PF07679;PF07686;PF07690;PF07707;PF07710;PF07965;PF08246;PF08506;PF08563;PF08725;PF08916;PF10250;PF10401;PF10409;PF10427;PF10608;PF11971;PF12548;PF12763;PF12796;PF12924;PF12925;PF13639;PF13716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23052</text:p>
          </table:table-cell>
          <table:table-cell office:value-type="string">
            <text:p>signaling</text:p>
          </table:table-cell>
          <table:table-cell office:value-type="float" office:value="1">
            <text:p>1</text:p>
          </table:table-cell>
          <table:table-cell office:value-type="float" office:value="4.66">
            <text:p>4.66</text:p>
          </table:table-cell>
          <table:table-cell office:value-type="float" office:value="0.00000494">
            <text:p>4.94E-006</text:p>
          </table:table-cell>
          <table:table-cell office:value-type="float" office:value="0.0000827">
            <text:p>8.27E-005</text:p>
          </table:table-cell>
          <table:table-cell office:value-type="string">
            <text:p>113|425|648|3527</text:p>
          </table:table-cell>
          <table:table-cell office:value-type="string">
            <text:p>PF00019;PF00020;PF00027;PF00057;PF00059;PF00063;PF00072;PF00076;PF00085;PF00122;PF00130;PF00149;PF00168;PF00169;PF00179;PF00226;PF00240;PF00270;PF00282;PF00307;PF00349;PF00362;PF00373;PF00400;PF00435;PF00452;PF00564;PF00605;PF00610;PF00611;PF00618;PF00622;PF00630;PF00638;PF00651;PF00683;PF00688;PF00689;PF00690;PF00702;PF00754;PF00757;PF00778;PF00780;PF00870;PF00884;PF00928;PF00969;PF00989;PF01017;PF01030;PF01044;PF01217;PF01291;PF01302;PF01370;PF01391;PF01392;PF01403;PF01412;PF01437;PF01465;PF01504;PF01562;PF01602;PF01833;PF02140;PF02145;PF02177;PF02185;PF02214;PF02259;PF02260;PF02262;PF02359;PF02377;PF02463;PF02518;PF02759;PF02761;PF02762;PF02865;PF03165;PF03727;PF04739;PF05790;PF07525;PF07645;PF07653;PF07679;PF07686;PF07690;PF07707;PF07710;PF07965;PF08246;PF08506;PF08563;PF08725;PF08916;PF10250;PF10401;PF10409;PF10608;PF11971;PF12548;PF12763;PF12796;PF12924;PF12925;PF13639;PF13716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65009</text:p>
          </table:table-cell>
          <table:table-cell office:value-type="string">
            <text:p>regulation of molecular function</text:p>
          </table:table-cell>
          <table:table-cell office:value-type="float" office:value="1">
            <text:p>1</text:p>
          </table:table-cell>
          <table:table-cell office:value-type="float" office:value="4.63">
            <text:p>4.63</text:p>
          </table:table-cell>
          <table:table-cell office:value-type="float" office:value="0.00000852">
            <text:p>8.52E-006</text:p>
          </table:table-cell>
          <table:table-cell office:value-type="float" office:value="0.000135">
            <text:p>1.35E-004</text:p>
          </table:table-cell>
          <table:table-cell office:value-type="string">
            <text:p>76|425|396|3527</text:p>
          </table:table-cell>
          <table:table-cell office:value-type="string">
            <text:p>PF00019;PF00020;PF00027;PF00057;PF00063;PF00076;PF00085;PF00086;PF00097;PF00130;PF00168;PF00169;PF00179;PF00226;PF00240;PF00254;PF00258;PF00307;PF00373;PF00400;PF00415;PF00452;PF00564;PF00610;PF00611;PF00618;PF00622;PF00630;PF00667;PF00688;PF00757;PF00778;PF00780;PF00870;PF00899;PF01017;PF01302;PF01335;PF01391;PF01392;PF01403;PF01412;PF01437;PF01585;PF01909;PF02145;PF02148;PF02177;PF02377;PF02434;PF02865;PF03165;PF04382;PF04868;PF06239;PF06920;PF07525;PF07645;PF07653;PF07679;PF08246;PF08736;PF09324;PF09379;PF09380;PF10608;PF11934;PF11971;PF12796;PF12924;PF12925;PF13405;PF13716;PF13855;PF13903;PF1442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171</text:p>
          </table:table-cell>
          <table:table-cell office:value-type="string">
            <text:p>regulation of nitrogen compound metabolic process</text:p>
          </table:table-cell>
          <table:table-cell office:value-type="float" office:value="1">
            <text:p>1</text:p>
          </table:table-cell>
          <table:table-cell office:value-type="float" office:value="4.41">
            <text:p>4.41</text:p>
          </table:table-cell>
          <table:table-cell office:value-type="float" office:value="0.000014">
            <text:p>1.40E-005</text:p>
          </table:table-cell>
          <table:table-cell office:value-type="float" office:value="0.000205">
            <text:p>2.05E-004</text:p>
          </table:table-cell>
          <table:table-cell office:value-type="string">
            <text:p>111|425|647|3527</text:p>
          </table:table-cell>
          <table:table-cell office:value-type="string">
            <text:p>PF00019;PF00020;PF00027;PF00063;PF00072;PF00076;PF00097;PF00130;PF00149;PF00168;PF00169;PF00179;PF00226;PF00270;PF00271;PF00307;PF00385;PF00400;PF00435;PF00515;PF00530;PF00564;PF00605;PF00610;PF00611;PF00618;PF00630;PF00642;PF00651;PF00688;PF00757;PF00780;PF00870;PF00899;PF00989;PF01017;PF01030;PF01088;PF01302;PF01336;PF01352;PF01391;PF01392;PF01403;PF01412;PF01426;PF01437;PF01530;PF01585;PF01624;PF01751;PF01753;PF01833;PF02008;PF02145;PF02177;PF02182;PF02198;PF02463;PF02518;PF02671;PF02865;PF03165;PF03167;PF03172;PF03638;PF03920;PF04408;PF04762;PF04818;PF05033;PF05076;PF06733;PF06920;PF07528;PF07531;PF07645;PF07653;PF07679;PF07710;PF08209;PF08210;PF08295;PF08313;PF08563;PF08711;PF08788;PF09757;PF10401;PF10524;PF11413;PF11717;PF11934;PF11971;PF12047;PF12470;PF12756;PF12796;PF12895;PF12924;PF12925;PF13086;PF13405;PF13716;PF13831;PF13832;PF13854;PF13855;PF14259;PF14324;PF1442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0030</text:p>
          </table:table-cell>
          <table:table-cell office:value-type="string">
            <text:p>cell projection organization</text:p>
          </table:table-cell>
          <table:table-cell office:value-type="float" office:value="1">
            <text:p>1</text:p>
          </table:table-cell>
          <table:table-cell office:value-type="float" office:value="4.54">
            <text:p>4.54</text:p>
          </table:table-cell>
          <table:table-cell office:value-type="float" office:value="0.0000185">
            <text:p>1.85E-005</text:p>
          </table:table-cell>
          <table:table-cell office:value-type="float" office:value="0.000258">
            <text:p>2.58E-004</text:p>
          </table:table-cell>
          <table:table-cell office:value-type="string">
            <text:p>52|425|246|3527</text:p>
          </table:table-cell>
          <table:table-cell office:value-type="string">
            <text:p>PF00019;PF00024;PF00052;PF00053;PF00063;PF00130;PF00168;PF00169;PF00307;PF00373;PF00400;PF00415;PF00435;PF00515;PF00610;PF00611;PF00618;PF00630;PF00651;PF00688;PF00754;PF00757;PF00778;PF00780;PF01030;PF01044;PF01391;PF01403;PF01437;PF01833;PF02148;PF02177;PF02263;PF02377;PF02671;PF03133;PF03165;PF06741;PF07645;PF07653;PF07679;PF08295;PF08736;PF08953;PF10162;PF10524;PF10608;PF12796;PF12924;PF12925;PF13716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674</text:p>
          </table:table-cell>
          <table:table-cell office:value-type="string">
            <text:p>localization of cell</text:p>
          </table:table-cell>
          <table:table-cell office:value-type="float" office:value="1">
            <text:p>1</text:p>
          </table:table-cell>
          <table:table-cell office:value-type="float" office:value="4.28">
            <text:p>4.28</text:p>
          </table:table-cell>
          <table:table-cell office:value-type="float" office:value="0.0000503">
            <text:p>5.03E-005</text:p>
          </table:table-cell>
          <table:table-cell office:value-type="float" office:value="0.000594">
            <text:p>5.94E-004</text:p>
          </table:table-cell>
          <table:table-cell office:value-type="string">
            <text:p>48|425|229|3527</text:p>
          </table:table-cell>
          <table:table-cell office:value-type="string">
            <text:p>PF00019;PF00024;PF00045;PF00052;PF00053;PF00057;PF00063;PF00072;PF00130;PF00226;PF00241;PF00282;PF00307;PF00362;PF00373;PF00413;PF00435;PF00515;PF00530;PF00611;PF00618;PF00688;PF00754;PF00757;PF00778;PF01030;PF01403;PF01437;PF01471;PF01562;PF01833;PF02148;PF02185;PF02214;PF06367;PF06371;PF06920;PF07645;PF07653;PF07679;PF07686;PF07965;PF08725;PF08953;PF10409;PF11971;PF13855;PF1442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9056</text:p>
          </table:table-cell>
          <table:table-cell office:value-type="string">
            <text:p>catabolic process</text:p>
          </table:table-cell>
          <table:table-cell office:value-type="float" office:value="1">
            <text:p>1</text:p>
          </table:table-cell>
          <table:table-cell office:value-type="float" office:value="4.09">
            <text:p>4.09</text:p>
          </table:table-cell>
          <table:table-cell office:value-type="float" office:value="0.0000557">
            <text:p>5.57E-005</text:p>
          </table:table-cell>
          <table:table-cell office:value-type="float" office:value="0.000633">
            <text:p>6.33E-004</text:p>
          </table:table-cell>
          <table:table-cell office:value-type="string">
            <text:p>94|425|543|3527</text:p>
          </table:table-cell>
          <table:table-cell office:value-type="string">
            <text:p>PF00019;PF00063;PF00082;PF00085;PF00097;PF00122;PF00149;PF00153;PF00168;PF00179;PF00205;PF00224;PF00226;PF00240;PF00258;PF00266;PF00270;PF00271;PF00282;PF00289;PF00349;PF00350;PF00400;PF00452;PF00456;PF00501;PF00515;PF00557;PF00564;PF00583;PF00622;PF00642;PF00667;PF00688;PF00689;PF00690;PF00702;PF00703;PF00723;PF00789;PF00899;PF00970;PF01055;PF01180;PF01370;PF01391;PF01433;PF01477;PF01485;PF01546;PF01565;PF01597;PF01624;PF01814;PF01841;PF01909;PF02148;PF02214;PF02260;PF02263;PF02359;PF02463;PF02518;PF02746;PF02770;PF02771;PF02837;PF02881;PF02887;PF03167;PF03256;PF03727;PF04389;PF04721;PF05020;PF05021;PF05922;PF06058;PF06480;PF07707;PF08210;PF08246;PF09409;PF09416;PF10409;PF12697;PF12842;PF12895;PF13086;PF13519;PF13589;PF13639;PF13802;PF142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0902</text:p>
          </table:table-cell>
          <table:table-cell office:value-type="string">
            <text:p>cell morphogenesis</text:p>
          </table:table-cell>
          <table:table-cell office:value-type="float" office:value="1">
            <text:p>1</text:p>
          </table:table-cell>
          <table:table-cell office:value-type="float" office:value="4.13">
            <text:p>4.13</text:p>
          </table:table-cell>
          <table:table-cell office:value-type="float" office:value="0.000077">
            <text:p>7.70E-005</text:p>
          </table:table-cell>
          <table:table-cell office:value-type="float" office:value="0.000814">
            <text:p>8.14E-004</text:p>
          </table:table-cell>
          <table:table-cell office:value-type="string">
            <text:p>53|425|265|3527</text:p>
          </table:table-cell>
          <table:table-cell office:value-type="string">
            <text:p>PF00019;PF00024;PF00052;PF00053;PF00063;PF00130;PF00168;PF00169;PF00307;PF00373;PF00400;PF00415;PF00435;PF00515;PF00530;PF00611;PF00630;PF00651;PF00688;PF00754;PF00757;PF00778;PF00780;PF00999;PF01030;PF01044;PF01391;PF01392;PF01403;PF01437;PF01833;PF02148;PF02177;PF02263;PF02377;PF02671;PF03133;PF03165;PF06741;PF06920;PF07645;PF07653;PF07679;PF08295;PF08736;PF10162;PF10524;PF10608;PF12796;PF12924;PF12925;PF13716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0011</text:p>
          </table:table-cell>
          <table:table-cell office:value-type="string">
            <text:p>locomotion</text:p>
          </table:table-cell>
          <table:table-cell office:value-type="float" office:value="1">
            <text:p>1</text:p>
          </table:table-cell>
          <table:table-cell office:value-type="float" office:value="3.98">
            <text:p>3.98</text:p>
          </table:table-cell>
          <table:table-cell office:value-type="float" office:value="0.000111">
            <text:p>1.11E-004</text:p>
          </table:table-cell>
          <table:table-cell office:value-type="float" office:value="0.00108">
            <text:p>1.08E-003</text:p>
          </table:table-cell>
          <table:table-cell office:value-type="string">
            <text:p>64|425|342|3527</text:p>
          </table:table-cell>
          <table:table-cell office:value-type="string">
            <text:p>PF00019;PF00024;PF00045;PF00052;PF00053;PF00057;PF00063;PF00072;PF00130;PF00169;PF00226;PF00241;PF00282;PF00307;PF00362;PF00373;PF00413;PF00435;PF00515;PF00530;PF00611;PF00618;PF00630;PF00651;PF00688;PF00754;PF00757;PF00778;PF00780;PF01030;PF01391;PF01392;PF01403;PF01437;PF01471;PF01562;PF01833;PF02145;PF02148;PF02177;PF02185;PF02214;PF02518;PF03165;PF06367;PF06371;PF06920;PF07645;PF07653;PF07679;PF07686;PF07965;PF08725;PF08736;PF08953;PF08954;PF10409;PF10524;PF11971;PF12424;PF12924;PF12925;PF13855;PF1442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716</text:p>
          </table:table-cell>
          <table:table-cell office:value-type="string">
            <text:p>cellular response to stimulus</text:p>
          </table:table-cell>
          <table:table-cell office:value-type="float" office:value="1">
            <text:p>1</text:p>
          </table:table-cell>
          <table:table-cell office:value-type="float" office:value="3.77">
            <text:p>3.77</text:p>
          </table:table-cell>
          <table:table-cell office:value-type="float" office:value="0.000145">
            <text:p>1.45E-004</text:p>
          </table:table-cell>
          <table:table-cell office:value-type="float" office:value="0.0013">
            <text:p>1.30E-003</text:p>
          </table:table-cell>
          <table:table-cell office:value-type="string">
            <text:p>134|425|853|3527</text:p>
          </table:table-cell>
          <table:table-cell office:value-type="string">
            <text:p>PF00019;PF00020;PF00027;PF00040;PF00057;PF00059;PF00063;PF00072;PF00076;PF00082;PF00085;PF00093;PF00122;PF00130;PF00149;PF00168;PF00169;PF00179;PF00226;PF00240;PF00270;PF00271;PF00307;PF00362;PF00373;PF00400;PF00435;PF00452;PF00501;PF00564;PF00583;PF00605;PF00610;PF00611;PF00618;PF00622;PF00630;PF00651;PF00683;PF00688;PF00689;PF00690;PF00702;PF00754;PF00757;PF00778;PF00780;PF00870;PF00884;PF00899;PF00969;PF00989;PF00999;PF01017;PF01030;PF01291;PF01302;PF01336;PF01370;PF01391;PF01392;PF01403;PF01412;PF01437;PF01562;PF01624;PF01833;PF01909;PF02140;PF02145;PF02177;PF02185;PF02199;PF02259;PF02260;PF02262;PF02263;PF02359;PF02377;PF02463;PF02518;PF02759;PF02760;PF02761;PF02762;PF02824;PF02865;PF02881;PF03165;PF03167;PF03489;PF04739;PF05184;PF05773;PF05790;PF05922;PF06733;PF07525;PF07645;PF07653;PF07679;PF07686;PF07707;PF07710;PF07965;PF08064;PF08246;PF08506;PF08563;PF08725;PF08916;PF08953;PF10250;PF10391;PF10401;PF10409;PF10482;PF11413;PF11717;PF11971;PF12548;PF12763;PF12796;PF12842;PF12924;PF12925;PF13086;PF13405;PF13589;PF13639;PF13716;PF13848;PF13855;PF14324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9790</text:p>
          </table:table-cell>
          <table:table-cell office:value-type="string">
            <text:p>embryo development</text:p>
          </table:table-cell>
          <table:table-cell office:value-type="float" office:value="1">
            <text:p>1</text:p>
          </table:table-cell>
          <table:table-cell office:value-type="float" office:value="3.71">
            <text:p>3.71</text:p>
          </table:table-cell>
          <table:table-cell office:value-type="float" office:value="0.000306">
            <text:p>3.06E-004</text:p>
          </table:table-cell>
          <table:table-cell office:value-type="float" office:value="0.00221">
            <text:p>2.21E-003</text:p>
          </table:table-cell>
          <table:table-cell office:value-type="string">
            <text:p>56|425|299|3527</text:p>
          </table:table-cell>
          <table:table-cell office:value-type="string">
            <text:p>PF00019;PF00052;PF00053;PF00057;PF00063;PF00076;PF00093;PF00122;PF00130;PF00133;PF00168;PF00169;PF00307;PF00373;PF00400;PF00435;PF00452;PF00564;PF00567;PF00583;PF00610;PF00622;PF00651;PF00688;PF00689;PF00690;PF00702;PF00757;PF00778;PF00870;PF00884;PF00989;PF01030;PF01391;PF01392;PF01403;PF02008;PF02145;PF02185;PF02377;PF03165;PF05033;PF07525;PF07645;PF07653;PF07679;PF07686;PF07710;PF08563;PF08736;PF09379;PF09380;PF10250;PF12548;PF12796;PF12872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9889</text:p>
          </table:table-cell>
          <table:table-cell office:value-type="string">
            <text:p>regulation of biosynthetic process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0.00157">
            <text:p>1.57E-003</text:p>
          </table:table-cell>
          <table:table-cell office:value-type="float" office:value="0.00735">
            <text:p>7.35E-003</text:p>
          </table:table-cell>
          <table:table-cell office:value-type="string">
            <text:p>101|425|646|3527</text:p>
          </table:table-cell>
          <table:table-cell office:value-type="string">
            <text:p>PF00019;PF00020;PF00059;PF00072;PF00076;PF00097;PF00130;PF00168;PF00169;PF00179;PF00270;PF00271;PF00307;PF00349;PF00385;PF00400;PF00435;PF00515;PF00530;PF00564;PF00605;PF00630;PF00642;PF00651;PF00688;PF00757;PF00870;PF00899;PF00989;PF01017;PF01030;PF01088;PF01302;PF01336;PF01352;PF01391;PF01392;PF01426;PF01530;PF01585;PF01753;PF01833;PF02008;PF02177;PF02182;PF02198;PF02259;PF02463;PF02518;PF02671;PF02865;PF03165;PF03167;PF03172;PF03638;PF03727;PF03920;PF04762;PF04818;PF05033;PF05076;PF05773;PF07528;PF07531;PF07645;PF07679;PF07686;PF07710;PF07973;PF08209;PF08210;PF08295;PF08313;PF08563;PF08662;PF08711;PF08788;PF09757;PF09771;PF10401;PF10524;PF11413;PF11717;PF11934;PF12047;PF12470;PF12701;PF12756;PF12796;PF12895;PF12924;PF12925;PF13086;PF13405;PF13716;PF13831;PF13832;PF13854;PF13855;PF14259;PF14324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2060</text:p>
          </table:table-cell>
          <table:table-cell office:value-type="string">
            <text:p>wound healing</text:p>
          </table:table-cell>
          <table:table-cell office:value-type="float" office:value="2">
            <text:p>2</text:p>
          </table:table-cell>
          <table:table-cell office:value-type="float" office:value="7.67">
            <text:p>7.67</text:p>
          </table:table-cell>
          <table:table-cell office:value-type="float" office:value="0.000000000149">
            <text:p>1.49E-010</text:p>
          </table:table-cell>
          <table:table-cell office:value-type="float" office:value="0.0000000153">
            <text:p>1.53E-008</text:p>
          </table:table-cell>
          <table:table-cell office:value-type="string">
            <text:p>33|425|85|3527</text:p>
          </table:table-cell>
          <table:table-cell office:value-type="string">
            <text:p>PF00024;PF00027;PF00063;PF00093;PF00094;PF00122;PF00130;PF00168;PF00169;PF00307;PF00373;PF00435;PF00618;PF00622;PF00689;PF00690;PF00702;PF00754;PF00757;PF01030;PF01826;PF01841;PF04389;PF06920;PF07653;PF07679;PF07686;PF08150;PF08151;PF08165;PF08742;PF13716;PF1442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9968</text:p>
          </table:table-cell>
          <table:table-cell office:value-type="string">
            <text:p>negative regulation of signal transduction</text:p>
          </table:table-cell>
          <table:table-cell office:value-type="float" office:value="2">
            <text:p>2</text:p>
          </table:table-cell>
          <table:table-cell office:value-type="float" office:value="7.04">
            <text:p>7.04</text:p>
          </table:table-cell>
          <table:table-cell office:value-type="float" office:value="0.000000000615">
            <text:p>6.15E-010</text:p>
          </table:table-cell>
          <table:table-cell office:value-type="float" office:value="0.0000000566">
            <text:p>5.66E-008</text:p>
          </table:table-cell>
          <table:table-cell office:value-type="string">
            <text:p>48|425|162|3527</text:p>
          </table:table-cell>
          <table:table-cell office:value-type="string">
            <text:p>PF00019;PF00057;PF00072;PF00093;PF00130;PF00168;PF00169;PF00373;PF00400;PF00651;PF00683;PF00688;PF00778;PF00870;PF00884;PF01017;PF01302;PF01391;PF01392;PF01585;PF01833;PF02145;PF02214;PF02262;PF02761;PF02762;PF02865;PF03165;PF03226;PF03920;PF05076;PF07525;PF07645;PF07679;PF08563;PF09289;PF09379;PF09380;PF10409;PF12470;PF12548;PF12763;PF12796;PF13405;PF13639;PF13855;PF13905;PF14324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18193</text:p>
          </table:table-cell>
          <table:table-cell office:value-type="string">
            <text:p>peptidyl-amino acid modification</text:p>
          </table:table-cell>
          <table:table-cell office:value-type="float" office:value="2">
            <text:p>2</text:p>
          </table:table-cell>
          <table:table-cell office:value-type="float" office:value="6.24">
            <text:p>6.24</text:p>
          </table:table-cell>
          <table:table-cell office:value-type="float" office:value="0.0000000303">
            <text:p>3.03E-008</text:p>
          </table:table-cell>
          <table:table-cell office:value-type="float" office:value="0.00000155">
            <text:p>1.55E-006</text:p>
          </table:table-cell>
          <table:table-cell office:value-type="string">
            <text:p>43|425|153|3527</text:p>
          </table:table-cell>
          <table:table-cell office:value-type="string">
            <text:p>PF00085;PF00130;PF00168;PF00169;PF00240;PF00246;PF00254;PF00258;PF00373;PF00400;PF00535;PF00557;PF00583;PF00611;PF00667;PF00754;PF00757;PF00899;PF01030;PF01302;PF01530;PF01753;PF02259;PF02260;PF02518;PF02865;PF03133;PF04389;PF04756;PF04810;PF04811;PF05033;PF05207;PF07645;PF07679;PF09247;PF11717;PF12796;PF13733;PF13831;PF13832;PF13855;PF13891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2000145</text:p>
          </table:table-cell>
          <table:table-cell office:value-type="string">
            <text:p>regulation of cell motility</text:p>
          </table:table-cell>
          <table:table-cell office:value-type="float" office:value="2">
            <text:p>2</text:p>
          </table:table-cell>
          <table:table-cell office:value-type="float" office:value="6.26">
            <text:p>6.26</text:p>
          </table:table-cell>
          <table:table-cell office:value-type="float" office:value="0.0000000567">
            <text:p>5.67E-008</text:p>
          </table:table-cell>
          <table:table-cell office:value-type="float" office:value="0.00000261">
            <text:p>2.61E-006</text:p>
          </table:table-cell>
          <table:table-cell office:value-type="string">
            <text:p>33|425|104|3527</text:p>
          </table:table-cell>
          <table:table-cell office:value-type="string">
            <text:p>PF00019;PF00045;PF00086;PF00093;PF00130;PF00168;PF00362;PF00373;PF00413;PF00688;PF00757;PF00884;PF01030;PF01044;PF01391;PF01392;PF01403;PF01437;PF01471;PF01562;PF01833;PF02185;PF07546;PF07645;PF07653;PF07679;PF07965;PF08246;PF08725;PF10409;PF12548;PF13716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6508</text:p>
          </table:table-cell>
          <table:table-cell office:value-type="string">
            <text:p>proteolysis</text:p>
          </table:table-cell>
          <table:table-cell office:value-type="float" office:value="2">
            <text:p>2</text:p>
          </table:table-cell>
          <table:table-cell office:value-type="float" office:value="5.99">
            <text:p>5.99</text:p>
          </table:table-cell>
          <table:table-cell office:value-type="float" office:value="0.0000000685">
            <text:p>6.85E-008</text:p>
          </table:table-cell>
          <table:table-cell office:value-type="float" office:value="0.000003">
            <text:p>3.00E-006</text:p>
          </table:table-cell>
          <table:table-cell office:value-type="string">
            <text:p>47|425|179|3527</text:p>
          </table:table-cell>
          <table:table-cell office:value-type="string">
            <text:p>PF00040;PF00045;PF00057;PF00063;PF00076;PF00082;PF00085;PF00097;PF00168;PF00179;PF00226;PF00240;PF00246;PF00400;PF00413;PF00452;PF00515;PF00530;PF00622;PF00675;PF00789;PF01433;PF01471;PF01485;PF01546;PF01562;PF01814;PF02148;PF02214;PF02225;PF02359;PF03256;PF04389;PF05020;PF05021;PF05193;PF05922;PF07687;PF07707;PF08246;PF08367;PF12895;PF13405;PF13519;PF13589;PF13620;PF1363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1329</text:p>
          </table:table-cell>
          <table:table-cell office:value-type="string">
            <text:p>regulation of cellular catabolic process</text:p>
          </table:table-cell>
          <table:table-cell office:value-type="float" office:value="2">
            <text:p>2</text:p>
          </table:table-cell>
          <table:table-cell office:value-type="float" office:value="6.16">
            <text:p>6.16</text:p>
          </table:table-cell>
          <table:table-cell office:value-type="float" office:value="0.0000000723">
            <text:p>7.23E-008</text:p>
          </table:table-cell>
          <table:table-cell office:value-type="float" office:value="0.00000303">
            <text:p>3.03E-006</text:p>
          </table:table-cell>
          <table:table-cell office:value-type="string">
            <text:p>35|425|115|3527</text:p>
          </table:table-cell>
          <table:table-cell office:value-type="string">
            <text:p>PF00027;PF00063;PF00076;PF00130;PF00168;PF00169;PF00226;PF00240;PF00271;PF00307;PF00373;PF00400;PF00515;PF00610;PF00611;PF00618;PF00642;PF00778;PF00780;PF00789;PF01403;PF01412;PF01437;PF02145;PF02148;PF02259;PF02260;PF06920;PF07653;PF11971;PF11977;PF12697;PF13716;PF13855;PF1442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0198</text:p>
          </table:table-cell>
          <table:table-cell office:value-type="string">
            <text:p>extracellular matrix organization</text:p>
          </table:table-cell>
          <table:table-cell office:value-type="float" office:value="2">
            <text:p>2</text:p>
          </table:table-cell>
          <table:table-cell office:value-type="float" office:value="6.41">
            <text:p>6.41</text:p>
          </table:table-cell>
          <table:table-cell office:value-type="float" office:value="0.0000000816">
            <text:p>8.16E-008</text:p>
          </table:table-cell>
          <table:table-cell office:value-type="float" office:value="0.00000313">
            <text:p>3.13E-006</text:p>
          </table:table-cell>
          <table:table-cell office:value-type="string">
            <text:p>24|425|63|3527</text:p>
          </table:table-cell>
          <table:table-cell office:value-type="string">
            <text:p>PF00019;PF00045;PF00052;PF00053;PF00057;PF00063;PF00086;PF00093;PF00413;PF00530;PF00688;PF01391;PF01392;PF01471;PF01562;PF02177;PF04810;PF04811;PF07679;PF12924;PF12925;PF13716;PF13733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235</text:p>
          </table:table-cell>
          <table:table-cell office:value-type="string">
            <text:p>maintenance of location</text:p>
          </table:table-cell>
          <table:table-cell office:value-type="float" office:value="2">
            <text:p>2</text:p>
          </table:table-cell>
          <table:table-cell office:value-type="float" office:value="6.67">
            <text:p>6.67</text:p>
          </table:table-cell>
          <table:table-cell office:value-type="float" office:value="0.0000001">
            <text:p>1.00E-007</text:p>
          </table:table-cell>
          <table:table-cell office:value-type="float" office:value="0.0000037">
            <text:p>3.70E-006</text:p>
          </table:table-cell>
          <table:table-cell office:value-type="string">
            <text:p>17|425|35|3527</text:p>
          </table:table-cell>
          <table:table-cell office:value-type="string">
            <text:p>PF00122;PF00241;PF00307;PF00400;PF00435;PF00630;PF00683;PF00689;PF00690;PF00702;PF01044;PF05076;PF07645;PF11971;PF12470;PF12756;PF1279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7346</text:p>
          </table:table-cell>
          <table:table-cell office:value-type="string">
            <text:p>regulation of mitotic cell cycle</text:p>
          </table:table-cell>
          <table:table-cell office:value-type="float" office:value="2">
            <text:p>2</text:p>
          </table:table-cell>
          <table:table-cell office:value-type="float" office:value="5.9">
            <text:p>5.9</text:p>
          </table:table-cell>
          <table:table-cell office:value-type="float" office:value="0.000000264">
            <text:p>2.64E-007</text:p>
          </table:table-cell>
          <table:table-cell office:value-type="float" office:value="0.00000869">
            <text:p>8.69E-006</text:p>
          </table:table-cell>
          <table:table-cell office:value-type="string">
            <text:p>31|425|100|3527</text:p>
          </table:table-cell>
          <table:table-cell office:value-type="string">
            <text:p>PF00019;PF00076;PF00130;PF00168;PF00270;PF00271;PF00452;PF00515;PF00688;PF00870;PF01017;PF01426;PF02148;PF02177;PF02865;PF06733;PF07653;PF07679;PF07686;PF07710;PF08563;PF09058;PF10608;PF11934;PF12796;PF12895;PF12924;PF12925;PF13086;PF13639;PF14324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7292</text:p>
          </table:table-cell>
          <table:table-cell office:value-type="string">
            <text:p>female gamete generation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0000291">
            <text:p>2.91E-007</text:p>
          </table:table-cell>
          <table:table-cell office:value-type="float" office:value="0.00000888">
            <text:p>8.88E-006</text:p>
          </table:table-cell>
          <table:table-cell office:value-type="string">
            <text:p>26|425|76|3527</text:p>
          </table:table-cell>
          <table:table-cell office:value-type="string">
            <text:p>PF00063;PF00076;PF00130;PF00168;PF00258;PF00270;PF00271;PF00307;PF00350;PF00385;PF00435;PF00564;PF00567;PF00618;PF00622;PF00630;PF00651;PF00667;PF01562;PF03165;PF07525;PF07653;PF07679;PF07686;PF12872;PF142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5556</text:p>
          </table:table-cell>
          <table:table-cell office:value-type="string">
            <text:p>intracellular signal transduction</text:p>
          </table:table-cell>
          <table:table-cell office:value-type="float" office:value="2">
            <text:p>2</text:p>
          </table:table-cell>
          <table:table-cell office:value-type="float" office:value="5.54">
            <text:p>5.54</text:p>
          </table:table-cell>
          <table:table-cell office:value-type="float" office:value="0.000000464">
            <text:p>4.64E-007</text:p>
          </table:table-cell>
          <table:table-cell office:value-type="float" office:value="0.0000133">
            <text:p>1.33E-005</text:p>
          </table:table-cell>
          <table:table-cell office:value-type="string">
            <text:p>46|425|184|3527</text:p>
          </table:table-cell>
          <table:table-cell office:value-type="string">
            <text:p>PF00027;PF00063;PF00072;PF00122;PF00130;PF00149;PF00168;PF00169;PF00240;PF00270;PF00400;PF00435;PF00452;PF00564;PF00610;PF00611;PF00618;PF00651;PF00689;PF00690;PF00702;PF00780;PF00870;PF01017;PF01302;PF01412;PF02145;PF02185;PF02259;PF02260;PF02463;PF02759;PF02865;PF07525;PF07645;PF07653;PF07679;PF07710;PF08246;PF08563;PF08916;PF10409;PF11971;PF12763;PF13716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8610</text:p>
          </table:table-cell>
          <table:table-cell office:value-type="string">
            <text:p>cellular process involved in reproduction</text:p>
          </table:table-cell>
          <table:table-cell office:value-type="float" office:value="2">
            <text:p>2</text:p>
          </table:table-cell>
          <table:table-cell office:value-type="float" office:value="5.46">
            <text:p>5.46</text:p>
          </table:table-cell>
          <table:table-cell office:value-type="float" office:value="0.000000586">
            <text:p>5.86E-007</text:p>
          </table:table-cell>
          <table:table-cell office:value-type="float" office:value="0.0000164">
            <text:p>1.64E-005</text:p>
          </table:table-cell>
          <table:table-cell office:value-type="string">
            <text:p>48|425|197|3527</text:p>
          </table:table-cell>
          <table:table-cell office:value-type="string">
            <text:p>PF00019;PF00063;PF00076;PF00130;PF00149;PF00168;PF00179;PF00240;PF00270;PF00271;PF00307;PF00350;PF00385;PF00435;PF00452;PF00564;PF00567;PF00622;PF00630;PF00651;PF00688;PF00870;PF00999;PF01504;PF01562;PF01624;PF01715;PF01751;PF01753;PF02199;PF02259;PF02260;PF02463;PF02518;PF02865;PF03165;PF03489;PF04408;PF05033;PF05184;PF07525;PF07653;PF07679;PF07686;PF12796;PF12872;PF13589;PF142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1932</text:p>
          </table:table-cell>
          <table:table-cell office:value-type="string">
            <text:p>regulation of protein phosphorylation</text:p>
          </table:table-cell>
          <table:table-cell office:value-type="float" office:value="2">
            <text:p>2</text:p>
          </table:table-cell>
          <table:table-cell office:value-type="float" office:value="5.48">
            <text:p>5.48</text:p>
          </table:table-cell>
          <table:table-cell office:value-type="float" office:value="0.000000673">
            <text:p>6.73E-007</text:p>
          </table:table-cell>
          <table:table-cell office:value-type="float" office:value="0.0000182">
            <text:p>1.82E-005</text:p>
          </table:table-cell>
          <table:table-cell office:value-type="string">
            <text:p>43|425|169|3527</text:p>
          </table:table-cell>
          <table:table-cell office:value-type="string">
            <text:p>PF00019;PF00020;PF00027;PF00057;PF00097;PF00169;PF00226;PF00240;PF00373;PF00400;PF00415;PF00452;PF00564;PF00610;PF00688;PF00757;PF00778;PF00780;PF01030;PF01302;PF01391;PF01392;PF01403;PF01437;PF01585;PF02145;PF02177;PF02218;PF02377;PF04868;PF07525;PF07645;PF07653;PF07679;PF09379;PF09380;PF11934;PF12796;PF12924;PF12925;PF13405;PF13716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5786</text:p>
          </table:table-cell>
          <table:table-cell office:value-type="string">
            <text:p>negative regulation of cell cycle</text:p>
          </table:table-cell>
          <table:table-cell office:value-type="float" office:value="2">
            <text:p>2</text:p>
          </table:table-cell>
          <table:table-cell office:value-type="float" office:value="5.9">
            <text:p>5.9</text:p>
          </table:table-cell>
          <table:table-cell office:value-type="float" office:value="0.000000736">
            <text:p>7.36E-007</text:p>
          </table:table-cell>
          <table:table-cell office:value-type="float" office:value="0.0000194">
            <text:p>1.94E-005</text:p>
          </table:table-cell>
          <table:table-cell office:value-type="string">
            <text:p>21|425|56|3527</text:p>
          </table:table-cell>
          <table:table-cell office:value-type="string">
            <text:p>PF00019;PF00270;PF00271;PF00350;PF00605;PF00688;PF00870;PF01477;PF02148;PF02260;PF06733;PF07645;PF07653;PF07679;PF07710;PF08563;PF09058;PF10409;PF10608;PF11934;PF1308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8360</text:p>
          </table:table-cell>
          <table:table-cell office:value-type="string">
            <text:p>regulation of cell shape</text:p>
          </table:table-cell>
          <table:table-cell office:value-type="float" office:value="2">
            <text:p>2</text:p>
          </table:table-cell>
          <table:table-cell office:value-type="float" office:value="5.81">
            <text:p>5.81</text:p>
          </table:table-cell>
          <table:table-cell office:value-type="float" office:value="0.000000874">
            <text:p>8.74E-007</text:p>
          </table:table-cell>
          <table:table-cell office:value-type="float" office:value="0.0000224">
            <text:p>2.24E-005</text:p>
          </table:table-cell>
          <table:table-cell office:value-type="string">
            <text:p>22|425|61|3527</text:p>
          </table:table-cell>
          <table:table-cell office:value-type="string">
            <text:p>PF00024;PF00063;PF00130;PF00169;PF00373;PF00611;PF00618;PF00780;PF01403;PF01437;PF02181;PF04382;PF04811;PF06367;PF06371;PF07679;PF07686;PF08736;PF08953;PF09379;PF09380;PF1040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4330</text:p>
          </table:table-cell>
          <table:table-cell office:value-type="string">
            <text:p>cell junction organization</text:p>
          </table:table-cell>
          <table:table-cell office:value-type="float" office:value="2">
            <text:p>2</text:p>
          </table:table-cell>
          <table:table-cell office:value-type="float" office:value="5.65">
            <text:p>5.65</text:p>
          </table:table-cell>
          <table:table-cell office:value-type="float" office:value="0.00000134">
            <text:p>1.34E-006</text:p>
          </table:table-cell>
          <table:table-cell office:value-type="float" office:value="0.0000318">
            <text:p>3.18E-005</text:p>
          </table:table-cell>
          <table:table-cell office:value-type="string">
            <text:p>23|425|67|3527</text:p>
          </table:table-cell>
          <table:table-cell office:value-type="string">
            <text:p>PF00019;PF00052;PF00053;PF00130;PF00168;PF00169;PF00307;PF00362;PF00373;PF00435;PF00564;PF00688;PF01044;PF01391;PF07645;PF07653;PF07679;PF07686;PF07965;PF08725;PF09379;PF09380;PF13903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60541</text:p>
          </table:table-cell>
          <table:table-cell office:value-type="string">
            <text:p>respiratory system development</text:p>
          </table:table-cell>
          <table:table-cell office:value-type="float" office:value="2">
            <text:p>2</text:p>
          </table:table-cell>
          <table:table-cell office:value-type="float" office:value="5.53">
            <text:p>5.53</text:p>
          </table:table-cell>
          <table:table-cell office:value-type="float" office:value="0.00000156">
            <text:p>1.56E-006</text:p>
          </table:table-cell>
          <table:table-cell office:value-type="float" office:value="0.000035">
            <text:p>3.50E-005</text:p>
          </table:table-cell>
          <table:table-cell office:value-type="string">
            <text:p>26|425|82|3527</text:p>
          </table:table-cell>
          <table:table-cell office:value-type="string">
            <text:p>PF00019;PF00045;PF00057;PF00059;PF00130;PF00240;PF00307;PF00413;PF00435;PF00564;PF00688;PF01391;PF01471;PF02181;PF03165;PF04811;PF06367;PF06371;PF07645;PF07653;PF07679;PF08246;PF10409;PF10524;PF13855;PF13903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0878</text:p>
          </table:table-cell>
          <table:table-cell office:value-type="string">
            <text:p>regulation of body fluid levels</text:p>
          </table:table-cell>
          <table:table-cell office:value-type="float" office:value="2">
            <text:p>2</text:p>
          </table:table-cell>
          <table:table-cell office:value-type="float" office:value="5.53">
            <text:p>5.53</text:p>
          </table:table-cell>
          <table:table-cell office:value-type="float" office:value="0.00000156">
            <text:p>1.56E-006</text:p>
          </table:table-cell>
          <table:table-cell office:value-type="float" office:value="0.000035">
            <text:p>3.50E-005</text:p>
          </table:table-cell>
          <table:table-cell office:value-type="string">
            <text:p>26|425|82|3527</text:p>
          </table:table-cell>
          <table:table-cell office:value-type="string">
            <text:p>PF00024;PF00027;PF00059;PF00093;PF00094;PF00122;PF00130;PF00169;PF00307;PF00373;PF00618;PF00689;PF00690;PF00702;PF00754;PF01017;PF01553;PF01826;PF01841;PF02865;PF06920;PF07679;PF07686;PF08742;PF12424;PF1442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0817</text:p>
          </table:table-cell>
          <table:table-cell office:value-type="string">
            <text:p>coagulation</text:p>
          </table:table-cell>
          <table:table-cell office:value-type="float" office:value="2">
            <text:p>2</text:p>
          </table:table-cell>
          <table:table-cell office:value-type="float" office:value="5.54">
            <text:p>5.54</text:p>
          </table:table-cell>
          <table:table-cell office:value-type="float" office:value="0.00000224">
            <text:p>2.24E-006</text:p>
          </table:table-cell>
          <table:table-cell office:value-type="float" office:value="0.0000479">
            <text:p>4.79E-005</text:p>
          </table:table-cell>
          <table:table-cell office:value-type="string">
            <text:p>22|425|64|3527</text:p>
          </table:table-cell>
          <table:table-cell office:value-type="string">
            <text:p>PF00024;PF00027;PF00059;PF00093;PF00094;PF00122;PF00130;PF00169;PF00307;PF00373;PF00618;PF00689;PF00690;PF00702;PF00754;PF01826;PF01841;PF06920;PF07679;PF07686;PF08742;PF1442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7552</text:p>
          </table:table-cell>
          <table:table-cell office:value-type="string">
            <text:p>metamorphosis</text:p>
          </table:table-cell>
          <table:table-cell office:value-type="float" office:value="2">
            <text:p>2</text:p>
          </table:table-cell>
          <table:table-cell office:value-type="float" office:value="5.44">
            <text:p>5.44</text:p>
          </table:table-cell>
          <table:table-cell office:value-type="float" office:value="0.00000253">
            <text:p>2.53E-006</text:p>
          </table:table-cell>
          <table:table-cell office:value-type="float" office:value="0.0000508">
            <text:p>5.08E-005</text:p>
          </table:table-cell>
          <table:table-cell office:value-type="string">
            <text:p>24|425|74|3527</text:p>
          </table:table-cell>
          <table:table-cell office:value-type="string">
            <text:p>PF00045;PF00063;PF00076;PF00130;PF00307;PF00373;PF00413;PF00435;PF00651;PF01426;PF01471;PF01476;PF01833;PF03165;PF07534;PF07645;PF07679;PF07686;PF08736;PF09379;PF10409;PF12796;PF13855;PF142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7444</text:p>
          </table:table-cell>
          <table:table-cell office:value-type="string">
            <text:p>imaginal disc development</text:p>
          </table:table-cell>
          <table:table-cell office:value-type="float" office:value="2">
            <text:p>2</text:p>
          </table:table-cell>
          <table:table-cell office:value-type="float" office:value="5.41">
            <text:p>5.41</text:p>
          </table:table-cell>
          <table:table-cell office:value-type="float" office:value="0.00000259">
            <text:p>2.59E-006</text:p>
          </table:table-cell>
          <table:table-cell office:value-type="float" office:value="0.0000508">
            <text:p>5.08E-005</text:p>
          </table:table-cell>
          <table:table-cell office:value-type="string">
            <text:p>25|425|79|3527</text:p>
          </table:table-cell>
          <table:table-cell office:value-type="string">
            <text:p>PF00045;PF00063;PF00076;PF00130;PF00307;PF00373;PF00413;PF00435;PF00651;PF01426;PF01471;PF01476;PF01833;PF03165;PF07534;PF07645;PF07653;PF07679;PF07686;PF09379;PF12796;PF13637;PF13855;PF14259;PF14324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2880</text:p>
          </table:table-cell>
          <table:table-cell office:value-type="string">
            <text:p>regulation of protein localization</text:p>
          </table:table-cell>
          <table:table-cell office:value-type="float" office:value="2">
            <text:p>2</text:p>
          </table:table-cell>
          <table:table-cell office:value-type="float" office:value="5.34">
            <text:p>5.34</text:p>
          </table:table-cell>
          <table:table-cell office:value-type="float" office:value="0.00000336">
            <text:p>3.36E-006</text:p>
          </table:table-cell>
          <table:table-cell office:value-type="float" office:value="0.0000631">
            <text:p>6.31E-005</text:p>
          </table:table-cell>
          <table:table-cell office:value-type="string">
            <text:p>25|425|80|3527</text:p>
          </table:table-cell>
          <table:table-cell office:value-type="string">
            <text:p>PF00019;PF00020;PF00059;PF00085;PF00097;PF00307;PF00564;PF00622;PF00630;PF00688;PF00757;PF00778;PF00969;PF01030;PF01302;PF01391;PF01392;PF05076;PF07686;PF12470;PF12796;PF13353;PF13405;PF13716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2165</text:p>
          </table:table-cell>
          <table:table-cell office:value-type="string">
            <text:p>instar larval or pupal development</text:p>
          </table:table-cell>
          <table:table-cell office:value-type="float" office:value="2">
            <text:p>2</text:p>
          </table:table-cell>
          <table:table-cell office:value-type="float" office:value="5.26">
            <text:p>5.26</text:p>
          </table:table-cell>
          <table:table-cell office:value-type="float" office:value="0.00000432">
            <text:p>4.32E-006</text:p>
          </table:table-cell>
          <table:table-cell office:value-type="float" office:value="0.0000766">
            <text:p>7.66E-005</text:p>
          </table:table-cell>
          <table:table-cell office:value-type="string">
            <text:p>25|425|81|3527</text:p>
          </table:table-cell>
          <table:table-cell office:value-type="string">
            <text:p>PF00045;PF00063;PF00076;PF00130;PF00307;PF00373;PF00413;PF00435;PF00651;PF01426;PF01471;PF01476;PF01833;PF03165;PF07534;PF07645;PF07679;PF07686;PF08736;PF09379;PF09380;PF10409;PF12796;PF13855;PF142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6461</text:p>
          </table:table-cell>
          <table:table-cell office:value-type="string">
            <text:p>protein complex assembly</text:p>
          </table:table-cell>
          <table:table-cell office:value-type="float" office:value="2">
            <text:p>2</text:p>
          </table:table-cell>
          <table:table-cell office:value-type="float" office:value="5.01">
            <text:p>5.01</text:p>
          </table:table-cell>
          <table:table-cell office:value-type="float" office:value="0.00000417">
            <text:p>4.17E-006</text:p>
          </table:table-cell>
          <table:table-cell office:value-type="float" office:value="0.0000766">
            <text:p>7.66E-005</text:p>
          </table:table-cell>
          <table:table-cell office:value-type="string">
            <text:p>43|425|180|3527</text:p>
          </table:table-cell>
          <table:table-cell office:value-type="string">
            <text:p>PF00019;PF00063;PF00093;PF00094;PF00130;PF00168;PF00169;PF00179;PF00289;PF00350;PF00400;PF00452;PF00515;PF00564;PF00611;PF00622;PF00688;PF00757;PF00778;PF00969;PF00999;PF01030;PF01302;PF01391;PF01826;PF02148;PF02181;PF02214;PF02263;PF02771;PF02881;PF03165;PF04695;PF06309;PF06346;PF06367;PF06371;PF07645;PF07651;PF07679;PF08742;PF12763;PF1340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60341</text:p>
          </table:table-cell>
          <table:table-cell office:value-type="string">
            <text:p>regulation of cellular localization</text:p>
          </table:table-cell>
          <table:table-cell office:value-type="float" office:value="2">
            <text:p>2</text:p>
          </table:table-cell>
          <table:table-cell office:value-type="float" office:value="5.04">
            <text:p>5.04</text:p>
          </table:table-cell>
          <table:table-cell office:value-type="float" office:value="0.00000472">
            <text:p>4.72E-006</text:p>
          </table:table-cell>
          <table:table-cell office:value-type="float" office:value="0.0000819">
            <text:p>8.19E-005</text:p>
          </table:table-cell>
          <table:table-cell office:value-type="string">
            <text:p>37|425|146|3527</text:p>
          </table:table-cell>
          <table:table-cell office:value-type="string">
            <text:p>PF00019;PF00020;PF00027;PF00059;PF00063;PF00076;PF00085;PF00097;PF00168;PF00169;PF00307;PF00349;PF00610;PF00618;PF00622;PF00630;PF00688;PF00757;PF00778;PF00969;PF01030;PF01302;PF01391;PF01392;PF01833;PF02214;PF03727;PF04810;PF04811;PF05076;PF07686;PF12470;PF12796;PF13353;PF13405;PF13716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9886</text:p>
          </table:table-cell>
          <table:table-cell office:value-type="string">
            <text:p>post-embryonic morphogenesis</text:p>
          </table:table-cell>
          <table:table-cell office:value-type="float" office:value="2">
            <text:p>2</text:p>
          </table:table-cell>
          <table:table-cell office:value-type="float" office:value="5.1">
            <text:p>5.1</text:p>
          </table:table-cell>
          <table:table-cell office:value-type="float" office:value="0.00000683">
            <text:p>6.83E-006</text:p>
          </table:table-cell>
          <table:table-cell office:value-type="float" office:value="0.000112">
            <text:p>1.12E-004</text:p>
          </table:table-cell>
          <table:table-cell office:value-type="string">
            <text:p>26|425|88|3527</text:p>
          </table:table-cell>
          <table:table-cell office:value-type="string">
            <text:p>PF00045;PF00063;PF00076;PF00130;PF00307;PF00373;PF00413;PF00435;PF00452;PF00651;PF01426;PF01471;PF01476;PF01833;PF03165;PF07534;PF07645;PF07679;PF07686;PF08736;PF09379;PF09380;PF10409;PF12796;PF13855;PF142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0155</text:p>
          </table:table-cell>
          <table:table-cell office:value-type="string">
            <text:p>regulation of cell adhesion</text:p>
          </table:table-cell>
          <table:table-cell office:value-type="float" office:value="2">
            <text:p>2</text:p>
          </table:table-cell>
          <table:table-cell office:value-type="float" office:value="5.05">
            <text:p>5.05</text:p>
          </table:table-cell>
          <table:table-cell office:value-type="float" office:value="0.00000893">
            <text:p>8.93E-006</text:p>
          </table:table-cell>
          <table:table-cell office:value-type="float" office:value="0.000137">
            <text:p>1.37E-004</text:p>
          </table:table-cell>
          <table:table-cell office:value-type="string">
            <text:p>25|425|84|3527</text:p>
          </table:table-cell>
          <table:table-cell office:value-type="string">
            <text:p>PF00019;PF00063;PF00086;PF00093;PF00130;PF00149;PF00168;PF00169;PF00373;PF00651;PF00688;PF00754;PF01017;PF01391;PF01392;PF01562;PF02865;PF04811;PF06480;PF07645;PF07653;PF07679;PF10409;PF11971;PF1371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16477</text:p>
          </table:table-cell>
          <table:table-cell office:value-type="string">
            <text:p>cell migration</text:p>
          </table:table-cell>
          <table:table-cell office:value-type="float" office:value="2">
            <text:p>2</text:p>
          </table:table-cell>
          <table:table-cell office:value-type="float" office:value="4.8">
            <text:p>4.8</text:p>
          </table:table-cell>
          <table:table-cell office:value-type="float" office:value="0.0000089">
            <text:p>8.90E-006</text:p>
          </table:table-cell>
          <table:table-cell office:value-type="float" office:value="0.000137">
            <text:p>1.37E-004</text:p>
          </table:table-cell>
          <table:table-cell office:value-type="string">
            <text:p>43|425|185|3527</text:p>
          </table:table-cell>
          <table:table-cell office:value-type="string">
            <text:p>PF00019;PF00045;PF00052;PF00053;PF00057;PF00063;PF00130;PF00282;PF00307;PF00362;PF00413;PF00435;PF00515;PF00530;PF00611;PF00618;PF00688;PF00754;PF00757;PF00778;PF01030;PF01403;PF01437;PF01471;PF01562;PF01833;PF02148;PF02185;PF02214;PF06367;PF06371;PF06920;PF07645;PF07653;PF07679;PF07686;PF07965;PF08725;PF08953;PF10409;PF11971;PF13855;PF1442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056</text:p>
          </table:table-cell>
          <table:table-cell office:value-type="string">
            <text:p>regulation of small GTPase mediated signal transduction</text:p>
          </table:table-cell>
          <table:table-cell office:value-type="float" office:value="2">
            <text:p>2</text:p>
          </table:table-cell>
          <table:table-cell office:value-type="float" office:value="5.11">
            <text:p>5.11</text:p>
          </table:table-cell>
          <table:table-cell office:value-type="float" office:value="0.00000916">
            <text:p>9.16E-006</text:p>
          </table:table-cell>
          <table:table-cell office:value-type="float" office:value="0.000138">
            <text:p>1.38E-004</text:p>
          </table:table-cell>
          <table:table-cell office:value-type="string">
            <text:p>22|425|69|3527</text:p>
          </table:table-cell>
          <table:table-cell office:value-type="string">
            <text:p>PF00063;PF00130;PF00168;PF00169;PF00610;PF00611;PF00618;PF00651;PF00780;PF01403;PF01412;PF01437;PF01833;PF02145;PF02214;PF06920;PF07653;PF07679;PF12796;PF13716;PF13855;PF1442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051</text:p>
          </table:table-cell>
          <table:table-cell office:value-type="string">
            <text:p>negative regulation of transport</text:p>
          </table:table-cell>
          <table:table-cell office:value-type="float" office:value="2">
            <text:p>2</text:p>
          </table:table-cell>
          <table:table-cell office:value-type="float" office:value="5.11">
            <text:p>5.11</text:p>
          </table:table-cell>
          <table:table-cell office:value-type="float" office:value="0.0000111">
            <text:p>1.11E-005</text:p>
          </table:table-cell>
          <table:table-cell office:value-type="float" office:value="0.000165">
            <text:p>1.65E-004</text:p>
          </table:table-cell>
          <table:table-cell office:value-type="string">
            <text:p>20|425|60|3527</text:p>
          </table:table-cell>
          <table:table-cell office:value-type="string">
            <text:p>PF00019;PF00130;PF00168;PF00258;PF00307;PF00400;PF00611;PF00622;PF00630;PF00667;PF00688;PF01302;PF01391;PF01833;PF05076;PF12470;PF12796;PF13353;PF13405;PF1371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10564</text:p>
          </table:table-cell>
          <table:table-cell office:value-type="string">
            <text:p>regulation of cell cycle process</text:p>
          </table:table-cell>
          <table:table-cell office:value-type="float" office:value="2">
            <text:p>2</text:p>
          </table:table-cell>
          <table:table-cell office:value-type="float" office:value="4.79">
            <text:p>4.79</text:p>
          </table:table-cell>
          <table:table-cell office:value-type="float" office:value="0.0000142">
            <text:p>1.42E-005</text:p>
          </table:table-cell>
          <table:table-cell office:value-type="float" office:value="0.000205">
            <text:p>2.05E-004</text:p>
          </table:table-cell>
          <table:table-cell office:value-type="string">
            <text:p>32|425|124|3527</text:p>
          </table:table-cell>
          <table:table-cell office:value-type="string">
            <text:p>PF00019;PF00076;PF00130;PF00149;PF00168;PF00240;PF00270;PF00271;PF00400;PF00452;PF00515;PF00688;PF00870;PF01336;PF01426;PF02148;PF02185;PF02259;PF02260;PF02463;PF06733;PF07679;PF07686;PF07710;PF08064;PF08563;PF11934;PF12796;PF12895;PF13086;PF13639;PF14324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130</text:p>
          </table:table-cell>
          <table:table-cell office:value-type="string">
            <text:p>positive regulation of cellular component organization</text:p>
          </table:table-cell>
          <table:table-cell office:value-type="float" office:value="2">
            <text:p>2</text:p>
          </table:table-cell>
          <table:table-cell office:value-type="float" office:value="4.73">
            <text:p>4.73</text:p>
          </table:table-cell>
          <table:table-cell office:value-type="float" office:value="0.0000213">
            <text:p>2.13E-005</text:p>
          </table:table-cell>
          <table:table-cell office:value-type="float" office:value="0.000293">
            <text:p>2.93E-004</text:p>
          </table:table-cell>
          <table:table-cell office:value-type="string">
            <text:p>28|425|104|3527</text:p>
          </table:table-cell>
          <table:table-cell office:value-type="string">
            <text:p>PF00019;PF00059;PF00168;PF00241;PF00400;PF00452;PF00515;PF00611;PF00688;PF00870;PF01302;PF01391;PF01403;PF01437;PF02181;PF02185;PF02463;PF03165;PF06367;PF06371;PF07653;PF07679;PF07686;PF07710;PF08563;PF12796;PF13637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5239</text:p>
          </table:table-cell>
          <table:table-cell office:value-type="string">
            <text:p>tube morphogenesis</text:p>
          </table:table-cell>
          <table:table-cell office:value-type="float" office:value="2">
            <text:p>2</text:p>
          </table:table-cell>
          <table:table-cell office:value-type="float" office:value="4.68">
            <text:p>4.68</text:p>
          </table:table-cell>
          <table:table-cell office:value-type="float" office:value="0.0000235">
            <text:p>2.35E-005</text:p>
          </table:table-cell>
          <table:table-cell office:value-type="float" office:value="0.000318">
            <text:p>3.18E-004</text:p>
          </table:table-cell>
          <table:table-cell office:value-type="string">
            <text:p>29|425|110|3527</text:p>
          </table:table-cell>
          <table:table-cell office:value-type="string">
            <text:p>PF00019;PF00045;PF00130;PF00168;PF00307;PF00400;PF00413;PF00435;PF00564;PF00651;PF00688;PF00754;PF00870;PF00989;PF01391;PF01392;PF01403;PF01437;PF01471;PF02145;PF03165;PF04811;PF05033;PF07653;PF07679;PF07686;PF07707;PF08246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6909</text:p>
          </table:table-cell>
          <table:table-cell office:value-type="string">
            <text:p>phagocytosis</text:p>
          </table:table-cell>
          <table:table-cell office:value-type="float" office:value="2">
            <text:p>2</text:p>
          </table:table-cell>
          <table:table-cell office:value-type="float" office:value="4.9">
            <text:p>4.9</text:p>
          </table:table-cell>
          <table:table-cell office:value-type="float" office:value="0.0000284">
            <text:p>2.84E-005</text:p>
          </table:table-cell>
          <table:table-cell office:value-type="float" office:value="0.000374">
            <text:p>3.74E-004</text:p>
          </table:table-cell>
          <table:table-cell office:value-type="string">
            <text:p>17|425|49|3527</text:p>
          </table:table-cell>
          <table:table-cell office:value-type="string">
            <text:p>PF00053;PF00057;PF00059;PF00130;PF00400;PF01033;PF01217;PF01391;PF01426;PF01562;PF07546;PF07645;PF07679;PF07686;PF08953;PF08954;PF11971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7009</text:p>
          </table:table-cell>
          <table:table-cell office:value-type="string">
            <text:p>plasma membrane organization</text:p>
          </table:table-cell>
          <table:table-cell office:value-type="float" office:value="2">
            <text:p>2</text:p>
          </table:table-cell>
          <table:table-cell office:value-type="float" office:value="4.97">
            <text:p>4.97</text:p>
          </table:table-cell>
          <table:table-cell office:value-type="float" office:value="0.0000339">
            <text:p>3.39E-005</text:p>
          </table:table-cell>
          <table:table-cell office:value-type="float" office:value="0.000439">
            <text:p>4.39E-004</text:p>
          </table:table-cell>
          <table:table-cell office:value-type="string">
            <text:p>14|425|36|3527</text:p>
          </table:table-cell>
          <table:table-cell office:value-type="string">
            <text:p>PF00063;PF00168;PF00169;PF00307;PF00435;PF00611;PF00622;PF01391;PF08150;PF08151;PF08165;PF12796;PF13405;PF13637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4762</text:p>
          </table:table-cell>
          <table:table-cell office:value-type="string">
            <text:p>regulation of transmembrane transport</text:p>
          </table:table-cell>
          <table:table-cell office:value-type="float" office:value="2">
            <text:p>2</text:p>
          </table:table-cell>
          <table:table-cell office:value-type="float" office:value="4.64">
            <text:p>4.64</text:p>
          </table:table-cell>
          <table:table-cell office:value-type="float" office:value="0.0000381">
            <text:p>3.81E-005</text:p>
          </table:table-cell>
          <table:table-cell office:value-type="float" office:value="0.000488">
            <text:p>4.88E-004</text:p>
          </table:table-cell>
          <table:table-cell office:value-type="string">
            <text:p>23|425|80|3527</text:p>
          </table:table-cell>
          <table:table-cell office:value-type="string">
            <text:p>PF00019;PF00085;PF00168;PF00254;PF00307;PF00622;PF00630;PF00688;PF00757;PF00778;PF01030;PF01302;PF01391;PF01392;PF05076;PF07653;PF12470;PF12796;PF13405;PF13637;PF13716;PF13855;PF13903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21700</text:p>
          </table:table-cell>
          <table:table-cell office:value-type="string">
            <text:p>developmental maturation</text:p>
          </table:table-cell>
          <table:table-cell office:value-type="float" office:value="2">
            <text:p>2</text:p>
          </table:table-cell>
          <table:table-cell office:value-type="float" office:value="4.66">
            <text:p>4.66</text:p>
          </table:table-cell>
          <table:table-cell office:value-type="float" office:value="0.0000414">
            <text:p>4.14E-005</text:p>
          </table:table-cell>
          <table:table-cell office:value-type="float" office:value="0.000509">
            <text:p>5.09E-004</text:p>
          </table:table-cell>
          <table:table-cell office:value-type="string">
            <text:p>21|425|70|3527</text:p>
          </table:table-cell>
          <table:table-cell office:value-type="string">
            <text:p>PF00019;PF00076;PF00130;PF00169;PF00435;PF00564;PF00567;PF00622;PF00651;PF00688;PF01833;PF02177;PF07525;PF07679;PF10608;PF12796;PF12872;PF12924;PF12925;PF13855;PF142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0163</text:p>
          </table:table-cell>
          <table:table-cell office:value-type="string">
            <text:p>protein catabolic process</text:p>
          </table:table-cell>
          <table:table-cell office:value-type="float" office:value="2">
            <text:p>2</text:p>
          </table:table-cell>
          <table:table-cell office:value-type="float" office:value="4.52">
            <text:p>4.52</text:p>
          </table:table-cell>
          <table:table-cell office:value-type="float" office:value="0.0000407">
            <text:p>4.07E-005</text:p>
          </table:table-cell>
          <table:table-cell office:value-type="float" office:value="0.000509">
            <text:p>5.09E-004</text:p>
          </table:table-cell>
          <table:table-cell office:value-type="string">
            <text:p>29|425|113|3527</text:p>
          </table:table-cell>
          <table:table-cell office:value-type="string">
            <text:p>PF00082;PF00085;PF00097;PF00168;PF00179;PF00226;PF00240;PF00400;PF00452;PF00515;PF00622;PF00789;PF01485;PF01814;PF01841;PF02148;PF02214;PF02359;PF03256;PF04721;PF05020;PF05021;PF05922;PF07707;PF09409;PF12895;PF13519;PF13589;PF1363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6468</text:p>
          </table:table-cell>
          <table:table-cell office:value-type="string">
            <text:p>protein phosphorylation</text:p>
          </table:table-cell>
          <table:table-cell office:value-type="float" office:value="2">
            <text:p>2</text:p>
          </table:table-cell>
          <table:table-cell office:value-type="float" office:value="4.46">
            <text:p>4.46</text:p>
          </table:table-cell>
          <table:table-cell office:value-type="float" office:value="0.0000414">
            <text:p>4.14E-005</text:p>
          </table:table-cell>
          <table:table-cell office:value-type="float" office:value="0.000509">
            <text:p>5.09E-004</text:p>
          </table:table-cell>
          <table:table-cell office:value-type="string">
            <text:p>33|425|136|3527</text:p>
          </table:table-cell>
          <table:table-cell office:value-type="string">
            <text:p>PF00019;PF00027;PF00063;PF00130;PF00168;PF00169;PF00240;PF00373;PF00564;PF00611;PF00688;PF00754;PF00757;PF00780;PF00989;PF01030;PF02177;PF02185;PF02259;PF02260;PF02518;PF02865;PF03165;PF04868;PF07645;PF07653;PF07679;PF08064;PF08926;PF10436;PF12924;PF12925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16569</text:p>
          </table:table-cell>
          <table:table-cell office:value-type="string">
            <text:p>covalent chromatin modification</text:p>
          </table:table-cell>
          <table:table-cell office:value-type="float" office:value="2">
            <text:p>2</text:p>
          </table:table-cell>
          <table:table-cell office:value-type="float" office:value="4.49">
            <text:p>4.49</text:p>
          </table:table-cell>
          <table:table-cell office:value-type="float" office:value="0.0000432">
            <text:p>4.32E-005</text:p>
          </table:table-cell>
          <table:table-cell office:value-type="float" office:value="0.000524">
            <text:p>5.24E-004</text:p>
          </table:table-cell>
          <table:table-cell office:value-type="string">
            <text:p>30|425|119|3527</text:p>
          </table:table-cell>
          <table:table-cell office:value-type="string">
            <text:p>PF00076;PF00097;PF00130;PF00168;PF00179;PF00254;PF00385;PF00400;PF00515;PF00530;PF00583;PF00622;PF01088;PF01426;PF01530;PF01753;PF02008;PF02148;PF02182;PF02259;PF02260;PF02671;PF05033;PF08295;PF09247;PF11717;PF12796;PF13831;PF13832;PF13891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1558</text:p>
          </table:table-cell>
          <table:table-cell office:value-type="string">
            <text:p>regulation of cell growth</text:p>
          </table:table-cell>
          <table:table-cell office:value-type="float" office:value="2">
            <text:p>2</text:p>
          </table:table-cell>
          <table:table-cell office:value-type="float" office:value="4.58">
            <text:p>4.58</text:p>
          </table:table-cell>
          <table:table-cell office:value-type="float" office:value="0.0000523">
            <text:p>5.23E-005</text:p>
          </table:table-cell>
          <table:table-cell office:value-type="float" office:value="0.00061">
            <text:p>6.10E-004</text:p>
          </table:table-cell>
          <table:table-cell office:value-type="string">
            <text:p>21|425|71|3527</text:p>
          </table:table-cell>
          <table:table-cell office:value-type="string">
            <text:p>PF00019;PF00086;PF00179;PF00226;PF00307;PF00435;PF00688;PF00754;PF00757;PF00870;PF01030;PF01088;PF01403;PF01437;PF01562;PF07679;PF07710;PF08563;PF10409;PF12796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0097</text:p>
          </table:table-cell>
          <table:table-cell office:value-type="string">
            <text:p>hemopoiesis</text:p>
          </table:table-cell>
          <table:table-cell office:value-type="float" office:value="2">
            <text:p>2</text:p>
          </table:table-cell>
          <table:table-cell office:value-type="float" office:value="4.44">
            <text:p>4.44</text:p>
          </table:table-cell>
          <table:table-cell office:value-type="float" office:value="0.0000543">
            <text:p>5.43E-005</text:p>
          </table:table-cell>
          <table:table-cell office:value-type="float" office:value="0.000625">
            <text:p>6.25E-004</text:p>
          </table:table-cell>
          <table:table-cell office:value-type="string">
            <text:p>28|425|109|3527</text:p>
          </table:table-cell>
          <table:table-cell office:value-type="string">
            <text:p>PF00019;PF00063;PF00130;PF00153;PF00169;PF00452;PF00605;PF00651;PF00688;PF00780;PF00870;PF01017;PF01392;PF02218;PF02865;PF05790;PF07645;PF07679;PF07686;PF07710;PF08563;PF10401;PF11971;PF12796;PF13353;PF13637;PF13855;PF14324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0029</text:p>
          </table:table-cell>
          <table:table-cell office:value-type="string">
            <text:p>regulation of gene expression, epigenetic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office:value-type="float" office:value="0.0000586">
            <text:p>5.86E-005</text:p>
          </table:table-cell>
          <table:table-cell office:value-type="float" office:value="0.000658">
            <text:p>6.58E-004</text:p>
          </table:table-cell>
          <table:table-cell office:value-type="string">
            <text:p>23|425|82|3527</text:p>
          </table:table-cell>
          <table:table-cell office:value-type="string">
            <text:p>PF00179;PF00270;PF00271;PF00385;PF00400;PF00567;PF01088;PF01426;PF02008;PF02182;PF02463;PF02881;PF04408;PF05033;PF06464;PF08210;PF09416;PF12047;PF12796;PF12872;PF12933;PF12934;PF1308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241</text:p>
          </table:table-cell>
          <table:table-cell office:value-type="string">
            <text:p>negative regulation of multicellular organismal process</text:p>
          </table:table-cell>
          <table:table-cell office:value-type="float" office:value="2">
            <text:p>2</text:p>
          </table:table-cell>
          <table:table-cell office:value-type="float" office:value="4.52">
            <text:p>4.52</text:p>
          </table:table-cell>
          <table:table-cell office:value-type="float" office:value="0.0000683">
            <text:p>6.83E-005</text:p>
          </table:table-cell>
          <table:table-cell office:value-type="float" office:value="0.000732">
            <text:p>7.32E-004</text:p>
          </table:table-cell>
          <table:table-cell office:value-type="string">
            <text:p>20|425|67|3527</text:p>
          </table:table-cell>
          <table:table-cell office:value-type="string">
            <text:p>PF00019;PF00086;PF00122;PF00169;PF00240;PF00651;PF00688;PF00689;PF00690;PF00702;PF00969;PF01017;PF01391;PF01699;PF02865;PF06741;PF07525;PF07645;PF10409;PF1279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7610</text:p>
          </table:table-cell>
          <table:table-cell office:value-type="string">
            <text:p>behavior</text:p>
          </table:table-cell>
          <table:table-cell office:value-type="float" office:value="2">
            <text:p>2</text:p>
          </table:table-cell>
          <table:table-cell office:value-type="float" office:value="4.29">
            <text:p>4.29</text:p>
          </table:table-cell>
          <table:table-cell office:value-type="float" office:value="0.0000676">
            <text:p>6.76E-005</text:p>
          </table:table-cell>
          <table:table-cell office:value-type="float" office:value="0.000732">
            <text:p>7.32E-004</text:p>
          </table:table-cell>
          <table:table-cell office:value-type="string">
            <text:p>35|425|151|3527</text:p>
          </table:table-cell>
          <table:table-cell office:value-type="string">
            <text:p>PF00027;PF00057;PF00063;PF00076;PF00122;PF00130;PF00168;PF00282;PF00307;PF00435;PF00530;PF00564;PF00630;PF00651;PF00689;PF00690;PF00702;PF00970;PF00989;PF01017;PF01082;PF01465;PF01562;PF01699;PF02177;PF02214;PF02865;PF03712;PF07653;PF12796;PF12924;PF12925;PF13639;PF13716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6304</text:p>
          </table:table-cell>
          <table:table-cell office:value-type="string">
            <text:p>DNA modification</text:p>
          </table:table-cell>
          <table:table-cell office:value-type="float" office:value="2">
            <text:p>2</text:p>
          </table:table-cell>
          <table:table-cell office:value-type="float" office:value="4.63">
            <text:p>4.63</text:p>
          </table:table-cell>
          <table:table-cell office:value-type="float" office:value="0.0000787">
            <text:p>7.87E-005</text:p>
          </table:table-cell>
          <table:table-cell office:value-type="float" office:value="0.000814">
            <text:p>8.14E-004</text:p>
          </table:table-cell>
          <table:table-cell office:value-type="string">
            <text:p>15|425|43|3527</text:p>
          </table:table-cell>
          <table:table-cell office:value-type="string">
            <text:p>PF00270;PF00271;PF00567;PF01426;PF02008;PF02182;PF04408;PF05033;PF06464;PF08210;PF12047;PF12796;PF12872;PF12933;PF12934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90092</text:p>
          </table:table-cell>
          <table:table-cell office:value-type="string">
            <text:p>regulation of transmembrane receptor protein serine/threonine kinase signaling pathway</text:p>
          </table:table-cell>
          <table:table-cell office:value-type="float" office:value="2">
            <text:p>2</text:p>
          </table:table-cell>
          <table:table-cell office:value-type="float" office:value="4.63">
            <text:p>4.63</text:p>
          </table:table-cell>
          <table:table-cell office:value-type="float" office:value="0.0000787">
            <text:p>7.87E-005</text:p>
          </table:table-cell>
          <table:table-cell office:value-type="float" office:value="0.000814">
            <text:p>8.14E-004</text:p>
          </table:table-cell>
          <table:table-cell office:value-type="string">
            <text:p>15|425|43|3527</text:p>
          </table:table-cell>
          <table:table-cell office:value-type="string">
            <text:p>PF00019;PF00086;PF00093;PF00094;PF00683;PF00688;PF00870;PF00884;PF01392;PF03165;PF07645;PF08563;PF09289;PF12548;PF1279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8285</text:p>
          </table:table-cell>
          <table:table-cell office:value-type="string">
            <text:p>negative regulation of cell proliferation</text:p>
          </table:table-cell>
          <table:table-cell office:value-type="float" office:value="2">
            <text:p>2</text:p>
          </table:table-cell>
          <table:table-cell office:value-type="float" office:value="4.35">
            <text:p>4.35</text:p>
          </table:table-cell>
          <table:table-cell office:value-type="float" office:value="0.0000808">
            <text:p>8.08E-005</text:p>
          </table:table-cell>
          <table:table-cell office:value-type="float" office:value="0.000827">
            <text:p>8.27E-004</text:p>
          </table:table-cell>
          <table:table-cell office:value-type="string">
            <text:p>26|425|100|3527</text:p>
          </table:table-cell>
          <table:table-cell office:value-type="string">
            <text:p>PF00019;PF00350;PF00373;PF00688;PF00754;PF00870;PF00884;PF00969;PF01017;PF01391;PF01753;PF02145;PF02865;PF03165;PF07679;PF07686;PF07710;PF08563;PF09379;PF09380;PF10409;PF10524;PF10608;PF12548;PF13716;PF13733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7015</text:p>
          </table:table-cell>
          <table:table-cell office:value-type="string">
            <text:p>actin filament organization</text:p>
          </table:table-cell>
          <table:table-cell office:value-type="float" office:value="2">
            <text:p>2</text:p>
          </table:table-cell>
          <table:table-cell office:value-type="float" office:value="4.45">
            <text:p>4.45</text:p>
          </table:table-cell>
          <table:table-cell office:value-type="float" office:value="0.000089">
            <text:p>8.90E-005</text:p>
          </table:table-cell>
          <table:table-cell office:value-type="float" office:value="0.000901">
            <text:p>9.01E-004</text:p>
          </table:table-cell>
          <table:table-cell office:value-type="string">
            <text:p>19|425|63|3527</text:p>
          </table:table-cell>
          <table:table-cell office:value-type="string">
            <text:p>PF00063;PF00241;PF00307;PF00373;PF00400;PF00611;PF00630;PF02181;PF02214;PF06346;PF06367;PF06371;PF07653;PF09058;PF09379;PF09380;PF10409;PF10608;PF1279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10608</text:p>
          </table:table-cell>
          <table:table-cell office:value-type="string">
            <text:p>posttranscriptional regulation of gene expression</text:p>
          </table:table-cell>
          <table:table-cell office:value-type="float" office:value="2">
            <text:p>2</text:p>
          </table:table-cell>
          <table:table-cell office:value-type="float" office:value="4.25">
            <text:p>4.25</text:p>
          </table:table-cell>
          <table:table-cell office:value-type="float" office:value="0.0000957">
            <text:p>9.57E-005</text:p>
          </table:table-cell>
          <table:table-cell office:value-type="float" office:value="0.000958">
            <text:p>9.58E-004</text:p>
          </table:table-cell>
          <table:table-cell office:value-type="string">
            <text:p>29|425|118|3527</text:p>
          </table:table-cell>
          <table:table-cell office:value-type="string">
            <text:p>PF00019;PF00076;PF00240;PF00270;PF00271;PF00307;PF00567;PF00630;PF00642;PF00757;PF01030;PF02148;PF02177;PF02463;PF02881;PF02985;PF05773;PF07973;PF08246;PF08662;PF09416;PF10409;PF12701;PF12872;PF12924;PF12925;PF13086;PF13405;PF142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052</text:p>
          </table:table-cell>
          <table:table-cell office:value-type="string">
            <text:p>regulation of DNA metabolic process</text:p>
          </table:table-cell>
          <table:table-cell office:value-type="float" office:value="2">
            <text:p>2</text:p>
          </table:table-cell>
          <table:table-cell office:value-type="float" office:value="4.36">
            <text:p>4.36</text:p>
          </table:table-cell>
          <table:table-cell office:value-type="float" office:value="0.000102">
            <text:p>1.02E-004</text:p>
          </table:table-cell>
          <table:table-cell office:value-type="float" office:value="0.001">
            <text:p>1.00E-003</text:p>
          </table:table-cell>
          <table:table-cell office:value-type="string">
            <text:p>21|425|74|3527</text:p>
          </table:table-cell>
          <table:table-cell office:value-type="string">
            <text:p>PF00019;PF00149;PF00179;PF00270;PF00271;PF00515;PF00651;PF00688;PF00870;PF01336;PF01391;PF01624;PF01751;PF02463;PF06733;PF07679;PF07710;PF08563;PF12756;PF12895;PF1308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10740</text:p>
          </table:table-cell>
          <table:table-cell office:value-type="string">
            <text:p>positive regulation of intracellular protein kinase cascade</text:p>
          </table:table-cell>
          <table:table-cell office:value-type="float" office:value="2">
            <text:p>2</text:p>
          </table:table-cell>
          <table:table-cell office:value-type="float" office:value="4.36">
            <text:p>4.36</text:p>
          </table:table-cell>
          <table:table-cell office:value-type="float" office:value="0.000102">
            <text:p>1.02E-004</text:p>
          </table:table-cell>
          <table:table-cell office:value-type="float" office:value="0.001">
            <text:p>1.00E-003</text:p>
          </table:table-cell>
          <table:table-cell office:value-type="string">
            <text:p>21|425|74|3527</text:p>
          </table:table-cell>
          <table:table-cell office:value-type="string">
            <text:p>PF00019;PF00020;PF00122;PF00130;PF00179;PF00240;PF00630;PF00688;PF00689;PF00690;PF00702;PF00757;PF00778;PF00780;PF01030;PF01391;PF01485;PF02218;PF07653;PF07679;PF12763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7411</text:p>
          </table:table-cell>
          <table:table-cell office:value-type="string">
            <text:p>axon guidance</text:p>
          </table:table-cell>
          <table:table-cell office:value-type="float" office:value="2">
            <text:p>2</text:p>
          </table:table-cell>
          <table:table-cell office:value-type="float" office:value="4.29">
            <text:p>4.29</text:p>
          </table:table-cell>
          <table:table-cell office:value-type="float" office:value="0.000117">
            <text:p>1.17E-004</text:p>
          </table:table-cell>
          <table:table-cell office:value-type="float" office:value="0.00113">
            <text:p>1.13E-003</text:p>
          </table:table-cell>
          <table:table-cell office:value-type="string">
            <text:p>22|425|80|3527</text:p>
          </table:table-cell>
          <table:table-cell office:value-type="string">
            <text:p>PF00052;PF00307;PF00435;PF00630;PF00651;PF00754;PF00778;PF00780;PF01391;PF01403;PF01437;PF01833;PF02148;PF02177;PF03165;PF07645;PF07679;PF08736;PF10524;PF12924;PF12925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0705</text:p>
          </table:table-cell>
          <table:table-cell office:value-type="string">
            <text:p>cytoskeleton-dependent intracellular transport</text:p>
          </table:table-cell>
          <table:table-cell office:value-type="float" office:value="2">
            <text:p>2</text:p>
          </table:table-cell>
          <table:table-cell office:value-type="float" office:value="4.41">
            <text:p>4.41</text:p>
          </table:table-cell>
          <table:table-cell office:value-type="float" office:value="0.000142">
            <text:p>1.42E-004</text:p>
          </table:table-cell>
          <table:table-cell office:value-type="float" office:value="0.0013">
            <text:p>1.30E-003</text:p>
          </table:table-cell>
          <table:table-cell office:value-type="string">
            <text:p>15|425|45|3527</text:p>
          </table:table-cell>
          <table:table-cell office:value-type="string">
            <text:p>PF00063;PF00169;PF00307;PF00400;PF00435;PF00928;PF00989;PF01217;PF01602;PF02177;PF06480;PF11413;PF12924;PF12925;PF1340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8732</text:p>
          </table:table-cell>
          <table:table-cell office:value-type="string">
            <text:p>gland development</text:p>
          </table:table-cell>
          <table:table-cell office:value-type="float" office:value="2">
            <text:p>2</text:p>
          </table:table-cell>
          <table:table-cell office:value-type="float" office:value="4.23">
            <text:p>4.23</text:p>
          </table:table-cell>
          <table:table-cell office:value-type="float" office:value="0.000144">
            <text:p>1.44E-004</text:p>
          </table:table-cell>
          <table:table-cell office:value-type="float" office:value="0.0013">
            <text:p>1.30E-003</text:p>
          </table:table-cell>
          <table:table-cell office:value-type="string">
            <text:p>22|425|81|3527</text:p>
          </table:table-cell>
          <table:table-cell office:value-type="string">
            <text:p>PF00122;PF00702;PF00754;PF00757;PF00870;PF00989;PF01017;PF01030;PF01391;PF01403;PF01553;PF01562;PF02198;PF02199;PF02865;PF03489;PF05184;PF07679;PF07686;PF08736;PF10409;PF1371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2252</text:p>
          </table:table-cell>
          <table:table-cell office:value-type="string">
            <text:p>immune effector process</text:p>
          </table:table-cell>
          <table:table-cell office:value-type="float" office:value="2">
            <text:p>2</text:p>
          </table:table-cell>
          <table:table-cell office:value-type="float" office:value="4.19">
            <text:p>4.19</text:p>
          </table:table-cell>
          <table:table-cell office:value-type="float" office:value="0.000144">
            <text:p>1.44E-004</text:p>
          </table:table-cell>
          <table:table-cell office:value-type="float" office:value="0.0013">
            <text:p>1.30E-003</text:p>
          </table:table-cell>
          <table:table-cell office:value-type="string">
            <text:p>24|425|92|3527</text:p>
          </table:table-cell>
          <table:table-cell office:value-type="string">
            <text:p>PF00057;PF00059;PF00130;PF00270;PF00271;PF00605;PF00870;PF00969;PF01391;PF01624;PF01909;PF02138;PF02463;PF02881;PF07645;PF07679;PF07686;PF08246;PF08563;PF10401;PF10409;PF13353;PF13639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6913</text:p>
          </table:table-cell>
          <table:table-cell office:value-type="string">
            <text:p>nucleocytoplasmic transport</text:p>
          </table:table-cell>
          <table:table-cell office:value-type="float" office:value="2">
            <text:p>2</text:p>
          </table:table-cell>
          <table:table-cell office:value-type="float" office:value="4.21">
            <text:p>4.21</text:p>
          </table:table-cell>
          <table:table-cell office:value-type="float" office:value="0.000167">
            <text:p>1.67E-004</text:p>
          </table:table-cell>
          <table:table-cell office:value-type="float" office:value="0.00144">
            <text:p>1.44E-003</text:p>
          </table:table-cell>
          <table:table-cell office:value-type="string">
            <text:p>20|425|71|3527</text:p>
          </table:table-cell>
          <table:table-cell office:value-type="string">
            <text:p>PF00019;PF00076;PF00270;PF00271;PF00638;PF00688;PF00870;PF01017;PF01412;PF02145;PF02865;PF02985;PF03810;PF07645;PF08389;PF08506;PF08563;PF11957;PF12796;PF1340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1817</text:p>
          </table:table-cell>
          <table:table-cell office:value-type="string">
            <text:p>regulation of cytokine production</text:p>
          </table:table-cell>
          <table:table-cell office:value-type="float" office:value="2">
            <text:p>2</text:p>
          </table:table-cell>
          <table:table-cell office:value-type="float" office:value="4.16">
            <text:p>4.16</text:p>
          </table:table-cell>
          <table:table-cell office:value-type="float" office:value="0.000175">
            <text:p>1.75E-004</text:p>
          </table:table-cell>
          <table:table-cell office:value-type="float" office:value="0.00149">
            <text:p>1.49E-003</text:p>
          </table:table-cell>
          <table:table-cell office:value-type="string">
            <text:p>22|425|82|3527</text:p>
          </table:table-cell>
          <table:table-cell office:value-type="string">
            <text:p>PF00019;PF00020;PF00059;PF00076;PF00130;PF00240;PF00271;PF00605;PF00622;PF00642;PF00651;PF00688;PF00969;PF01017;PF01391;PF02865;PF07686;PF10401;PF11648;PF12796;PF13353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5107</text:p>
          </table:table-cell>
          <table:table-cell office:value-type="string">
            <text:p>appendage morphogenesis</text:p>
          </table:table-cell>
          <table:table-cell office:value-type="float" office:value="2">
            <text:p>2</text:p>
          </table:table-cell>
          <table:table-cell office:value-type="float" office:value="4.07">
            <text:p>4.07</text:p>
          </table:table-cell>
          <table:table-cell office:value-type="float" office:value="0.000206">
            <text:p>2.06E-004</text:p>
          </table:table-cell>
          <table:table-cell office:value-type="float" office:value="0.00163">
            <text:p>1.63E-003</text:p>
          </table:table-cell>
          <table:table-cell office:value-type="string">
            <text:p>24|425|94|3527</text:p>
          </table:table-cell>
          <table:table-cell office:value-type="string">
            <text:p>PF00057;PF00063;PF00076;PF00130;PF00168;PF00307;PF00373;PF00435;PF00452;PF00651;PF00870;PF00884;PF01426;PF01476;PF01833;PF03165;PF07534;PF07645;PF07679;PF09379;PF12548;PF12796;PF13855;PF142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10942</text:p>
          </table:table-cell>
          <table:table-cell office:value-type="string">
            <text:p>positive regulation of cell death</text:p>
          </table:table-cell>
          <table:table-cell office:value-type="float" office:value="2">
            <text:p>2</text:p>
          </table:table-cell>
          <table:table-cell office:value-type="float" office:value="4.01">
            <text:p>4.01</text:p>
          </table:table-cell>
          <table:table-cell office:value-type="float" office:value="0.000206">
            <text:p>2.06E-004</text:p>
          </table:table-cell>
          <table:table-cell office:value-type="float" office:value="0.00163">
            <text:p>1.63E-003</text:p>
          </table:table-cell>
          <table:table-cell office:value-type="string">
            <text:p>28|425|117|3527</text:p>
          </table:table-cell>
          <table:table-cell office:value-type="string">
            <text:p>PF00019;PF00020;PF00169;PF00240;PF00270;PF00271;PF00307;PF00452;PF00605;PF00688;PF00870;PF01017;PF01302;PF01335;PF01391;PF01392;PF01585;PF02259;PF02260;PF02865;PF06733;PF07653;PF07679;PF07710;PF08246;PF08563;PF10409;PF1371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9895</text:p>
          </table:table-cell>
          <table:table-cell office:value-type="string">
            <text:p>negative regulation of catabolic process</text:p>
          </table:table-cell>
          <table:table-cell office:value-type="float" office:value="2">
            <text:p>2</text:p>
          </table:table-cell>
          <table:table-cell office:value-type="float" office:value="4.47">
            <text:p>4.47</text:p>
          </table:table-cell>
          <table:table-cell office:value-type="float" office:value="0.000237">
            <text:p>2.37E-004</text:p>
          </table:table-cell>
          <table:table-cell office:value-type="float" office:value="0.00178">
            <text:p>1.78E-003</text:p>
          </table:table-cell>
          <table:table-cell office:value-type="string">
            <text:p>10|425|24|3527</text:p>
          </table:table-cell>
          <table:table-cell office:value-type="string">
            <text:p>PF00076;PF00240;PF00307;PF00630;PF00789;PF01335;PF02148;PF02259;PF02260;PF11977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9798</text:p>
          </table:table-cell>
          <table:table-cell office:value-type="string">
            <text:p>axis specification</text:p>
          </table:table-cell>
          <table:table-cell office:value-type="float" office:value="2">
            <text:p>2</text:p>
          </table:table-cell>
          <table:table-cell office:value-type="float" office:value="4.18">
            <text:p>4.18</text:p>
          </table:table-cell>
          <table:table-cell office:value-type="float" office:value="0.000248">
            <text:p>2.48E-004</text:p>
          </table:table-cell>
          <table:table-cell office:value-type="float" office:value="0.00184">
            <text:p>1.84E-003</text:p>
          </table:table-cell>
          <table:table-cell office:value-type="string">
            <text:p>16|425|52|3527</text:p>
          </table:table-cell>
          <table:table-cell office:value-type="string">
            <text:p>PF00057;PF00063;PF00076;PF00130;PF00168;PF00400;PF00564;PF00567;PF00622;PF00651;PF00778;PF03165;PF05033;PF07525;PF12872;PF142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1763</text:p>
          </table:table-cell>
          <table:table-cell office:value-type="string">
            <text:p>morphogenesis of a branching structure</text:p>
          </table:table-cell>
          <table:table-cell office:value-type="float" office:value="2">
            <text:p>2</text:p>
          </table:table-cell>
          <table:table-cell office:value-type="float" office:value="4.06">
            <text:p>4.06</text:p>
          </table:table-cell>
          <table:table-cell office:value-type="float" office:value="0.000273">
            <text:p>2.73E-004</text:p>
          </table:table-cell>
          <table:table-cell office:value-type="float" office:value="0.00201">
            <text:p>2.01E-003</text:p>
          </table:table-cell>
          <table:table-cell office:value-type="string">
            <text:p>19|425|68|3527</text:p>
          </table:table-cell>
          <table:table-cell office:value-type="string">
            <text:p>PF00019;PF00045;PF00130;PF00307;PF00413;PF00435;PF00564;PF00688;PF00754;PF00870;PF01403;PF01437;PF01471;PF01833;PF07645;PF07653;PF07679;PF08246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6066</text:p>
          </table:table-cell>
          <table:table-cell office:value-type="string">
            <text:p>alcohol metabolic process</text:p>
          </table:table-cell>
          <table:table-cell office:value-type="float" office:value="2">
            <text:p>2</text:p>
          </table:table-cell>
          <table:table-cell office:value-type="float" office:value="3.99">
            <text:p>3.99</text:p>
          </table:table-cell>
          <table:table-cell office:value-type="float" office:value="0.000275">
            <text:p>2.75E-004</text:p>
          </table:table-cell>
          <table:table-cell office:value-type="float" office:value="0.00201">
            <text:p>2.01E-003</text:p>
          </table:table-cell>
          <table:table-cell office:value-type="string">
            <text:p>23|425|90|3527</text:p>
          </table:table-cell>
          <table:table-cell office:value-type="string">
            <text:p>PF00019;PF00027;PF00057;PF00109;PF00205;PF00282;PF00432;PF00501;PF00535;PF00688;PF00698;PF01066;PF01082;PF01565;PF01663;PF02177;PF02801;PF03712;PF03765;PF07645;PF08659;PF12924;PF1292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8544</text:p>
          </table:table-cell>
          <table:table-cell office:value-type="string">
            <text:p>epidermis developmen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0309">
            <text:p>3.09E-004</text:p>
          </table:table-cell>
          <table:table-cell office:value-type="float" office:value="0.00221">
            <text:p>2.21E-003</text:p>
          </table:table-cell>
          <table:table-cell office:value-type="string">
            <text:p>20|425|74|3527</text:p>
          </table:table-cell>
          <table:table-cell office:value-type="string">
            <text:p>PF00019;PF00063;PF00093;PF00122;PF00373;PF00400;PF00622;PF00688;PF00689;PF00702;PF00757;PF00870;PF01030;PF01391;PF01392;PF01565;PF06733;PF07679;PF12796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1654</text:p>
          </table:table-cell>
          <table:table-cell office:value-type="string">
            <text:p>eye development</text:p>
          </table:table-cell>
          <table:table-cell office:value-type="float" office:value="2">
            <text:p>2</text:p>
          </table:table-cell>
          <table:table-cell office:value-type="float" office:value="3.88">
            <text:p>3.88</text:p>
          </table:table-cell>
          <table:table-cell office:value-type="float" office:value="0.000321">
            <text:p>3.21E-004</text:p>
          </table:table-cell>
          <table:table-cell office:value-type="float" office:value="0.00224">
            <text:p>2.24E-003</text:p>
          </table:table-cell>
          <table:table-cell office:value-type="string">
            <text:p>27|425|114|3527</text:p>
          </table:table-cell>
          <table:table-cell office:value-type="string">
            <text:p>PF00019;PF00053;PF00063;PF00130;PF00168;PF00246;PF00373;PF00400;PF00415;PF00452;PF00564;PF00567;PF00618;PF00651;PF00688;PF01017;PF01392;PF01602;PF02865;PF07679;PF08736;PF09379;PF09380;PF10409;PF12872;PF13716;PF14324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8569</text:p>
          </table:table-cell>
          <table:table-cell office:value-type="string">
            <text:p>post-embryonic organ development</text:p>
          </table:table-cell>
          <table:table-cell office:value-type="float" office:value="2">
            <text:p>2</text:p>
          </table:table-cell>
          <table:table-cell office:value-type="float" office:value="3.93">
            <text:p>3.93</text:p>
          </table:table-cell>
          <table:table-cell office:value-type="float" office:value="0.000328">
            <text:p>3.28E-004</text:p>
          </table:table-cell>
          <table:table-cell office:value-type="float" office:value="0.00225">
            <text:p>2.25E-003</text:p>
          </table:table-cell>
          <table:table-cell office:value-type="string">
            <text:p>23|425|91|3527</text:p>
          </table:table-cell>
          <table:table-cell office:value-type="string">
            <text:p>PF00045;PF00063;PF00076;PF00130;PF00307;PF00373;PF00413;PF00435;PF00452;PF00651;PF01426;PF01471;PF01476;PF01833;PF03165;PF07534;PF07645;PF07679;PF07686;PF09379;PF12796;PF13855;PF142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6605</text:p>
          </table:table-cell>
          <table:table-cell office:value-type="string">
            <text:p>protein targeting</text:p>
          </table:table-cell>
          <table:table-cell office:value-type="float" office:value="2">
            <text:p>2</text:p>
          </table:table-cell>
          <table:table-cell office:value-type="float" office:value="3.86">
            <text:p>3.86</text:p>
          </table:table-cell>
          <table:table-cell office:value-type="float" office:value="0.000325">
            <text:p>3.25E-004</text:p>
          </table:table-cell>
          <table:table-cell office:value-type="float" office:value="0.00225">
            <text:p>2.25E-003</text:p>
          </table:table-cell>
          <table:table-cell office:value-type="string">
            <text:p>28|425|120|3527</text:p>
          </table:table-cell>
          <table:table-cell office:value-type="string">
            <text:p>PF00019;PF00168;PF00226;PF00307;PF00432;PF00435;PF00515;PF00638;PF00675;PF00688;PF00870;PF01017;PF01428;PF02145;PF02865;PF02881;PF02985;PF03810;PF04695;PF05193;PF07645;PF08389;PF08506;PF08563;PF10559;PF12796;PF13405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7169</text:p>
          </table:table-cell>
          <table:table-cell office:value-type="string">
            <text:p>transmembrane receptor protein tyrosine kinase signaling pathway</text:p>
          </table:table-cell>
          <table:table-cell office:value-type="float" office:value="2">
            <text:p>2</text:p>
          </table:table-cell>
          <table:table-cell office:value-type="float" office:value="3.9">
            <text:p>3.9</text:p>
          </table:table-cell>
          <table:table-cell office:value-type="float" office:value="0.000367">
            <text:p>3.67E-004</text:p>
          </table:table-cell>
          <table:table-cell office:value-type="float" office:value="0.00248">
            <text:p>2.48E-003</text:p>
          </table:table-cell>
          <table:table-cell office:value-type="string">
            <text:p>22|425|86|3527</text:p>
          </table:table-cell>
          <table:table-cell office:value-type="string">
            <text:p>PF00019;PF00130;PF00168;PF00169;PF00307;PF00618;PF00688;PF00754;PF00757;PF00884;PF01017;PF01030;PF02145;PF02865;PF07525;PF07645;PF07653;PF07679;PF07686;PF10409;PF12548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8283</text:p>
          </table:table-cell>
          <table:table-cell office:value-type="string">
            <text:p>cell proliferation</text:p>
          </table:table-cell>
          <table:table-cell office:value-type="float" office:value="2">
            <text:p>2</text:p>
          </table:table-cell>
          <table:table-cell office:value-type="float" office:value="3.78">
            <text:p>3.78</text:p>
          </table:table-cell>
          <table:table-cell office:value-type="float" office:value="0.000366">
            <text:p>3.66E-004</text:p>
          </table:table-cell>
          <table:table-cell office:value-type="float" office:value="0.00248">
            <text:p>2.48E-003</text:p>
          </table:table-cell>
          <table:table-cell office:value-type="string">
            <text:p>32|425|145|3527</text:p>
          </table:table-cell>
          <table:table-cell office:value-type="string">
            <text:p>PF00019;PF00020;PF00027;PF00076;PF00086;PF00130;PF00254;PF00452;PF00501;PF00530;PF00564;PF00688;PF00870;PF01017;PF01392;PF01433;PF02148;PF02182;PF02198;PF02865;PF03165;PF07653;PF07679;PF07686;PF07710;PF08506;PF08563;PF09058;PF10409;PF10608;PF12148;PF1363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8737</text:p>
          </table:table-cell>
          <table:table-cell office:value-type="string">
            <text:p>imaginal disc-derived appendage development</text:p>
          </table:table-cell>
          <table:table-cell office:value-type="float" office:value="2">
            <text:p>2</text:p>
          </table:table-cell>
          <table:table-cell office:value-type="float" office:value="3.99">
            <text:p>3.99</text:p>
          </table:table-cell>
          <table:table-cell office:value-type="float" office:value="0.000383">
            <text:p>3.83E-004</text:p>
          </table:table-cell>
          <table:table-cell office:value-type="float" office:value="0.00256">
            <text:p>2.56E-003</text:p>
          </table:table-cell>
          <table:table-cell office:value-type="string">
            <text:p>17|425|59|3527</text:p>
          </table:table-cell>
          <table:table-cell office:value-type="string">
            <text:p>PF00063;PF00076;PF00130;PF00307;PF00373;PF00435;PF00651;PF01426;PF01476;PF01833;PF03165;PF07534;PF07645;PF09379;PF12796;PF13855;PF142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240</text:p>
          </table:table-cell>
          <table:table-cell office:value-type="string">
            <text:p>positive regulation of multicellular organismal process</text:p>
          </table:table-cell>
          <table:table-cell office:value-type="float" office:value="2">
            <text:p>2</text:p>
          </table:table-cell>
          <table:table-cell office:value-type="float" office:value="3.84">
            <text:p>3.84</text:p>
          </table:table-cell>
          <table:table-cell office:value-type="float" office:value="0.000406">
            <text:p>4.06E-004</text:p>
          </table:table-cell>
          <table:table-cell office:value-type="float" office:value="0.00267">
            <text:p>2.67E-003</text:p>
          </table:table-cell>
          <table:table-cell office:value-type="string">
            <text:p>24|425|98|3527</text:p>
          </table:table-cell>
          <table:table-cell office:value-type="string">
            <text:p>PF00019;PF00027;PF00122;PF00130;PF00168;PF00169;PF00271;PF00605;PF00688;PF00689;PF00690;PF00702;PF01017;PF01391;PF01699;PF02865;PF07645;PF07679;PF10401;PF11648;PF12796;PF13353;PF13716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16337</text:p>
          </table:table-cell>
          <table:table-cell office:value-type="string">
            <text:p>cell-cell adhesion</text:p>
          </table:table-cell>
          <table:table-cell office:value-type="float" office:value="2">
            <text:p>2</text:p>
          </table:table-cell>
          <table:table-cell office:value-type="float" office:value="4.02">
            <text:p>4.02</text:p>
          </table:table-cell>
          <table:table-cell office:value-type="float" office:value="0.000411">
            <text:p>4.11E-004</text:p>
          </table:table-cell>
          <table:table-cell office:value-type="float" office:value="0.00269">
            <text:p>2.69E-003</text:p>
          </table:table-cell>
          <table:table-cell office:value-type="string">
            <text:p>15|425|49|3527</text:p>
          </table:table-cell>
          <table:table-cell office:value-type="string">
            <text:p>PF00059;PF00122;PF00169;PF00373;PF00688;PF00689;PF00690;PF00702;PF00884;PF07679;PF07686;PF09058;PF10608;PF12548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6955</text:p>
          </table:table-cell>
          <table:table-cell office:value-type="string">
            <text:p>immune response</text:p>
          </table:table-cell>
          <table:table-cell office:value-type="float" office:value="2">
            <text:p>2</text:p>
          </table:table-cell>
          <table:table-cell office:value-type="float" office:value="3.74">
            <text:p>3.74</text:p>
          </table:table-cell>
          <table:table-cell office:value-type="float" office:value="0.000425">
            <text:p>4.25E-004</text:p>
          </table:table-cell>
          <table:table-cell office:value-type="float" office:value="0.00272">
            <text:p>2.72E-003</text:p>
          </table:table-cell>
          <table:table-cell office:value-type="string">
            <text:p>31|425|140|3527</text:p>
          </table:table-cell>
          <table:table-cell office:value-type="string">
            <text:p>PF00057;PF00059;PF00085;PF00130;PF00240;PF00271;PF00350;PF00605;PF00651;PF00870;PF00969;PF01017;PF01033;PF01391;PF01624;PF02263;PF02865;PF03172;PF07645;PF07679;PF07686;PF08246;PF08563;PF10401;PF10409;PF11648;PF11971;PF12697;PF12796;PF13639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2446</text:p>
          </table:table-cell>
          <table:table-cell office:value-type="string">
            <text:p>protein modification by small protein conjugation</text:p>
          </table:table-cell>
          <table:table-cell office:value-type="float" office:value="2">
            <text:p>2</text:p>
          </table:table-cell>
          <table:table-cell office:value-type="float" office:value="3.78">
            <text:p>3.78</text:p>
          </table:table-cell>
          <table:table-cell office:value-type="float" office:value="0.000433">
            <text:p>4.33E-004</text:p>
          </table:table-cell>
          <table:table-cell office:value-type="float" office:value="0.00275">
            <text:p>2.75E-003</text:p>
          </table:table-cell>
          <table:table-cell office:value-type="string">
            <text:p>27|425|116|3527</text:p>
          </table:table-cell>
          <table:table-cell office:value-type="string">
            <text:p>PF00097;PF00168;PF00179;PF00240;PF00415;PF00622;PF00630;PF00651;PF00899;PF01485;PF01814;PF02148;PF02182;PF02214;PF02225;PF03256;PF05773;PF07707;PF10585;PF12796;PF12894;PF12895;PF12906;PF13599;PF13637;PF13639;PF14324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248</text:p>
          </table:table-cell>
          <table:table-cell office:value-type="string">
            <text:p>negative regulation of protein metabolic process</text:p>
          </table:table-cell>
          <table:table-cell office:value-type="float" office:value="2">
            <text:p>2</text:p>
          </table:table-cell>
          <table:table-cell office:value-type="float" office:value="3.76">
            <text:p>3.76</text:p>
          </table:table-cell>
          <table:table-cell office:value-type="float" office:value="0.000435">
            <text:p>4.35E-004</text:p>
          </table:table-cell>
          <table:table-cell office:value-type="float" office:value="0.00275">
            <text:p>2.75E-003</text:p>
          </table:table-cell>
          <table:table-cell office:value-type="string">
            <text:p>28|425|122|3527</text:p>
          </table:table-cell>
          <table:table-cell office:value-type="string">
            <text:p>PF00019;PF00076;PF00226;PF00240;PF00307;PF00373;PF00400;PF00452;PF00630;PF00688;PF00789;PF01335;PF01391;PF01585;PF02145;PF02148;PF05773;PF07525;PF09379;PF09380;PF11934;PF11977;PF12701;PF12796;PF13405;PF13716;PF13905;PF142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7018</text:p>
          </table:table-cell>
          <table:table-cell office:value-type="string">
            <text:p>microtubule-based movement</text:p>
          </table:table-cell>
          <table:table-cell office:value-type="float" office:value="2">
            <text:p>2</text:p>
          </table:table-cell>
          <table:table-cell office:value-type="float" office:value="3.91">
            <text:p>3.91</text:p>
          </table:table-cell>
          <table:table-cell office:value-type="float" office:value="0.000477">
            <text:p>4.77E-004</text:p>
          </table:table-cell>
          <table:table-cell office:value-type="float" office:value="0.00299">
            <text:p>2.99E-003</text:p>
          </table:table-cell>
          <table:table-cell office:value-type="string">
            <text:p>17|425|60|3527</text:p>
          </table:table-cell>
          <table:table-cell office:value-type="string">
            <text:p>PF00063;PF00169;PF00307;PF00400;PF00435;PF00928;PF00989;PF01217;PF01302;PF01602;PF02177;PF03133;PF06480;PF11413;PF12924;PF12925;PF1340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3549</text:p>
          </table:table-cell>
          <table:table-cell office:value-type="string">
            <text:p>regulation of kinase activity</text:p>
          </table:table-cell>
          <table:table-cell office:value-type="float" office:value="2">
            <text:p>2</text:p>
          </table:table-cell>
          <table:table-cell office:value-type="float" office:value="3.7">
            <text:p>3.7</text:p>
          </table:table-cell>
          <table:table-cell office:value-type="float" office:value="0.000493">
            <text:p>4.93E-004</text:p>
          </table:table-cell>
          <table:table-cell office:value-type="float" office:value="0.00307">
            <text:p>3.07E-003</text:p>
          </table:table-cell>
          <table:table-cell office:value-type="string">
            <text:p>30|425|135|3527</text:p>
          </table:table-cell>
          <table:table-cell office:value-type="string">
            <text:p>PF00019;PF00027;PF00097;PF00169;PF00240;PF00400;PF00415;PF00564;PF00688;PF00778;PF00780;PF01391;PF01392;PF01585;PF02145;PF02177;PF04868;PF07525;PF07645;PF07653;PF07679;PF09379;PF09380;PF11934;PF12796;PF12924;PF12925;PF13405;PF13716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4057</text:p>
          </table:table-cell>
          <table:table-cell office:value-type="string">
            <text:p>regulation of system process</text:p>
          </table:table-cell>
          <table:table-cell office:value-type="float" office:value="2">
            <text:p>2</text:p>
          </table:table-cell>
          <table:table-cell office:value-type="float" office:value="3.68">
            <text:p>3.68</text:p>
          </table:table-cell>
          <table:table-cell office:value-type="float" office:value="0.000579">
            <text:p>5.79E-004</text:p>
          </table:table-cell>
          <table:table-cell office:value-type="float" office:value="0.00349">
            <text:p>3.49E-003</text:p>
          </table:table-cell>
          <table:table-cell office:value-type="string">
            <text:p>27|425|118|3527</text:p>
          </table:table-cell>
          <table:table-cell office:value-type="string">
            <text:p>PF00019;PF00027;PF00063;PF00122;PF00130;PF00168;PF00169;PF00254;PF00258;PF00435;PF00618;PF00667;PF00688;PF00689;PF00690;PF00702;PF01391;PF01699;PF01833;PF02214;PF03226;PF07653;PF07679;PF07686;PF10608;PF12796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5927</text:p>
          </table:table-cell>
          <table:table-cell office:value-type="string">
            <text:p>positive regulation of growth</text:p>
          </table:table-cell>
          <table:table-cell office:value-type="float" office:value="2">
            <text:p>2</text:p>
          </table:table-cell>
          <table:table-cell office:value-type="float" office:value="3.83">
            <text:p>3.83</text:p>
          </table:table-cell>
          <table:table-cell office:value-type="float" office:value="0.000589">
            <text:p>5.89E-004</text:p>
          </table:table-cell>
          <table:table-cell office:value-type="float" office:value="0.00352">
            <text:p>3.52E-003</text:p>
          </table:table-cell>
          <table:table-cell office:value-type="string">
            <text:p>17|425|61|3527</text:p>
          </table:table-cell>
          <table:table-cell office:value-type="string">
            <text:p>PF00063;PF00072;PF00133;PF00168;PF00169;PF00270;PF00271;PF00630;PF00757;PF00989;PF01017;PF01030;PF02865;PF03165;PF12796;PF13405;PF1371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1901214</text:p>
          </table:table-cell>
          <table:table-cell office:value-type="string">
            <text:p>regulation of neuron death</text:p>
          </table:table-cell>
          <table:table-cell office:value-type="float" office:value="2">
            <text:p>2</text:p>
          </table:table-cell>
          <table:table-cell office:value-type="float" office:value="3.84">
            <text:p>3.84</text:p>
          </table:table-cell>
          <table:table-cell office:value-type="float" office:value="0.000662">
            <text:p>6.62E-004</text:p>
          </table:table-cell>
          <table:table-cell office:value-type="float" office:value="0.00391">
            <text:p>3.91E-003</text:p>
          </table:table-cell>
          <table:table-cell office:value-type="string">
            <text:p>15|425|51|3527</text:p>
          </table:table-cell>
          <table:table-cell office:value-type="string">
            <text:p>PF00082;PF00168;PF00169;PF00452;PF00630;PF00870;PF01392;PF05922;PF07653;PF07679;PF07710;PF08563;PF12763;PF13716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3365</text:p>
          </table:table-cell>
          <table:table-cell office:value-type="string">
            <text:p>protein localization to organelle</text:p>
          </table:table-cell>
          <table:table-cell office:value-type="float" office:value="2">
            <text:p>2</text:p>
          </table:table-cell>
          <table:table-cell office:value-type="float" office:value="3.64">
            <text:p>3.64</text:p>
          </table:table-cell>
          <table:table-cell office:value-type="float" office:value="0.000667">
            <text:p>6.67E-004</text:p>
          </table:table-cell>
          <table:table-cell office:value-type="float" office:value="0.00391">
            <text:p>3.91E-003</text:p>
          </table:table-cell>
          <table:table-cell office:value-type="string">
            <text:p>26|425|113|3527</text:p>
          </table:table-cell>
          <table:table-cell office:value-type="string">
            <text:p>PF00019;PF00168;PF00226;PF00240;PF00307;PF00350;PF00435;PF00515;PF00638;PF00675;PF00688;PF00870;PF00999;PF01017;PF02145;PF02865;PF02881;PF03810;PF04695;PF05193;PF07645;PF08389;PF08506;PF08563;PF10559;PF1279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0279</text:p>
          </table:table-cell>
          <table:table-cell office:value-type="string">
            <text:p>M phase</text:p>
          </table:table-cell>
          <table:table-cell office:value-type="float" office:value="2">
            <text:p>2</text:p>
          </table:table-cell>
          <table:table-cell office:value-type="float" office:value="3.52">
            <text:p>3.52</text:p>
          </table:table-cell>
          <table:table-cell office:value-type="float" office:value="0.000848">
            <text:p>8.48E-004</text:p>
          </table:table-cell>
          <table:table-cell office:value-type="float" office:value="0.00483">
            <text:p>4.83E-003</text:p>
          </table:table-cell>
          <table:table-cell office:value-type="string">
            <text:p>29|425|133|3527</text:p>
          </table:table-cell>
          <table:table-cell office:value-type="string">
            <text:p>PF00130;PF00149;PF00179;PF00240;PF00270;PF00271;PF00307;PF00385;PF00400;PF00567;PF00630;PF00651;PF00780;PF01624;PF01715;PF01751;PF02148;PF02259;PF02260;PF02463;PF02518;PF04408;PF07679;PF07686;PF07707;PF12765;PF12796;PF12895;PF1358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1589</text:p>
          </table:table-cell>
          <table:table-cell office:value-type="string">
            <text:p>cell-substrate adhesion</text:p>
          </table:table-cell>
          <table:table-cell office:value-type="float" office:value="2">
            <text:p>2</text:p>
          </table:table-cell>
          <table:table-cell office:value-type="float" office:value="3.83">
            <text:p>3.83</text:p>
          </table:table-cell>
          <table:table-cell office:value-type="float" office:value="0.000875">
            <text:p>8.75E-004</text:p>
          </table:table-cell>
          <table:table-cell office:value-type="float" office:value="0.00488">
            <text:p>4.88E-003</text:p>
          </table:table-cell>
          <table:table-cell office:value-type="string">
            <text:p>12|425|37|3527</text:p>
          </table:table-cell>
          <table:table-cell office:value-type="string">
            <text:p>PF00086;PF00094;PF00362;PF01391;PF01392;PF01826;PF06119;PF07645;PF07686;PF08725;PF08742;PF13637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72657</text:p>
          </table:table-cell>
          <table:table-cell office:value-type="string">
            <text:p>protein localization to membrane</text:p>
          </table:table-cell>
          <table:table-cell office:value-type="float" office:value="2">
            <text:p>2</text:p>
          </table:table-cell>
          <table:table-cell office:value-type="float" office:value="3.83">
            <text:p>3.83</text:p>
          </table:table-cell>
          <table:table-cell office:value-type="float" office:value="0.000875">
            <text:p>8.75E-004</text:p>
          </table:table-cell>
          <table:table-cell office:value-type="float" office:value="0.00488">
            <text:p>4.88E-003</text:p>
          </table:table-cell>
          <table:table-cell office:value-type="string">
            <text:p>12|425|37|3527</text:p>
          </table:table-cell>
          <table:table-cell office:value-type="string">
            <text:p>PF00053;PF00169;PF00611;PF00630;PF01391;PF01392;PF07653;PF07679;PF10608;PF12796;PF13405;PF13637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2176</text:p>
          </table:table-cell>
          <table:table-cell office:value-type="string">
            <text:p>regulation of protein catabolic process</text:p>
          </table:table-cell>
          <table:table-cell office:value-type="float" office:value="2">
            <text:p>2</text:p>
          </table:table-cell>
          <table:table-cell office:value-type="float" office:value="3.79">
            <text:p>3.79</text:p>
          </table:table-cell>
          <table:table-cell office:value-type="float" office:value="0.000885">
            <text:p>8.85E-004</text:p>
          </table:table-cell>
          <table:table-cell office:value-type="float" office:value="0.00488">
            <text:p>4.88E-003</text:p>
          </table:table-cell>
          <table:table-cell office:value-type="string">
            <text:p>13|425|42|3527</text:p>
          </table:table-cell>
          <table:table-cell office:value-type="string">
            <text:p>PF00240;PF00307;PF00373;PF00400;PF00515;PF00630;PF00778;PF00789;PF01335;PF02148;PF07525;PF11977;PF14324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10769</text:p>
          </table:table-cell>
          <table:table-cell office:value-type="string">
            <text:p>regulation of cell morphogenesis involved in differentiation</text:p>
          </table:table-cell>
          <table:table-cell office:value-type="float" office:value="2">
            <text:p>2</text:p>
          </table:table-cell>
          <table:table-cell office:value-type="float" office:value="3.67">
            <text:p>3.67</text:p>
          </table:table-cell>
          <table:table-cell office:value-type="float" office:value="0.000884">
            <text:p>8.84E-004</text:p>
          </table:table-cell>
          <table:table-cell office:value-type="float" office:value="0.00488">
            <text:p>4.88E-003</text:p>
          </table:table-cell>
          <table:table-cell office:value-type="string">
            <text:p>17|425|63|3527</text:p>
          </table:table-cell>
          <table:table-cell office:value-type="string">
            <text:p>PF00019;PF00086;PF00307;PF00435;PF00515;PF00688;PF00780;PF01403;PF01437;PF01562;PF01833;PF02181;PF03165;PF06367;PF06371;PF07679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17038</text:p>
          </table:table-cell>
          <table:table-cell office:value-type="string">
            <text:p>protein import</text:p>
          </table:table-cell>
          <table:table-cell office:value-type="float" office:value="2">
            <text:p>2</text:p>
          </table:table-cell>
          <table:table-cell office:value-type="float" office:value="3.67">
            <text:p>3.67</text:p>
          </table:table-cell>
          <table:table-cell office:value-type="float" office:value="0.000884">
            <text:p>8.84E-004</text:p>
          </table:table-cell>
          <table:table-cell office:value-type="float" office:value="0.00488">
            <text:p>4.88E-003</text:p>
          </table:table-cell>
          <table:table-cell office:value-type="string">
            <text:p>17|425|63|3527</text:p>
          </table:table-cell>
          <table:table-cell office:value-type="string">
            <text:p>PF00019;PF00226;PF00400;PF00515;PF00638;PF00675;PF00688;PF00870;PF01017;PF02145;PF02865;PF03810;PF04695;PF05193;PF07645;PF08563;PF1279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71310</text:p>
          </table:table-cell>
          <table:table-cell office:value-type="string">
            <text:p>cellular response to organic substance</text:p>
          </table:table-cell>
          <table:table-cell office:value-type="float" office:value="2">
            <text:p>2</text:p>
          </table:table-cell>
          <table:table-cell office:value-type="float" office:value="3.4">
            <text:p>3.4</text:p>
          </table:table-cell>
          <table:table-cell office:value-type="float" office:value="0.000918">
            <text:p>9.18E-004</text:p>
          </table:table-cell>
          <table:table-cell office:value-type="float" office:value="0.00493">
            <text:p>4.93E-003</text:p>
          </table:table-cell>
          <table:table-cell office:value-type="string">
            <text:p>45|425|237|3527</text:p>
          </table:table-cell>
          <table:table-cell office:value-type="string">
            <text:p>PF00019;PF00020;PF00072;PF00076;PF00093;PF00130;PF00168;PF00169;PF00179;PF00226;PF00240;PF00270;PF00271;PF00307;PF00400;PF00452;PF00583;PF00605;PF00622;PF00688;PF00754;PF00757;PF00969;PF01017;PF01030;PF01391;PF01909;PF02199;PF02263;PF02463;PF02518;PF02760;PF02865;PF02881;PF03165;PF03489;PF05184;PF07525;PF07653;PF07679;PF07686;PF10401;PF10409;PF13639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0890</text:p>
          </table:table-cell>
          <table:table-cell office:value-type="string">
            <text:p>cognition</text:p>
          </table:table-cell>
          <table:table-cell office:value-type="float" office:value="2">
            <text:p>2</text:p>
          </table:table-cell>
          <table:table-cell office:value-type="float" office:value="3.66">
            <text:p>3.66</text:p>
          </table:table-cell>
          <table:table-cell office:value-type="float" office:value="0.000961">
            <text:p>9.61E-004</text:p>
          </table:table-cell>
          <table:table-cell office:value-type="float" office:value="0.005">
            <text:p>5.00E-003</text:p>
          </table:table-cell>
          <table:table-cell office:value-type="string">
            <text:p>16|425|58|3527</text:p>
          </table:table-cell>
          <table:table-cell office:value-type="string">
            <text:p>PF00057;PF00122;PF00530;PF00564;PF00630;PF00689;PF00690;PF00702;PF01699;PF02177;PF04756;PF07653;PF12924;PF12925;PF13639;PF1371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1900542</text:p>
          </table:table-cell>
          <table:table-cell office:value-type="string">
            <text:p>regulation of purine nucleotide metabolic process</text:p>
          </table:table-cell>
          <table:table-cell office:value-type="float" office:value="2">
            <text:p>2</text:p>
          </table:table-cell>
          <table:table-cell office:value-type="float" office:value="3.57">
            <text:p>3.57</text:p>
          </table:table-cell>
          <table:table-cell office:value-type="float" office:value="0.000967">
            <text:p>9.67E-004</text:p>
          </table:table-cell>
          <table:table-cell office:value-type="float" office:value="0.005">
            <text:p>5.00E-003</text:p>
          </table:table-cell>
          <table:table-cell office:value-type="string">
            <text:p>21|425|86|3527</text:p>
          </table:table-cell>
          <table:table-cell office:value-type="string">
            <text:p>PF00027;PF00063;PF00130;PF00168;PF00169;PF00226;PF00307;PF00610;PF00611;PF00618;PF00780;PF01403;PF01412;PF01437;PF02145;PF06920;PF07653;PF11971;PF13716;PF13855;PF1442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216</text:p>
          </table:table-cell>
          <table:table-cell office:value-type="string">
            <text:p>cartilage development</text:p>
          </table:table-cell>
          <table:table-cell office:value-type="float" office:value="2">
            <text:p>2</text:p>
          </table:table-cell>
          <table:table-cell office:value-type="float" office:value="3.68">
            <text:p>3.68</text:p>
          </table:table-cell>
          <table:table-cell office:value-type="float" office:value="0.00113">
            <text:p>1.13E-003</text:p>
          </table:table-cell>
          <table:table-cell office:value-type="float" office:value="0.00573">
            <text:p>5.73E-003</text:p>
          </table:table-cell>
          <table:table-cell office:value-type="string">
            <text:p>13|425|43|3527</text:p>
          </table:table-cell>
          <table:table-cell office:value-type="string">
            <text:p>PF00019;PF00052;PF00053;PF00057;PF00093;PF00688;PF00884;PF01391;PF03165;PF07645;PF07679;PF10524;PF12548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494</text:p>
          </table:table-cell>
          <table:table-cell office:value-type="string">
            <text:p>negative regulation of cytoskeleton organization</text:p>
          </table:table-cell>
          <table:table-cell office:value-type="float" office:value="2">
            <text:p>2</text:p>
          </table:table-cell>
          <table:table-cell office:value-type="float" office:value="3.72">
            <text:p>3.72</text:p>
          </table:table-cell>
          <table:table-cell office:value-type="float" office:value="0.00114">
            <text:p>1.14E-003</text:p>
          </table:table-cell>
          <table:table-cell office:value-type="float" office:value="0.00575">
            <text:p>5.75E-003</text:p>
          </table:table-cell>
          <table:table-cell office:value-type="string">
            <text:p>12|425|38|3527</text:p>
          </table:table-cell>
          <table:table-cell office:value-type="string">
            <text:p>PF00086;PF00241;PF00254;PF00307;PF00400;PF00435;PF00622;PF01302;PF07653;PF08953;PF08954;PF1279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2844</text:p>
          </table:table-cell>
          <table:table-cell office:value-type="string">
            <text:p>regulation of homeostatic process</text:p>
          </table:table-cell>
          <table:table-cell office:value-type="float" office:value="2">
            <text:p>2</text:p>
          </table:table-cell>
          <table:table-cell office:value-type="float" office:value="3.55">
            <text:p>3.55</text:p>
          </table:table-cell>
          <table:table-cell office:value-type="float" office:value="0.00116">
            <text:p>1.16E-003</text:p>
          </table:table-cell>
          <table:table-cell office:value-type="float" office:value="0.00583">
            <text:p>5.83E-003</text:p>
          </table:table-cell>
          <table:table-cell office:value-type="string">
            <text:p>18|425|70|3527</text:p>
          </table:table-cell>
          <table:table-cell office:value-type="string">
            <text:p>PF00019;PF00057;PF00168;PF00179;PF00254;PF00307;PF00452;PF00622;PF00688;PF00969;PF01017;PF02198;PF02865;PF03226;PF12796;PF13405;PF13637;PF1371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4265</text:p>
          </table:table-cell>
          <table:table-cell office:value-type="string">
            <text:p>cellular macromolecule catabolic process</text:p>
          </table:table-cell>
          <table:table-cell office:value-type="float" office:value="2">
            <text:p>2</text:p>
          </table:table-cell>
          <table:table-cell office:value-type="float" office:value="3.34">
            <text:p>3.34</text:p>
          </table:table-cell>
          <table:table-cell office:value-type="float" office:value="0.00121">
            <text:p>1.21E-003</text:p>
          </table:table-cell>
          <table:table-cell office:value-type="float" office:value="0.006">
            <text:p>6.00E-003</text:p>
          </table:table-cell>
          <table:table-cell office:value-type="string">
            <text:p>37|425|187|3527</text:p>
          </table:table-cell>
          <table:table-cell office:value-type="string">
            <text:p>PF00082;PF00085;PF00097;PF00168;PF00179;PF00226;PF00240;PF00271;PF00400;PF00452;PF00515;PF00622;PF00642;PF00789;PF01485;PF01624;PF01814;PF01909;PF02148;PF02214;PF02260;PF02359;PF03167;PF03256;PF05020;PF05021;PF05922;PF06058;PF07707;PF09416;PF12842;PF12895;PF13086;PF13519;PF13589;PF13639;PF142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2535</text:p>
          </table:table-cell>
          <table:table-cell office:value-type="string">
            <text:p>regulation of cellular component size</text:p>
          </table:table-cell>
          <table:table-cell office:value-type="float" office:value="2">
            <text:p>2</text:p>
          </table:table-cell>
          <table:table-cell office:value-type="float" office:value="3.53">
            <text:p>3.53</text:p>
          </table:table-cell>
          <table:table-cell office:value-type="float" office:value="0.00129">
            <text:p>1.29E-003</text:p>
          </table:table-cell>
          <table:table-cell office:value-type="float" office:value="0.00634">
            <text:p>6.34E-003</text:p>
          </table:table-cell>
          <table:table-cell office:value-type="string">
            <text:p>17|425|65|3527</text:p>
          </table:table-cell>
          <table:table-cell office:value-type="string">
            <text:p>PF00130;PF00168;PF00169;PF00241;PF00307;PF00400;PF00435;PF01403;PF01437;PF01562;PF02145;PF02181;PF07653;PF07679;PF08953;PF10409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60249</text:p>
          </table:table-cell>
          <table:table-cell office:value-type="string">
            <text:p>anatomical structure homeostasis</text:p>
          </table:table-cell>
          <table:table-cell office:value-type="float" office:value="2">
            <text:p>2</text:p>
          </table:table-cell>
          <table:table-cell office:value-type="float" office:value="3.45">
            <text:p>3.45</text:p>
          </table:table-cell>
          <table:table-cell office:value-type="float" office:value="0.00133">
            <text:p>1.33E-003</text:p>
          </table:table-cell>
          <table:table-cell office:value-type="float" office:value="0.00644">
            <text:p>6.44E-003</text:p>
          </table:table-cell>
          <table:table-cell office:value-type="string">
            <text:p>21|425|88|3527</text:p>
          </table:table-cell>
          <table:table-cell office:value-type="string">
            <text:p>PF00059;PF00082;PF00270;PF00271;PF00373;PF00435;PF00452;PF01336;PF01391;PF02259;PF02260;PF02463;PF02765;PF06733;PF07679;PF07686;PF08246;PF08736;PF09379;PF09380;PF1279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5596</text:p>
          </table:table-cell>
          <table:table-cell office:value-type="string">
            <text:p>negative regulation of cell differentiation</text:p>
          </table:table-cell>
          <table:table-cell office:value-type="float" office:value="2">
            <text:p>2</text:p>
          </table:table-cell>
          <table:table-cell office:value-type="float" office:value="3.39">
            <text:p>3.39</text:p>
          </table:table-cell>
          <table:table-cell office:value-type="float" office:value="0.00133">
            <text:p>1.33E-003</text:p>
          </table:table-cell>
          <table:table-cell office:value-type="float" office:value="0.00644">
            <text:p>6.44E-003</text:p>
          </table:table-cell>
          <table:table-cell office:value-type="string">
            <text:p>26|425|118|3527</text:p>
          </table:table-cell>
          <table:table-cell office:value-type="string">
            <text:p>PF00019;PF00086;PF00307;PF00515;PF00605;PF00630;PF00642;PF00688;PF00778;PF00780;PF00870;PF01017;PF01391;PF01403;PF02177;PF02463;PF02865;PF03165;PF07645;PF07679;PF08563;PF12796;PF12924;PF12925;PF13716;PF142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16358</text:p>
          </table:table-cell>
          <table:table-cell office:value-type="string">
            <text:p>dendrite development</text:p>
          </table:table-cell>
          <table:table-cell office:value-type="float" office:value="2">
            <text:p>2</text:p>
          </table:table-cell>
          <table:table-cell office:value-type="float" office:value="3.58">
            <text:p>3.58</text:p>
          </table:table-cell>
          <table:table-cell office:value-type="float" office:value="0.00136">
            <text:p>1.36E-003</text:p>
          </table:table-cell>
          <table:table-cell office:value-type="float" office:value="0.00658">
            <text:p>6.58E-003</text:p>
          </table:table-cell>
          <table:table-cell office:value-type="string">
            <text:p>14|425|49|3527</text:p>
          </table:table-cell>
          <table:table-cell office:value-type="string">
            <text:p>PF00024;PF00053;PF00307;PF00435;PF00780;PF01044;PF02177;PF02671;PF07653;PF07679;PF08295;PF12796;PF12924;PF1292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2970</text:p>
          </table:table-cell>
          <table:table-cell office:value-type="string">
            <text:p>regulation of actin filament-based process</text:p>
          </table:table-cell>
          <table:table-cell office:value-type="float" office:value="2">
            <text:p>2</text:p>
          </table:table-cell>
          <table:table-cell office:value-type="float" office:value="3.49">
            <text:p>3.49</text:p>
          </table:table-cell>
          <table:table-cell office:value-type="float" office:value="0.00156">
            <text:p>1.56E-003</text:p>
          </table:table-cell>
          <table:table-cell office:value-type="float" office:value="0.00735">
            <text:p>7.35E-003</text:p>
          </table:table-cell>
          <table:table-cell office:value-type="string">
            <text:p>15|425|55|3527</text:p>
          </table:table-cell>
          <table:table-cell office:value-type="string">
            <text:p>PF00086;PF00130;PF00168;PF00169;PF00241;PF00373;PF00400;PF00610;PF00611;PF02181;PF07653;PF07686;PF08953;PF08954;PF1279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3408</text:p>
          </table:table-cell>
          <table:table-cell office:value-type="string">
            <text:p>regulation of MAPK cascade</text:p>
          </table:table-cell>
          <table:table-cell office:value-type="float" office:value="2">
            <text:p>2</text:p>
          </table:table-cell>
          <table:table-cell office:value-type="float" office:value="3.35">
            <text:p>3.35</text:p>
          </table:table-cell>
          <table:table-cell office:value-type="float" office:value="0.00177">
            <text:p>1.77E-003</text:p>
          </table:table-cell>
          <table:table-cell office:value-type="float" office:value="0.008">
            <text:p>8.00E-003</text:p>
          </table:table-cell>
          <table:table-cell office:value-type="string">
            <text:p>20|425|84|3527</text:p>
          </table:table-cell>
          <table:table-cell office:value-type="string">
            <text:p>PF00020;PF00097;PF00130;PF00168;PF00169;PF00373;PF00757;PF00778;PF00780;PF01030;PF01391;PF01392;PF02199;PF03489;PF05184;PF07653;PF07679;PF09379;PF09380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9615</text:p>
          </table:table-cell>
          <table:table-cell office:value-type="string">
            <text:p>response to virus</text:p>
          </table:table-cell>
          <table:table-cell office:value-type="float" office:value="2">
            <text:p>2</text:p>
          </table:table-cell>
          <table:table-cell office:value-type="float" office:value="3.49">
            <text:p>3.49</text:p>
          </table:table-cell>
          <table:table-cell office:value-type="float" office:value="0.0018">
            <text:p>1.80E-003</text:p>
          </table:table-cell>
          <table:table-cell office:value-type="float" office:value="0.00805">
            <text:p>8.05E-003</text:p>
          </table:table-cell>
          <table:table-cell office:value-type="string">
            <text:p>13|425|45|3527</text:p>
          </table:table-cell>
          <table:table-cell office:value-type="string">
            <text:p>PF00270;PF00271;PF00350;PF00452;PF00515;PF00605;PF01909;PF02463;PF02881;PF10401;PF11648;PF13353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3122</text:p>
          </table:table-cell>
          <table:table-cell office:value-type="string">
            <text:p>regulation of I-kappaB kinase/NF-kappaB cascade</text:p>
          </table:table-cell>
          <table:table-cell office:value-type="float" office:value="2">
            <text:p>2</text:p>
          </table:table-cell>
          <table:table-cell office:value-type="float" office:value="3.49">
            <text:p>3.49</text:p>
          </table:table-cell>
          <table:table-cell office:value-type="float" office:value="0.0018">
            <text:p>1.80E-003</text:p>
          </table:table-cell>
          <table:table-cell office:value-type="float" office:value="0.00805">
            <text:p>8.05E-003</text:p>
          </table:table-cell>
          <table:table-cell office:value-type="string">
            <text:p>13|425|45|3527</text:p>
          </table:table-cell>
          <table:table-cell office:value-type="string">
            <text:p>PF00122;PF00179;PF00240;PF00630;PF00689;PF00690;PF00702;PF01017;PF01391;PF01485;PF02865;PF12796;PF1340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7600</text:p>
          </table:table-cell>
          <table:table-cell office:value-type="string">
            <text:p>sensory perception</text:p>
          </table:table-cell>
          <table:table-cell office:value-type="float" office:value="2">
            <text:p>2</text:p>
          </table:table-cell>
          <table:table-cell office:value-type="float" office:value="3.32">
            <text:p>3.32</text:p>
          </table:table-cell>
          <table:table-cell office:value-type="float" office:value="0.00181">
            <text:p>1.81E-003</text:p>
          </table:table-cell>
          <table:table-cell office:value-type="float" office:value="0.00805">
            <text:p>8.05E-003</text:p>
          </table:table-cell>
          <table:table-cell office:value-type="string">
            <text:p>22|425|96|3527</text:p>
          </table:table-cell>
          <table:table-cell office:value-type="string">
            <text:p>PF00024;PF00027;PF00053;PF00063;PF00122;PF00307;PF00350;PF00373;PF00415;PF00689;PF00690;PF00702;PF01391;PF01477;PF07653;PF07679;PF07686;PF09379;PF12424;PF12796;PF13385;PF13637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19216</text:p>
          </table:table-cell>
          <table:table-cell office:value-type="string">
            <text:p>regulation of lipid metabolic process</text:p>
          </table:table-cell>
          <table:table-cell office:value-type="float" office:value="2">
            <text:p>2</text:p>
          </table:table-cell>
          <table:table-cell office:value-type="float" office:value="3.38">
            <text:p>3.38</text:p>
          </table:table-cell>
          <table:table-cell office:value-type="float" office:value="0.00186">
            <text:p>1.86E-003</text:p>
          </table:table-cell>
          <table:table-cell office:value-type="float" office:value="0.00823">
            <text:p>8.23E-003</text:p>
          </table:table-cell>
          <table:table-cell office:value-type="string">
            <text:p>17|425|67|3527</text:p>
          </table:table-cell>
          <table:table-cell office:value-type="string">
            <text:p>PF00019;PF00097;PF00169;PF00400;PF00501;PF00688;PF01017;PF01391;PF02199;PF02865;PF03489;PF05184;PF07653;PF07679;PF09771;PF11934;PF12697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7268</text:p>
          </table:table-cell>
          <table:table-cell office:value-type="string">
            <text:p>synaptic transmission</text:p>
          </table:table-cell>
          <table:table-cell office:value-type="float" office:value="2">
            <text:p>2</text:p>
          </table:table-cell>
          <table:table-cell office:value-type="float" office:value="3.22">
            <text:p>3.22</text:p>
          </table:table-cell>
          <table:table-cell office:value-type="float" office:value="0.0019">
            <text:p>1.90E-003</text:p>
          </table:table-cell>
          <table:table-cell office:value-type="float" office:value="0.00839">
            <text:p>8.39E-003</text:p>
          </table:table-cell>
          <table:table-cell office:value-type="string">
            <text:p>30|425|146|3527</text:p>
          </table:table-cell>
          <table:table-cell office:value-type="string">
            <text:p>PF00063;PF00122;PF00130;PF00168;PF00169;PF00282;PF00435;PF00622;PF00651;PF00690;PF00928;PF01044;PF01217;PF01302;PF01392;PF01504;PF01602;PF02177;PF02214;PF03165;PF07653;PF07679;PF07690;PF07707;PF10608;PF12763;PF12796;PF12924;PF12925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2270</text:p>
          </table:table-cell>
          <table:table-cell office:value-type="string">
            <text:p>positive regulation of cellular protein metabolic process</text:p>
          </table:table-cell>
          <table:table-cell office:value-type="float" office:value="2">
            <text:p>2</text:p>
          </table:table-cell>
          <table:table-cell office:value-type="float" office:value="3.21">
            <text:p>3.21</text:p>
          </table:table-cell>
          <table:table-cell office:value-type="float" office:value="0.00198">
            <text:p>1.98E-003</text:p>
          </table:table-cell>
          <table:table-cell office:value-type="float" office:value="0.0087">
            <text:p>8.70E-003</text:p>
          </table:table-cell>
          <table:table-cell office:value-type="string">
            <text:p>29|425|140|3527</text:p>
          </table:table-cell>
          <table:table-cell office:value-type="string">
            <text:p>PF00019;PF00057;PF00076;PF00179;PF00240;PF00373;PF00400;PF00515;PF00564;PF00688;PF00757;PF00778;PF00780;PF00870;PF01030;PF01302;PF01391;PF02218;PF04868;PF07645;PF07653;PF07679;PF07710;PF08563;PF09771;PF12763;PF13405;PF13855;PF14324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1532</text:p>
          </table:table-cell>
          <table:table-cell office:value-type="string">
            <text:p>actin cytoskeleton reorganization</text:p>
          </table:table-cell>
          <table:table-cell office:value-type="float" office:value="2">
            <text:p>2</text:p>
          </table:table-cell>
          <table:table-cell office:value-type="float" office:value="3.7">
            <text:p>3.7</text:p>
          </table:table-cell>
          <table:table-cell office:value-type="float" office:value="0.00231">
            <text:p>2.31E-003</text:p>
          </table:table-cell>
          <table:table-cell office:value-type="float" office:value="0.00968">
            <text:p>9.68E-003</text:p>
          </table:table-cell>
          <table:table-cell office:value-type="string">
            <text:p>7|425|17|3527</text:p>
          </table:table-cell>
          <table:table-cell office:value-type="string">
            <text:p>PF00122;PF00130;PF00689;PF00690;PF00702;PF00780;PF0768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0111</text:p>
          </table:table-cell>
          <table:table-cell office:value-type="string">
            <text:p>regulation of Wnt receptor signaling pathway</text:p>
          </table:table-cell>
          <table:table-cell office:value-type="float" office:value="2">
            <text:p>2</text:p>
          </table:table-cell>
          <table:table-cell office:value-type="float" office:value="3.34">
            <text:p>3.34</text:p>
          </table:table-cell>
          <table:table-cell office:value-type="float" office:value="0.00231">
            <text:p>2.31E-003</text:p>
          </table:table-cell>
          <table:table-cell office:value-type="float" office:value="0.00968">
            <text:p>9.68E-003</text:p>
          </table:table-cell>
          <table:table-cell office:value-type="string">
            <text:p>15|425|57|3527</text:p>
          </table:table-cell>
          <table:table-cell office:value-type="string">
            <text:p>PF00019;PF00057;PF00400;PF00688;PF00778;PF00884;PF01302;PF01391;PF01392;PF07679;PF12548;PF12796;PF13637;PF13639;PF1390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9100</text:p>
          </table:table-cell>
          <table:table-cell office:value-type="string">
            <text:p>glycoprotein metabolic process</text:p>
          </table:table-cell>
          <table:table-cell office:value-type="float" office:value="2">
            <text:p>2</text:p>
          </table:table-cell>
          <table:table-cell office:value-type="float" office:value="3.23">
            <text:p>3.23</text:p>
          </table:table-cell>
          <table:table-cell office:value-type="float" office:value="0.0024">
            <text:p>2.40E-003</text:p>
          </table:table-cell>
          <table:table-cell office:value-type="float" office:value="0.00987">
            <text:p>9.87E-003</text:p>
          </table:table-cell>
          <table:table-cell office:value-type="string">
            <text:p>20|425|86|3527</text:p>
          </table:table-cell>
          <table:table-cell office:value-type="string">
            <text:p>PF00085;PF00094;PF00122;PF00515;PF00534;PF00535;PF00702;PF00884;PF01841;PF02434;PF03155;PF04721;PF04756;PF04810;PF04811;PF09409;PF10250;PF12548;PF13733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5597</text:p>
          </table:table-cell>
          <table:table-cell office:value-type="string">
            <text:p>positive regulation of cell differentiation</text:p>
          </table:table-cell>
          <table:table-cell office:value-type="float" office:value="2">
            <text:p>2</text:p>
          </table:table-cell>
          <table:table-cell office:value-type="float" office:value="3.21">
            <text:p>3.21</text:p>
          </table:table-cell>
          <table:table-cell office:value-type="float" office:value="0.00239">
            <text:p>2.39E-003</text:p>
          </table:table-cell>
          <table:table-cell office:value-type="float" office:value="0.00987">
            <text:p>9.87E-003</text:p>
          </table:table-cell>
          <table:table-cell office:value-type="string">
            <text:p>22|425|98|3527</text:p>
          </table:table-cell>
          <table:table-cell office:value-type="string">
            <text:p>PF00019;PF00086;PF00093;PF00130;PF00168;PF00400;PF00530;PF00564;PF00688;PF01017;PF01391;PF01403;PF01437;PF02198;PF02865;PF03165;PF07525;PF07645;PF07679;PF12796;PF13405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18958</text:p>
          </table:table-cell>
          <table:table-cell office:value-type="string">
            <text:p>phenol-containing compound metabolic process</text:p>
          </table:table-cell>
          <table:table-cell office:value-type="float" office:value="3">
            <text:p>3</text:p>
          </table:table-cell>
          <table:table-cell office:value-type="float" office:value="5.69">
            <text:p>5.69</text:p>
          </table:table-cell>
          <table:table-cell office:value-type="float" office:value="0.00000783">
            <text:p>7.83E-006</text:p>
          </table:table-cell>
          <table:table-cell office:value-type="float" office:value="0.000127">
            <text:p>1.27E-004</text:p>
          </table:table-cell>
          <table:table-cell office:value-type="string">
            <text:p>11|425|21|3527</text:p>
          </table:table-cell>
          <table:table-cell office:value-type="string">
            <text:p>PF00019;PF00109;PF00282;PF00501;PF00688;PF00698;PF01082;PF02801;PF03712;PF04389;PF086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017</text:p>
          </table:table-cell>
          <table:table-cell office:value-type="string">
            <text:p>actin filament bundle assembly</text:p>
          </table:table-cell>
          <table:table-cell office:value-type="float" office:value="3">
            <text:p>3</text:p>
          </table:table-cell>
          <table:table-cell office:value-type="float" office:value="5.36">
            <text:p>5.36</text:p>
          </table:table-cell>
          <table:table-cell office:value-type="float" office:value="0.0000159">
            <text:p>1.59E-005</text:p>
          </table:table-cell>
          <table:table-cell office:value-type="float" office:value="0.000225">
            <text:p>2.25E-004</text:p>
          </table:table-cell>
          <table:table-cell office:value-type="string">
            <text:p>12|425|26|3527</text:p>
          </table:table-cell>
          <table:table-cell office:value-type="string">
            <text:p>PF00063;PF00307;PF00373;PF00611;PF02181;PF02214;PF06367;PF06371;PF07653;PF09379;PF09380;PF1279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2028</text:p>
          </table:table-cell>
          <table:table-cell office:value-type="string">
            <text:p>regulation of sodium ion transport</text:p>
          </table:table-cell>
          <table:table-cell office:value-type="float" office:value="3">
            <text:p>3</text:p>
          </table:table-cell>
          <table:table-cell office:value-type="float" office:value="5.44">
            <text:p>5.44</text:p>
          </table:table-cell>
          <table:table-cell office:value-type="float" office:value="0.0000259">
            <text:p>2.59E-005</text:p>
          </table:table-cell>
          <table:table-cell office:value-type="float" office:value="0.000346">
            <text:p>3.46E-004</text:p>
          </table:table-cell>
          <table:table-cell office:value-type="string">
            <text:p>9|425|16|3527</text:p>
          </table:table-cell>
          <table:table-cell office:value-type="string">
            <text:p>PF00122;PF00168;PF00169;PF00307;PF00435;PF00689;PF00690;PF00702;PF1340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7309</text:p>
          </table:table-cell>
          <table:table-cell office:value-type="string">
            <text:p>oocyte axis specification</text:p>
          </table:table-cell>
          <table:table-cell office:value-type="float" office:value="3">
            <text:p>3</text:p>
          </table:table-cell>
          <table:table-cell office:value-type="float" office:value="5.19">
            <text:p>5.19</text:p>
          </table:table-cell>
          <table:table-cell office:value-type="float" office:value="0.0000493">
            <text:p>4.93E-005</text:p>
          </table:table-cell>
          <table:table-cell office:value-type="float" office:value="0.000589">
            <text:p>5.89E-004</text:p>
          </table:table-cell>
          <table:table-cell office:value-type="string">
            <text:p>9|425|17|3527</text:p>
          </table:table-cell>
          <table:table-cell office:value-type="string">
            <text:p>PF00076;PF00130;PF00564;PF00567;PF00622;PF00651;PF07525;PF12872;PF142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5639</text:p>
          </table:table-cell>
          <table:table-cell office:value-type="string">
            <text:p>positive regulation of myeloid cell differentiation</text:p>
          </table:table-cell>
          <table:table-cell office:value-type="float" office:value="3">
            <text:p>3</text:p>
          </table:table-cell>
          <table:table-cell office:value-type="float" office:value="5.19">
            <text:p>5.19</text:p>
          </table:table-cell>
          <table:table-cell office:value-type="float" office:value="0.0000647">
            <text:p>6.47E-005</text:p>
          </table:table-cell>
          <table:table-cell office:value-type="float" office:value="0.000718">
            <text:p>7.18E-004</text:p>
          </table:table-cell>
          <table:table-cell office:value-type="string">
            <text:p>8|425|14|3527</text:p>
          </table:table-cell>
          <table:table-cell office:value-type="string">
            <text:p>PF00019;PF00130;PF00168;PF00688;PF02198;PF02865;PF12796;PF1340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2479</text:p>
          </table:table-cell>
          <table:table-cell office:value-type="string">
            <text:p>regulation of type I interferon production</text:p>
          </table:table-cell>
          <table:table-cell office:value-type="float" office:value="3">
            <text:p>3</text:p>
          </table:table-cell>
          <table:table-cell office:value-type="float" office:value="5.47">
            <text:p>5.47</text:p>
          </table:table-cell>
          <table:table-cell office:value-type="float" office:value="0.000067">
            <text:p>6.70E-005</text:p>
          </table:table-cell>
          <table:table-cell office:value-type="float" office:value="0.000732">
            <text:p>7.32E-004</text:p>
          </table:table-cell>
          <table:table-cell office:value-type="string">
            <text:p>6|425|8|3527</text:p>
          </table:table-cell>
          <table:table-cell office:value-type="string">
            <text:p>PF00240;PF00271;PF00605;PF10401;PF11648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5822</text:p>
          </table:table-cell>
          <table:table-cell office:value-type="string">
            <text:p>negative regulation of heart contraction</text:p>
          </table:table-cell>
          <table:table-cell office:value-type="float" office:value="3">
            <text:p>3</text:p>
          </table:table-cell>
          <table:table-cell office:value-type="float" office:value="5.37">
            <text:p>5.37</text:p>
          </table:table-cell>
          <table:table-cell office:value-type="float" office:value="0.000134">
            <text:p>1.34E-004</text:p>
          </table:table-cell>
          <table:table-cell office:value-type="float" office:value="0.00125">
            <text:p>1.25E-003</text:p>
          </table:table-cell>
          <table:table-cell office:value-type="string">
            <text:p>5|425|6|3527</text:p>
          </table:table-cell>
          <table:table-cell office:value-type="string">
            <text:p>PF00122;PF00169;PF00689;PF00690;PF00702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220</text:p>
          </table:table-cell>
          <table:table-cell office:value-type="string">
            <text:p>cytoplasmic sequestering of protein</text:p>
          </table:table-cell>
          <table:table-cell office:value-type="float" office:value="3">
            <text:p>3</text:p>
          </table:table-cell>
          <table:table-cell office:value-type="float" office:value="5.37">
            <text:p>5.37</text:p>
          </table:table-cell>
          <table:table-cell office:value-type="float" office:value="0.000134">
            <text:p>1.34E-004</text:p>
          </table:table-cell>
          <table:table-cell office:value-type="float" office:value="0.00125">
            <text:p>1.25E-003</text:p>
          </table:table-cell>
          <table:table-cell office:value-type="string">
            <text:p>5|425|6|3527</text:p>
          </table:table-cell>
          <table:table-cell office:value-type="string">
            <text:p>PF00307;PF00630;PF05076;PF12470;PF1279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2157</text:p>
          </table:table-cell>
          <table:table-cell office:value-type="string">
            <text:p>lipoprotein metabolic process</text:p>
          </table:table-cell>
          <table:table-cell office:value-type="float" office:value="3">
            <text:p>3</text:p>
          </table:table-cell>
          <table:table-cell office:value-type="float" office:value="4.64">
            <text:p>4.64</text:p>
          </table:table-cell>
          <table:table-cell office:value-type="float" office:value="0.000155">
            <text:p>1.55E-004</text:p>
          </table:table-cell>
          <table:table-cell office:value-type="float" office:value="0.00137">
            <text:p>1.37E-003</text:p>
          </table:table-cell>
          <table:table-cell office:value-type="string">
            <text:p>10|425|23|3527</text:p>
          </table:table-cell>
          <table:table-cell office:value-type="string">
            <text:p>PF00057;PF00149;PF00534;PF00535;PF01302;PF01663;PF05024;PF07645;PF08288;PF1279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5747</text:p>
          </table:table-cell>
          <table:table-cell office:value-type="string">
            <text:p>positive regulation of Notch signaling pathway</text:p>
          </table:table-cell>
          <table:table-cell office:value-type="float" office:value="3">
            <text:p>3</text:p>
          </table:table-cell>
          <table:table-cell office:value-type="float" office:value="4.93">
            <text:p>4.93</text:p>
          </table:table-cell>
          <table:table-cell office:value-type="float" office:value="0.000162">
            <text:p>1.62E-004</text:p>
          </table:table-cell>
          <table:table-cell office:value-type="float" office:value="0.00141">
            <text:p>1.41E-003</text:p>
          </table:table-cell>
          <table:table-cell office:value-type="string">
            <text:p>7|425|12|3527</text:p>
          </table:table-cell>
          <table:table-cell office:value-type="string">
            <text:p>PF00307;PF00870;PF01017;PF02434;PF02865;PF07710;PF10358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5646</text:p>
          </table:table-cell>
          <table:table-cell office:value-type="string">
            <text:p>regulation of erythrocyte differentiation</text:p>
          </table:table-cell>
          <table:table-cell office:value-type="float" office:value="3">
            <text:p>3</text:p>
          </table:table-cell>
          <table:table-cell office:value-type="float" office:value="4.93">
            <text:p>4.93</text:p>
          </table:table-cell>
          <table:table-cell office:value-type="float" office:value="0.000162">
            <text:p>1.62E-004</text:p>
          </table:table-cell>
          <table:table-cell office:value-type="float" office:value="0.00141">
            <text:p>1.41E-003</text:p>
          </table:table-cell>
          <table:table-cell office:value-type="string">
            <text:p>7|425|12|3527</text:p>
          </table:table-cell>
          <table:table-cell office:value-type="string">
            <text:p>PF00019;PF00307;PF00688;PF01017;PF02198;PF02865;PF1279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5186</text:p>
          </table:table-cell>
          <table:table-cell office:value-type="string">
            <text:p>zonula adherens assembly</text:p>
          </table:table-cell>
          <table:table-cell office:value-type="float" office:value="3">
            <text:p>3</text:p>
          </table:table-cell>
          <table:table-cell office:value-type="float" office:value="5.04">
            <text:p>5.04</text:p>
          </table:table-cell>
          <table:table-cell office:value-type="float" office:value="0.000181">
            <text:p>1.81E-004</text:p>
          </table:table-cell>
          <table:table-cell office:value-type="float" office:value="0.00149">
            <text:p>1.49E-003</text:p>
          </table:table-cell>
          <table:table-cell office:value-type="string">
            <text:p>6|425|9|3527</text:p>
          </table:table-cell>
          <table:table-cell office:value-type="string">
            <text:p>PF00130;PF00169;PF00307;PF00435;PF00564;PF07653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2776</text:p>
          </table:table-cell>
          <table:table-cell office:value-type="string">
            <text:p>DNA methylation on cytosine</text:p>
          </table:table-cell>
          <table:table-cell office:value-type="float" office:value="3">
            <text:p>3</text:p>
          </table:table-cell>
          <table:table-cell office:value-type="float" office:value="5.04">
            <text:p>5.04</text:p>
          </table:table-cell>
          <table:table-cell office:value-type="float" office:value="0.000181">
            <text:p>1.81E-004</text:p>
          </table:table-cell>
          <table:table-cell office:value-type="float" office:value="0.00149">
            <text:p>1.49E-003</text:p>
          </table:table-cell>
          <table:table-cell office:value-type="string">
            <text:p>6|425|9|3527</text:p>
          </table:table-cell>
          <table:table-cell office:value-type="string">
            <text:p>PF01426;PF02008;PF02182;PF06464;PF12047;PF1279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10821</text:p>
          </table:table-cell>
          <table:table-cell office:value-type="string">
            <text:p>regulation of mitochondrion organization</text:p>
          </table:table-cell>
          <table:table-cell office:value-type="float" office:value="3">
            <text:p>3</text:p>
          </table:table-cell>
          <table:table-cell office:value-type="float" office:value="5.04">
            <text:p>5.04</text:p>
          </table:table-cell>
          <table:table-cell office:value-type="float" office:value="0.000181">
            <text:p>1.81E-004</text:p>
          </table:table-cell>
          <table:table-cell office:value-type="float" office:value="0.00149">
            <text:p>1.49E-003</text:p>
          </table:table-cell>
          <table:table-cell office:value-type="string">
            <text:p>6|425|9|3527</text:p>
          </table:table-cell>
          <table:table-cell office:value-type="string">
            <text:p>PF00169;PF00452;PF00870;PF07710;PF08563;PF1290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2092</text:p>
          </table:table-cell>
          <table:table-cell office:value-type="string">
            <text:p>positive regulation of protein binding</text:p>
          </table:table-cell>
          <table:table-cell office:value-type="float" office:value="3">
            <text:p>3</text:p>
          </table:table-cell>
          <table:table-cell office:value-type="float" office:value="5.04">
            <text:p>5.04</text:p>
          </table:table-cell>
          <table:table-cell office:value-type="float" office:value="0.000181">
            <text:p>1.81E-004</text:p>
          </table:table-cell>
          <table:table-cell office:value-type="float" office:value="0.00149">
            <text:p>1.49E-003</text:p>
          </table:table-cell>
          <table:table-cell office:value-type="string">
            <text:p>6|425|9|3527</text:p>
          </table:table-cell>
          <table:table-cell office:value-type="string">
            <text:p>PF00373;PF02434;PF04382;PF08736;PF09379;PF09380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8840</text:p>
          </table:table-cell>
          <table:table-cell office:value-type="string">
            <text:p>otolith development</text:p>
          </table:table-cell>
          <table:table-cell office:value-type="float" office:value="3">
            <text:p>3</text:p>
          </table:table-cell>
          <table:table-cell office:value-type="float" office:value="5.41">
            <text:p>5.41</text:p>
          </table:table-cell>
          <table:table-cell office:value-type="float" office:value="0.000208">
            <text:p>2.08E-004</text:p>
          </table:table-cell>
          <table:table-cell office:value-type="float" office:value="0.00163">
            <text:p>1.63E-003</text:p>
          </table:table-cell>
          <table:table-cell office:value-type="string">
            <text:p>4|425|4|3527</text:p>
          </table:table-cell>
          <table:table-cell office:value-type="string">
            <text:p>PF00122;PF00689;PF00690;PF00702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2472</text:p>
          </table:table-cell>
          <table:table-cell office:value-type="string">
            <text:p>Golgi calcium ion transport</text:p>
          </table:table-cell>
          <table:table-cell office:value-type="float" office:value="3">
            <text:p>3</text:p>
          </table:table-cell>
          <table:table-cell office:value-type="float" office:value="5.41">
            <text:p>5.41</text:p>
          </table:table-cell>
          <table:table-cell office:value-type="float" office:value="0.000208">
            <text:p>2.08E-004</text:p>
          </table:table-cell>
          <table:table-cell office:value-type="float" office:value="0.00163">
            <text:p>1.63E-003</text:p>
          </table:table-cell>
          <table:table-cell office:value-type="string">
            <text:p>4|425|4|3527</text:p>
          </table:table-cell>
          <table:table-cell office:value-type="string">
            <text:p>PF00122;PF00689;PF00690;PF00702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2468</text:p>
          </table:table-cell>
          <table:table-cell office:value-type="string">
            <text:p>Golgi calcium ion homeostasis</text:p>
          </table:table-cell>
          <table:table-cell office:value-type="float" office:value="3">
            <text:p>3</text:p>
          </table:table-cell>
          <table:table-cell office:value-type="float" office:value="5.41">
            <text:p>5.41</text:p>
          </table:table-cell>
          <table:table-cell office:value-type="float" office:value="0.000208">
            <text:p>2.08E-004</text:p>
          </table:table-cell>
          <table:table-cell office:value-type="float" office:value="0.00163">
            <text:p>1.63E-003</text:p>
          </table:table-cell>
          <table:table-cell office:value-type="string">
            <text:p>4|425|4|3527</text:p>
          </table:table-cell>
          <table:table-cell office:value-type="string">
            <text:p>PF00122;PF00689;PF00690;PF00702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6275</text:p>
          </table:table-cell>
          <table:table-cell office:value-type="string">
            <text:p>regulation of DNA replication</text:p>
          </table:table-cell>
          <table:table-cell office:value-type="float" office:value="3">
            <text:p>3</text:p>
          </table:table-cell>
          <table:table-cell office:value-type="float" office:value="4.44">
            <text:p>4.44</text:p>
          </table:table-cell>
          <table:table-cell office:value-type="float" office:value="0.000216">
            <text:p>2.16E-004</text:p>
          </table:table-cell>
          <table:table-cell office:value-type="float" office:value="0.00167">
            <text:p>1.67E-003</text:p>
          </table:table-cell>
          <table:table-cell office:value-type="string">
            <text:p>11|425|28|3527</text:p>
          </table:table-cell>
          <table:table-cell office:value-type="string">
            <text:p>PF00019;PF00271;PF00515;PF00688;PF00870;PF01336;PF02463;PF08563;PF12756;PF12895;PF1308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4311</text:p>
          </table:table-cell>
          <table:table-cell office:value-type="string">
            <text:p>diol metabolic process</text:p>
          </table:table-cell>
          <table:table-cell office:value-type="float" office:value="3">
            <text:p>3</text:p>
          </table:table-cell>
          <table:table-cell office:value-type="float" office:value="4.67">
            <text:p>4.67</text:p>
          </table:table-cell>
          <table:table-cell office:value-type="float" office:value="0.000222">
            <text:p>2.22E-004</text:p>
          </table:table-cell>
          <table:table-cell office:value-type="float" office:value="0.00169">
            <text:p>1.69E-003</text:p>
          </table:table-cell>
          <table:table-cell office:value-type="string">
            <text:p>8|425|16|3527</text:p>
          </table:table-cell>
          <table:table-cell office:value-type="string">
            <text:p>PF00019;PF00109;PF00282;PF00501;PF00688;PF00698;PF02801;PF086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1901185</text:p>
          </table:table-cell>
          <table:table-cell office:value-type="string">
            <text:p>negative regulation of ERBB signaling pathway</text:p>
          </table:table-cell>
          <table:table-cell office:value-type="float" office:value="3">
            <text:p>3</text:p>
          </table:table-cell>
          <table:table-cell office:value-type="float" office:value="4.67">
            <text:p>4.67</text:p>
          </table:table-cell>
          <table:table-cell office:value-type="float" office:value="0.000222">
            <text:p>2.22E-004</text:p>
          </table:table-cell>
          <table:table-cell office:value-type="float" office:value="0.00169">
            <text:p>1.69E-003</text:p>
          </table:table-cell>
          <table:table-cell office:value-type="string">
            <text:p>8|425|16|3527</text:p>
          </table:table-cell>
          <table:table-cell office:value-type="string">
            <text:p>PF00168;PF01585;PF02262;PF02761;PF02762;PF07525;PF07679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1894</text:p>
          </table:table-cell>
          <table:table-cell office:value-type="string">
            <text:p>tissue homeostasis</text:p>
          </table:table-cell>
          <table:table-cell office:value-type="float" office:value="3">
            <text:p>3</text:p>
          </table:table-cell>
          <table:table-cell office:value-type="float" office:value="4.47">
            <text:p>4.47</text:p>
          </table:table-cell>
          <table:table-cell office:value-type="float" office:value="0.000237">
            <text:p>2.37E-004</text:p>
          </table:table-cell>
          <table:table-cell office:value-type="float" office:value="0.00178">
            <text:p>1.78E-003</text:p>
          </table:table-cell>
          <table:table-cell office:value-type="string">
            <text:p>10|425|24|3527</text:p>
          </table:table-cell>
          <table:table-cell office:value-type="string">
            <text:p>PF00059;PF00082;PF00373;PF00452;PF01391;PF07686;PF08246;PF08736;PF09379;PF09380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8542</text:p>
          </table:table-cell>
          <table:table-cell office:value-type="string">
            <text:p>visual learning</text:p>
          </table:table-cell>
          <table:table-cell office:value-type="float" office:value="3">
            <text:p>3</text:p>
          </table:table-cell>
          <table:table-cell office:value-type="float" office:value="4.64">
            <text:p>4.64</text:p>
          </table:table-cell>
          <table:table-cell office:value-type="float" office:value="0.000315">
            <text:p>3.15E-004</text:p>
          </table:table-cell>
          <table:table-cell office:value-type="float" office:value="0.00221">
            <text:p>2.21E-003</text:p>
          </table:table-cell>
          <table:table-cell office:value-type="string">
            <text:p>7|425|13|3527</text:p>
          </table:table-cell>
          <table:table-cell office:value-type="string">
            <text:p>PF00122;PF00689;PF00690;PF00702;PF02177;PF12924;PF1292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2177</text:p>
          </table:table-cell>
          <table:table-cell office:value-type="string">
            <text:p>negative regulation of protein catabolic process</text:p>
          </table:table-cell>
          <table:table-cell office:value-type="float" office:value="3">
            <text:p>3</text:p>
          </table:table-cell>
          <table:table-cell office:value-type="float" office:value="4.64">
            <text:p>4.64</text:p>
          </table:table-cell>
          <table:table-cell office:value-type="float" office:value="0.000315">
            <text:p>3.15E-004</text:p>
          </table:table-cell>
          <table:table-cell office:value-type="float" office:value="0.00221">
            <text:p>2.21E-003</text:p>
          </table:table-cell>
          <table:table-cell office:value-type="string">
            <text:p>7|425|13|3527</text:p>
          </table:table-cell>
          <table:table-cell office:value-type="string">
            <text:p>PF00240;PF00307;PF00630;PF00789;PF01335;PF02148;PF11977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6901</text:p>
          </table:table-cell>
          <table:table-cell office:value-type="string">
            <text:p>vesicle coating</text:p>
          </table:table-cell>
          <table:table-cell office:value-type="float" office:value="3">
            <text:p>3</text:p>
          </table:table-cell>
          <table:table-cell office:value-type="float" office:value="4.64">
            <text:p>4.64</text:p>
          </table:table-cell>
          <table:table-cell office:value-type="float" office:value="0.000315">
            <text:p>3.15E-004</text:p>
          </table:table-cell>
          <table:table-cell office:value-type="float" office:value="0.00221">
            <text:p>2.21E-003</text:p>
          </table:table-cell>
          <table:table-cell office:value-type="string">
            <text:p>7|425|13|3527</text:p>
          </table:table-cell>
          <table:table-cell office:value-type="string">
            <text:p>PF00611;PF00651;PF00928;PF01217;PF01602;PF07651;PF07707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7229</text:p>
          </table:table-cell>
          <table:table-cell office:value-type="string">
            <text:p>integrin-mediated signaling pathway</text:p>
          </table:table-cell>
          <table:table-cell office:value-type="float" office:value="3">
            <text:p>3</text:p>
          </table:table-cell>
          <table:table-cell office:value-type="float" office:value="4.44">
            <text:p>4.44</text:p>
          </table:table-cell>
          <table:table-cell office:value-type="float" office:value="0.000376">
            <text:p>3.76E-004</text:p>
          </table:table-cell>
          <table:table-cell office:value-type="float" office:value="0.00253">
            <text:p>2.53E-003</text:p>
          </table:table-cell>
          <table:table-cell office:value-type="string">
            <text:p>8|425|17|3527</text:p>
          </table:table-cell>
          <table:table-cell office:value-type="string">
            <text:p>PF00130;PF00169;PF00362;PF00373;PF07653;PF07965;PF08725;PF11971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60742</text:p>
          </table:table-cell>
          <table:table-cell office:value-type="string">
            <text:p>epithelial cell differentiation involved in prostate gland development</text:p>
          </table:table-cell>
          <table:table-cell office:value-type="float" office:value="3">
            <text:p>3</text:p>
          </table:table-cell>
          <table:table-cell office:value-type="float" office:value="4.66">
            <text:p>4.66</text:p>
          </table:table-cell>
          <table:table-cell office:value-type="float" office:value="0.000406">
            <text:p>4.06E-004</text:p>
          </table:table-cell>
          <table:table-cell office:value-type="float" office:value="0.00267">
            <text:p>2.67E-003</text:p>
          </table:table-cell>
          <table:table-cell office:value-type="string">
            <text:p>6|425|10|3527</text:p>
          </table:table-cell>
          <table:table-cell office:value-type="string">
            <text:p>PF00870;PF02199;PF02865;PF03489;PF05184;PF0767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0733</text:p>
          </table:table-cell>
          <table:table-cell office:value-type="string">
            <text:p>DNA strand renaturation</text:p>
          </table:table-cell>
          <table:table-cell office:value-type="float" office:value="3">
            <text:p>3</text:p>
          </table:table-cell>
          <table:table-cell office:value-type="float" office:value="4.83">
            <text:p>4.83</text:p>
          </table:table-cell>
          <table:table-cell office:value-type="float" office:value="0.000424">
            <text:p>4.24E-004</text:p>
          </table:table-cell>
          <table:table-cell office:value-type="float" office:value="0.00272">
            <text:p>2.72E-003</text:p>
          </table:table-cell>
          <table:table-cell office:value-type="string">
            <text:p>5|425|7|3527</text:p>
          </table:table-cell>
          <table:table-cell office:value-type="string">
            <text:p>PF00270;PF00271;PF00870;PF07710;PF08563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402</text:p>
          </table:table-cell>
          <table:table-cell office:value-type="string">
            <text:p>neuron apoptotic process</text:p>
          </table:table-cell>
          <table:table-cell office:value-type="float" office:value="3">
            <text:p>3</text:p>
          </table:table-cell>
          <table:table-cell office:value-type="float" office:value="4.37">
            <text:p>4.37</text:p>
          </table:table-cell>
          <table:table-cell office:value-type="float" office:value="0.000565">
            <text:p>5.65E-004</text:p>
          </table:table-cell>
          <table:table-cell office:value-type="float" office:value="0.00344">
            <text:p>3.44E-003</text:p>
          </table:table-cell>
          <table:table-cell office:value-type="string">
            <text:p>7|425|14|3527</text:p>
          </table:table-cell>
          <table:table-cell office:value-type="string">
            <text:p>PF00027;PF00870;PF02177;PF07710;PF08563;PF12924;PF1292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1901216</text:p>
          </table:table-cell>
          <table:table-cell office:value-type="string">
            <text:p>positive regulation of neuron death</text:p>
          </table:table-cell>
          <table:table-cell office:value-type="float" office:value="3">
            <text:p>3</text:p>
          </table:table-cell>
          <table:table-cell office:value-type="float" office:value="4.37">
            <text:p>4.37</text:p>
          </table:table-cell>
          <table:table-cell office:value-type="float" office:value="0.000565">
            <text:p>5.65E-004</text:p>
          </table:table-cell>
          <table:table-cell office:value-type="float" office:value="0.00344">
            <text:p>3.44E-003</text:p>
          </table:table-cell>
          <table:table-cell office:value-type="string">
            <text:p>7|425|14|3527</text:p>
          </table:table-cell>
          <table:table-cell office:value-type="string">
            <text:p>PF00452;PF00870;PF01392;PF07679;PF07710;PF08563;PF1371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6505</text:p>
          </table:table-cell>
          <table:table-cell office:value-type="string">
            <text:p>GPI anchor metabolic process</text:p>
          </table:table-cell>
          <table:table-cell office:value-type="float" office:value="3">
            <text:p>3</text:p>
          </table:table-cell>
          <table:table-cell office:value-type="float" office:value="4.37">
            <text:p>4.37</text:p>
          </table:table-cell>
          <table:table-cell office:value-type="float" office:value="0.000565">
            <text:p>5.65E-004</text:p>
          </table:table-cell>
          <table:table-cell office:value-type="float" office:value="0.00344">
            <text:p>3.44E-003</text:p>
          </table:table-cell>
          <table:table-cell office:value-type="string">
            <text:p>7|425|14|3527</text:p>
          </table:table-cell>
          <table:table-cell office:value-type="string">
            <text:p>PF00149;PF00534;PF00535;PF01663;PF04080;PF05024;PF08288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60491</text:p>
          </table:table-cell>
          <table:table-cell office:value-type="string">
            <text:p>regulation of cell projection assembly</text:p>
          </table:table-cell>
          <table:table-cell office:value-type="float" office:value="3">
            <text:p>3</text:p>
          </table:table-cell>
          <table:table-cell office:value-type="float" office:value="4.17">
            <text:p>4.17</text:p>
          </table:table-cell>
          <table:table-cell office:value-type="float" office:value="0.000578">
            <text:p>5.78E-004</text:p>
          </table:table-cell>
          <table:table-cell office:value-type="float" office:value="0.00349">
            <text:p>3.49E-003</text:p>
          </table:table-cell>
          <table:table-cell office:value-type="string">
            <text:p>9|425|22|3527</text:p>
          </table:table-cell>
          <table:table-cell office:value-type="string">
            <text:p>PF00063;PF00072;PF00086;PF00130;PF02181;PF02518;PF06367;PF06371;PF1279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22405</text:p>
          </table:table-cell>
          <table:table-cell office:value-type="string">
            <text:p>hair cycle process</text:p>
          </table:table-cell>
          <table:table-cell office:value-type="float" office:value="3">
            <text:p>3</text:p>
          </table:table-cell>
          <table:table-cell office:value-type="float" office:value="4.23">
            <text:p>4.23</text:p>
          </table:table-cell>
          <table:table-cell office:value-type="float" office:value="0.000607">
            <text:p>6.07E-004</text:p>
          </table:table-cell>
          <table:table-cell office:value-type="float" office:value="0.00361">
            <text:p>3.61E-003</text:p>
          </table:table-cell>
          <table:table-cell office:value-type="string">
            <text:p>8|425|18|3527</text:p>
          </table:table-cell>
          <table:table-cell office:value-type="string">
            <text:p>PF00019;PF00688;PF00757;PF00870;PF01030;PF01391;PF01392;PF0767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1778</text:p>
          </table:table-cell>
          <table:table-cell office:value-type="string">
            <text:p>plasma membrane repair</text:p>
          </table:table-cell>
          <table:table-cell office:value-type="float" office:value="3">
            <text:p>3</text:p>
          </table:table-cell>
          <table:table-cell office:value-type="float" office:value="4.34">
            <text:p>4.34</text:p>
          </table:table-cell>
          <table:table-cell office:value-type="float" office:value="0.000803">
            <text:p>8.03E-004</text:p>
          </table:table-cell>
          <table:table-cell office:value-type="float" office:value="0.00462">
            <text:p>4.62E-003</text:p>
          </table:table-cell>
          <table:table-cell office:value-type="string">
            <text:p>6|425|11|3527</text:p>
          </table:table-cell>
          <table:table-cell office:value-type="string">
            <text:p>PF00063;PF00168;PF00622;PF08150;PF08151;PF0816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7044</text:p>
          </table:table-cell>
          <table:table-cell office:value-type="string">
            <text:p>cell-substrate junction assembly</text:p>
          </table:table-cell>
          <table:table-cell office:value-type="float" office:value="3">
            <text:p>3</text:p>
          </table:table-cell>
          <table:table-cell office:value-type="float" office:value="4.34">
            <text:p>4.34</text:p>
          </table:table-cell>
          <table:table-cell office:value-type="float" office:value="0.000803">
            <text:p>8.03E-004</text:p>
          </table:table-cell>
          <table:table-cell office:value-type="float" office:value="0.00462">
            <text:p>4.62E-003</text:p>
          </table:table-cell>
          <table:table-cell office:value-type="string">
            <text:p>6|425|11|3527</text:p>
          </table:table-cell>
          <table:table-cell office:value-type="string">
            <text:p>PF00052;PF00053;PF00362;PF01391;PF07965;PF0872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2026</text:p>
          </table:table-cell>
          <table:table-cell office:value-type="string">
            <text:p>regulation of the force of heart contraction</text:p>
          </table:table-cell>
          <table:table-cell office:value-type="float" office:value="3">
            <text:p>3</text:p>
          </table:table-cell>
          <table:table-cell office:value-type="float" office:value="4.34">
            <text:p>4.34</text:p>
          </table:table-cell>
          <table:table-cell office:value-type="float" office:value="0.000803">
            <text:p>8.03E-004</text:p>
          </table:table-cell>
          <table:table-cell office:value-type="float" office:value="0.00462">
            <text:p>4.62E-003</text:p>
          </table:table-cell>
          <table:table-cell office:value-type="string">
            <text:p>6|425|11|3527</text:p>
          </table:table-cell>
          <table:table-cell office:value-type="string">
            <text:p>PF00122;PF00169;PF00689;PF00690;PF00702;PF0169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0336</text:p>
          </table:table-cell>
          <table:table-cell office:value-type="string">
            <text:p>negative regulation of cell migratio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00085">
            <text:p>8.50E-004</text:p>
          </table:table-cell>
          <table:table-cell office:value-type="float" office:value="0.00483">
            <text:p>4.83E-003</text:p>
          </table:table-cell>
          <table:table-cell office:value-type="string">
            <text:p>9|425|23|3527</text:p>
          </table:table-cell>
          <table:table-cell office:value-type="string">
            <text:p>PF00019;PF00086;PF00688;PF00884;PF01391;PF07546;PF10409;PF12548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5071</text:p>
          </table:table-cell>
          <table:table-cell office:value-type="string">
            <text:p>manganese ion homeostasis</text:p>
          </table:table-cell>
          <table:table-cell office:value-type="float" office:value="3">
            <text:p>3</text:p>
          </table:table-cell>
          <table:table-cell office:value-type="float" office:value="4.67">
            <text:p>4.67</text:p>
          </table:table-cell>
          <table:table-cell office:value-type="float" office:value="0.000942">
            <text:p>9.42E-004</text:p>
          </table:table-cell>
          <table:table-cell office:value-type="float" office:value="0.00493">
            <text:p>4.93E-003</text:p>
          </table:table-cell>
          <table:table-cell office:value-type="string">
            <text:p>4|425|5|3527</text:p>
          </table:table-cell>
          <table:table-cell office:value-type="string">
            <text:p>PF00122;PF00689;PF00690;PF00702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238</text:p>
          </table:table-cell>
          <table:table-cell office:value-type="string">
            <text:p>sequestering of metal ion</text:p>
          </table:table-cell>
          <table:table-cell office:value-type="float" office:value="3">
            <text:p>3</text:p>
          </table:table-cell>
          <table:table-cell office:value-type="float" office:value="4.67">
            <text:p>4.67</text:p>
          </table:table-cell>
          <table:table-cell office:value-type="float" office:value="0.000942">
            <text:p>9.42E-004</text:p>
          </table:table-cell>
          <table:table-cell office:value-type="float" office:value="0.00493">
            <text:p>4.93E-003</text:p>
          </table:table-cell>
          <table:table-cell office:value-type="string">
            <text:p>4|425|5|3527</text:p>
          </table:table-cell>
          <table:table-cell office:value-type="string">
            <text:p>PF00122;PF00689;PF00690;PF00702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2476</text:p>
          </table:table-cell>
          <table:table-cell office:value-type="string">
            <text:p>odontogenesis</text:p>
          </table:table-cell>
          <table:table-cell office:value-type="float" office:value="3">
            <text:p>3</text:p>
          </table:table-cell>
          <table:table-cell office:value-type="float" office:value="4.03">
            <text:p>4.03</text:p>
          </table:table-cell>
          <table:table-cell office:value-type="float" office:value="0.00094">
            <text:p>9.40E-004</text:p>
          </table:table-cell>
          <table:table-cell office:value-type="float" office:value="0.00493">
            <text:p>4.93E-003</text:p>
          </table:table-cell>
          <table:table-cell office:value-type="string">
            <text:p>8|425|19|3527</text:p>
          </table:table-cell>
          <table:table-cell office:value-type="string">
            <text:p>PF00019;PF00373;PF00688;PF00870;PF01391;PF07679;PF09379;PF09380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7050</text:p>
          </table:table-cell>
          <table:table-cell office:value-type="string">
            <text:p>cell cycle arrest</text:p>
          </table:table-cell>
          <table:table-cell office:value-type="float" office:value="3">
            <text:p>3</text:p>
          </table:table-cell>
          <table:table-cell office:value-type="float" office:value="4.03">
            <text:p>4.03</text:p>
          </table:table-cell>
          <table:table-cell office:value-type="float" office:value="0.00094">
            <text:p>9.40E-004</text:p>
          </table:table-cell>
          <table:table-cell office:value-type="float" office:value="0.00493">
            <text:p>4.93E-003</text:p>
          </table:table-cell>
          <table:table-cell office:value-type="string">
            <text:p>8|425|19|3527</text:p>
          </table:table-cell>
          <table:table-cell office:value-type="string">
            <text:p>PF00019;PF00350;PF00605;PF00688;PF00870;PF07645;PF07710;PF08563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3516</text:p>
          </table:table-cell>
          <table:table-cell office:value-type="string">
            <text:p>regulation of DNA damage response, signal transduction by p53 class mediator</text:p>
          </table:table-cell>
          <table:table-cell office:value-type="float" office:value="3">
            <text:p>3</text:p>
          </table:table-cell>
          <table:table-cell office:value-type="float" office:value="4.39">
            <text:p>4.39</text:p>
          </table:table-cell>
          <table:table-cell office:value-type="float" office:value="0.00102">
            <text:p>1.02E-003</text:p>
          </table:table-cell>
          <table:table-cell office:value-type="float" office:value="0.00518">
            <text:p>5.18E-003</text:p>
          </table:table-cell>
          <table:table-cell office:value-type="string">
            <text:p>5|425|8|3527</text:p>
          </table:table-cell>
          <table:table-cell office:value-type="string">
            <text:p>PF00040;PF00059;PF00270;PF00271;PF01753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4121</text:p>
          </table:table-cell>
          <table:table-cell office:value-type="string">
            <text:p>regulation of toll-like receptor signaling pathway</text:p>
          </table:table-cell>
          <table:table-cell office:value-type="float" office:value="3">
            <text:p>3</text:p>
          </table:table-cell>
          <table:table-cell office:value-type="float" office:value="4.39">
            <text:p>4.39</text:p>
          </table:table-cell>
          <table:table-cell office:value-type="float" office:value="0.00102">
            <text:p>1.02E-003</text:p>
          </table:table-cell>
          <table:table-cell office:value-type="float" office:value="0.00518">
            <text:p>5.18E-003</text:p>
          </table:table-cell>
          <table:table-cell office:value-type="string">
            <text:p>5|425|8|3527</text:p>
          </table:table-cell>
          <table:table-cell office:value-type="string">
            <text:p>PF00605;PF07679;PF10401;PF12796;PF13353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0638</text:p>
          </table:table-cell>
          <table:table-cell office:value-type="string">
            <text:p>polyketide metabolic process</text:p>
          </table:table-cell>
          <table:table-cell office:value-type="float" office:value="3">
            <text:p>3</text:p>
          </table:table-cell>
          <table:table-cell office:value-type="float" office:value="4.39">
            <text:p>4.39</text:p>
          </table:table-cell>
          <table:table-cell office:value-type="float" office:value="0.00102">
            <text:p>1.02E-003</text:p>
          </table:table-cell>
          <table:table-cell office:value-type="float" office:value="0.00518">
            <text:p>5.18E-003</text:p>
          </table:table-cell>
          <table:table-cell office:value-type="string">
            <text:p>5|425|8|3527</text:p>
          </table:table-cell>
          <table:table-cell office:value-type="string">
            <text:p>PF00109;PF00698;PF02801;PF08242;PF086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7088</text:p>
          </table:table-cell>
          <table:table-cell office:value-type="string">
            <text:p>regulation of mitosis</text:p>
          </table:table-cell>
          <table:table-cell office:value-type="float" office:value="3">
            <text:p>3</text:p>
          </table:table-cell>
          <table:table-cell office:value-type="float" office:value="3.84">
            <text:p>3.84</text:p>
          </table:table-cell>
          <table:table-cell office:value-type="float" office:value="0.00122">
            <text:p>1.22E-003</text:p>
          </table:table-cell>
          <table:table-cell office:value-type="float" office:value="0.006">
            <text:p>6.00E-003</text:p>
          </table:table-cell>
          <table:table-cell office:value-type="string">
            <text:p>9|425|24|3527</text:p>
          </table:table-cell>
          <table:table-cell office:value-type="string">
            <text:p>PF00019;PF00270;PF00271;PF00515;PF00688;PF02148;PF07679;PF07686;PF1289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7565</text:p>
          </table:table-cell>
          <table:table-cell office:value-type="string">
            <text:p>female pregnancy</text:p>
          </table:table-cell>
          <table:table-cell office:value-type="float" office:value="3">
            <text:p>3</text:p>
          </table:table-cell>
          <table:table-cell office:value-type="float" office:value="3.84">
            <text:p>3.84</text:p>
          </table:table-cell>
          <table:table-cell office:value-type="float" office:value="0.00122">
            <text:p>1.22E-003</text:p>
          </table:table-cell>
          <table:table-cell office:value-type="float" office:value="0.006">
            <text:p>6.00E-003</text:p>
          </table:table-cell>
          <table:table-cell office:value-type="string">
            <text:p>9|425|24|3527</text:p>
          </table:table-cell>
          <table:table-cell office:value-type="string">
            <text:p>PF00045;PF00053;PF00413;PF00754;PF01017;PF01335;PF01471;PF02865;PF0768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5931</text:p>
          </table:table-cell>
          <table:table-cell office:value-type="string">
            <text:p>positive regulation of mitotic cell cycle</text:p>
          </table:table-cell>
          <table:table-cell office:value-type="float" office:value="3">
            <text:p>3</text:p>
          </table:table-cell>
          <table:table-cell office:value-type="float" office:value="3.85">
            <text:p>3.85</text:p>
          </table:table-cell>
          <table:table-cell office:value-type="float" office:value="0.0014">
            <text:p>1.40E-003</text:p>
          </table:table-cell>
          <table:table-cell office:value-type="float" office:value="0.0067">
            <text:p>6.70E-003</text:p>
          </table:table-cell>
          <table:table-cell office:value-type="string">
            <text:p>8|425|20|3527</text:p>
          </table:table-cell>
          <table:table-cell office:value-type="string">
            <text:p>PF00130;PF00168;PF01017;PF01426;PF02177;PF02865;PF12924;PF1292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6885</text:p>
          </table:table-cell>
          <table:table-cell office:value-type="string">
            <text:p>regulation of pH</text:p>
          </table:table-cell>
          <table:table-cell office:value-type="float" office:value="3">
            <text:p>3</text:p>
          </table:table-cell>
          <table:table-cell office:value-type="float" office:value="3.85">
            <text:p>3.85</text:p>
          </table:table-cell>
          <table:table-cell office:value-type="float" office:value="0.0014">
            <text:p>1.40E-003</text:p>
          </table:table-cell>
          <table:table-cell office:value-type="float" office:value="0.0067">
            <text:p>6.70E-003</text:p>
          </table:table-cell>
          <table:table-cell office:value-type="string">
            <text:p>8|425|20|3527</text:p>
          </table:table-cell>
          <table:table-cell office:value-type="string">
            <text:p>PF00122;PF00400;PF00689;PF00690;PF00702;PF00999;PF01496;PF1340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19954</text:p>
          </table:table-cell>
          <table:table-cell office:value-type="string">
            <text:p>asexual reproduction</text:p>
          </table:table-cell>
          <table:table-cell office:value-type="float" office:value="3">
            <text:p>3</text:p>
          </table:table-cell>
          <table:table-cell office:value-type="float" office:value="4.04">
            <text:p>4.04</text:p>
          </table:table-cell>
          <table:table-cell office:value-type="float" office:value="0.00144">
            <text:p>1.44E-003</text:p>
          </table:table-cell>
          <table:table-cell office:value-type="float" office:value="0.00682">
            <text:p>6.82E-003</text:p>
          </table:table-cell>
          <table:table-cell office:value-type="string">
            <text:p>6|425|12|3527</text:p>
          </table:table-cell>
          <table:table-cell office:value-type="string">
            <text:p>PF00063;PF00072;PF00169;PF00618;PF02518;PF0933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1935</text:p>
          </table:table-cell>
          <table:table-cell office:value-type="string">
            <text:p>endothelial cell proliferation</text:p>
          </table:table-cell>
          <table:table-cell office:value-type="float" office:value="3">
            <text:p>3</text:p>
          </table:table-cell>
          <table:table-cell office:value-type="float" office:value="4.04">
            <text:p>4.04</text:p>
          </table:table-cell>
          <table:table-cell office:value-type="float" office:value="0.00144">
            <text:p>1.44E-003</text:p>
          </table:table-cell>
          <table:table-cell office:value-type="float" office:value="0.00682">
            <text:p>6.82E-003</text:p>
          </table:table-cell>
          <table:table-cell office:value-type="string">
            <text:p>6|425|12|3527</text:p>
          </table:table-cell>
          <table:table-cell office:value-type="string">
            <text:p>PF00019;PF00530;PF00688;PF07653;PF09058;PF10608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7561</text:p>
          </table:table-cell>
          <table:table-cell office:value-type="string">
            <text:p>imaginal disc eversion</text:p>
          </table:table-cell>
          <table:table-cell office:value-type="float" office:value="3">
            <text:p>3</text:p>
          </table:table-cell>
          <table:table-cell office:value-type="float" office:value="4.68">
            <text:p>4.68</text:p>
          </table:table-cell>
          <table:table-cell office:value-type="float" office:value="0.00174">
            <text:p>1.74E-003</text:p>
          </table:table-cell>
          <table:table-cell office:value-type="float" office:value="0.00789">
            <text:p>7.89E-003</text:p>
          </table:table-cell>
          <table:table-cell office:value-type="string">
            <text:p>3|425|3|3527</text:p>
          </table:table-cell>
          <table:table-cell office:value-type="string">
            <text:p>PF00045;PF00413;PF01471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3967</text:p>
          </table:table-cell>
          <table:table-cell office:value-type="string">
            <text:p>histone H4 acetylation</text:p>
          </table:table-cell>
          <table:table-cell office:value-type="float" office:value="3">
            <text:p>3</text:p>
          </table:table-cell>
          <table:table-cell office:value-type="float" office:value="4.01">
            <text:p>4.01</text:p>
          </table:table-cell>
          <table:table-cell office:value-type="float" office:value="0.00207">
            <text:p>2.07E-003</text:p>
          </table:table-cell>
          <table:table-cell office:value-type="float" office:value="0.00873">
            <text:p>8.73E-003</text:p>
          </table:table-cell>
          <table:table-cell office:value-type="string">
            <text:p>5|425|9|3527</text:p>
          </table:table-cell>
          <table:table-cell office:value-type="string">
            <text:p>PF00400;PF01530;PF13831;PF13832;PF13891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6611</text:p>
          </table:table-cell>
          <table:table-cell office:value-type="string">
            <text:p>protein export from nucleus</text:p>
          </table:table-cell>
          <table:table-cell office:value-type="float" office:value="3">
            <text:p>3</text:p>
          </table:table-cell>
          <table:table-cell office:value-type="float" office:value="4.01">
            <text:p>4.01</text:p>
          </table:table-cell>
          <table:table-cell office:value-type="float" office:value="0.00207">
            <text:p>2.07E-003</text:p>
          </table:table-cell>
          <table:table-cell office:value-type="float" office:value="0.00873">
            <text:p>8.73E-003</text:p>
          </table:table-cell>
          <table:table-cell office:value-type="string">
            <text:p>5|425|9|3527</text:p>
          </table:table-cell>
          <table:table-cell office:value-type="string">
            <text:p>PF00019;PF00688;PF03810;PF08389;PF1340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60571</text:p>
          </table:table-cell>
          <table:table-cell office:value-type="string">
            <text:p>morphogenesis of an epithelial fold</text:p>
          </table:table-cell>
          <table:table-cell office:value-type="float" office:value="3">
            <text:p>3</text:p>
          </table:table-cell>
          <table:table-cell office:value-type="float" office:value="4.01">
            <text:p>4.01</text:p>
          </table:table-cell>
          <table:table-cell office:value-type="float" office:value="0.00207">
            <text:p>2.07E-003</text:p>
          </table:table-cell>
          <table:table-cell office:value-type="float" office:value="0.00873">
            <text:p>8.73E-003</text:p>
          </table:table-cell>
          <table:table-cell office:value-type="string">
            <text:p>5|425|9|3527</text:p>
          </table:table-cell>
          <table:table-cell office:value-type="string">
            <text:p>PF00130;PF00757;PF00870;PF01030;PF0767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7176</text:p>
          </table:table-cell>
          <table:table-cell office:value-type="string">
            <text:p>regulation of epidermal growth factor-activated receptor activity</text:p>
          </table:table-cell>
          <table:table-cell office:value-type="float" office:value="3">
            <text:p>3</text:p>
          </table:table-cell>
          <table:table-cell office:value-type="float" office:value="4.01">
            <text:p>4.01</text:p>
          </table:table-cell>
          <table:table-cell office:value-type="float" office:value="0.00207">
            <text:p>2.07E-003</text:p>
          </table:table-cell>
          <table:table-cell office:value-type="float" office:value="0.00873">
            <text:p>8.73E-003</text:p>
          </table:table-cell>
          <table:table-cell office:value-type="string">
            <text:p>5|425|9|3527</text:p>
          </table:table-cell>
          <table:table-cell office:value-type="string">
            <text:p>PF01585;PF02177;PF07525;PF12924;PF1292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2001252</text:p>
          </table:table-cell>
          <table:table-cell office:value-type="string">
            <text:p>positive regulation of chromosome organization</text:p>
          </table:table-cell>
          <table:table-cell office:value-type="float" office:value="3">
            <text:p>3</text:p>
          </table:table-cell>
          <table:table-cell office:value-type="float" office:value="4.01">
            <text:p>4.01</text:p>
          </table:table-cell>
          <table:table-cell office:value-type="float" office:value="0.00207">
            <text:p>2.07E-003</text:p>
          </table:table-cell>
          <table:table-cell office:value-type="float" office:value="0.00873">
            <text:p>8.73E-003</text:p>
          </table:table-cell>
          <table:table-cell office:value-type="string">
            <text:p>5|425|9|3527</text:p>
          </table:table-cell>
          <table:table-cell office:value-type="string">
            <text:p>PF00400;PF00515;PF00870;PF07710;PF08563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7589</text:p>
          </table:table-cell>
          <table:table-cell office:value-type="string">
            <text:p>body fluid secretion</text:p>
          </table:table-cell>
          <table:table-cell office:value-type="float" office:value="3">
            <text:p>3</text:p>
          </table:table-cell>
          <table:table-cell office:value-type="float" office:value="4.01">
            <text:p>4.01</text:p>
          </table:table-cell>
          <table:table-cell office:value-type="float" office:value="0.00207">
            <text:p>2.07E-003</text:p>
          </table:table-cell>
          <table:table-cell office:value-type="float" office:value="0.00873">
            <text:p>8.73E-003</text:p>
          </table:table-cell>
          <table:table-cell office:value-type="string">
            <text:p>5|425|9|3527</text:p>
          </table:table-cell>
          <table:table-cell office:value-type="string">
            <text:p>PF00122;PF00702;PF01017;PF01553;PF0286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10463</text:p>
          </table:table-cell>
          <table:table-cell office:value-type="string">
            <text:p>mesenchymal cell proliferation</text:p>
          </table:table-cell>
          <table:table-cell office:value-type="float" office:value="3">
            <text:p>3</text:p>
          </table:table-cell>
          <table:table-cell office:value-type="float" office:value="4.01">
            <text:p>4.01</text:p>
          </table:table-cell>
          <table:table-cell office:value-type="float" office:value="0.00207">
            <text:p>2.07E-003</text:p>
          </table:table-cell>
          <table:table-cell office:value-type="float" office:value="0.00873">
            <text:p>8.73E-003</text:p>
          </table:table-cell>
          <table:table-cell office:value-type="string">
            <text:p>5|425|9|3527</text:p>
          </table:table-cell>
          <table:table-cell office:value-type="string">
            <text:p>PF00019;PF00688;PF01017;PF02865;PF0767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2831</text:p>
          </table:table-cell>
          <table:table-cell office:value-type="string">
            <text:p>regulation of response to biotic stimulus</text:p>
          </table:table-cell>
          <table:table-cell office:value-type="float" office:value="3">
            <text:p>3</text:p>
          </table:table-cell>
          <table:table-cell office:value-type="float" office:value="3.68">
            <text:p>3.68</text:p>
          </table:table-cell>
          <table:table-cell office:value-type="float" office:value="0.00203">
            <text:p>2.03E-003</text:p>
          </table:table-cell>
          <table:table-cell office:value-type="float" office:value="0.00873">
            <text:p>8.73E-003</text:p>
          </table:table-cell>
          <table:table-cell office:value-type="string">
            <text:p>8|425|21|3527</text:p>
          </table:table-cell>
          <table:table-cell office:value-type="string">
            <text:p>PF00072;PF00130;PF00168;PF01217;PF01602;PF07686;PF12796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607</text:p>
          </table:table-cell>
          <table:table-cell office:value-type="string">
            <text:p>defense response to virus</text:p>
          </table:table-cell>
          <table:table-cell office:value-type="float" office:value="3">
            <text:p>3</text:p>
          </table:table-cell>
          <table:table-cell office:value-type="float" office:value="3.55">
            <text:p>3.55</text:p>
          </table:table-cell>
          <table:table-cell office:value-type="float" office:value="0.00233">
            <text:p>2.33E-003</text:p>
          </table:table-cell>
          <table:table-cell office:value-type="float" office:value="0.00972">
            <text:p>9.72E-003</text:p>
          </table:table-cell>
          <table:table-cell office:value-type="string">
            <text:p>9|425|26|3527</text:p>
          </table:table-cell>
          <table:table-cell office:value-type="string">
            <text:p>PF00270;PF00271;PF00605;PF01909;PF02463;PF02881;PF10401;PF13353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6823</text:p>
          </table:table-cell>
          <table:table-cell office:value-type="string">
            <text:p>negative regulation of nucleocytoplasmic transport</text:p>
          </table:table-cell>
          <table:table-cell office:value-type="float" office:value="3">
            <text:p>3</text:p>
          </table:table-cell>
          <table:table-cell office:value-type="float" office:value="3.78">
            <text:p>3.78</text:p>
          </table:table-cell>
          <table:table-cell office:value-type="float" office:value="0.00241">
            <text:p>2.41E-003</text:p>
          </table:table-cell>
          <table:table-cell office:value-type="float" office:value="0.00987">
            <text:p>9.87E-003</text:p>
          </table:table-cell>
          <table:table-cell office:value-type="string">
            <text:p>6|425|13|3527</text:p>
          </table:table-cell>
          <table:table-cell office:value-type="string">
            <text:p>PF01302;PF05076;PF12470;PF12796;PF13405;PF1371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0885</text:p>
          </table:table-cell>
          <table:table-cell office:value-type="string">
            <text:p>neuromuscular process controlling balance</text:p>
          </table:table-cell>
          <table:table-cell office:value-type="float" office:value="3">
            <text:p>3</text:p>
          </table:table-cell>
          <table:table-cell office:value-type="float" office:value="3.78">
            <text:p>3.78</text:p>
          </table:table-cell>
          <table:table-cell office:value-type="float" office:value="0.00241">
            <text:p>2.41E-003</text:p>
          </table:table-cell>
          <table:table-cell office:value-type="float" office:value="0.00987">
            <text:p>9.87E-003</text:p>
          </table:table-cell>
          <table:table-cell office:value-type="string">
            <text:p>6|425|13|3527</text:p>
          </table:table-cell>
          <table:table-cell office:value-type="string">
            <text:p>PF00063;PF02177;PF07653;PF12796;PF12924;PF1292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8156</text:p>
          </table:table-cell>
          <table:table-cell office:value-type="string">
            <text:p>negative regulation of DNA replication</text:p>
          </table:table-cell>
          <table:table-cell office:value-type="float" office:value="4">
            <text:p>4</text:p>
          </table:table-cell>
          <table:table-cell office:value-type="float" office:value="5.37">
            <text:p>5.37</text:p>
          </table:table-cell>
          <table:table-cell office:value-type="float" office:value="0.000134">
            <text:p>1.34E-004</text:p>
          </table:table-cell>
          <table:table-cell office:value-type="float" office:value="0.00125">
            <text:p>1.25E-003</text:p>
          </table:table-cell>
          <table:table-cell office:value-type="string">
            <text:p>5|425|6|3527</text:p>
          </table:table-cell>
          <table:table-cell office:value-type="string">
            <text:p>PF00019;PF00271;PF00688;PF00870;PF08563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10165</text:p>
          </table:table-cell>
          <table:table-cell office:value-type="string">
            <text:p>response to X-ray</text:p>
          </table:table-cell>
          <table:table-cell office:value-type="float" office:value="4">
            <text:p>4</text:p>
          </table:table-cell>
          <table:table-cell office:value-type="float" office:value="5.41">
            <text:p>5.41</text:p>
          </table:table-cell>
          <table:table-cell office:value-type="float" office:value="0.000208">
            <text:p>2.08E-004</text:p>
          </table:table-cell>
          <table:table-cell office:value-type="float" office:value="0.00163">
            <text:p>1.63E-003</text:p>
          </table:table-cell>
          <table:table-cell office:value-type="string">
            <text:p>4|425|4|3527</text:p>
          </table:table-cell>
          <table:table-cell office:value-type="string">
            <text:p>PF00270;PF00870;PF07710;PF08563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0060</text:p>
          </table:table-cell>
          <table:table-cell office:value-type="string">
            <text:p>protein import into nucleus, translocation</text:p>
          </table:table-cell>
          <table:table-cell office:value-type="float" office:value="4">
            <text:p>4</text:p>
          </table:table-cell>
          <table:table-cell office:value-type="float" office:value="4.83">
            <text:p>4.83</text:p>
          </table:table-cell>
          <table:table-cell office:value-type="float" office:value="0.000424">
            <text:p>4.24E-004</text:p>
          </table:table-cell>
          <table:table-cell office:value-type="float" office:value="0.00272">
            <text:p>2.72E-003</text:p>
          </table:table-cell>
          <table:table-cell office:value-type="string">
            <text:p>5|425|7|3527</text:p>
          </table:table-cell>
          <table:table-cell office:value-type="string">
            <text:p>PF00019;PF00688;PF00870;PF08563;PF1279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97040</text:p>
          </table:table-cell>
          <table:table-cell office:value-type="string">
            <text:p>phthiocerol biosynthetic process</text:p>
          </table:table-cell>
          <table:table-cell office:value-type="float" office:value="4">
            <text:p>4</text:p>
          </table:table-cell>
          <table:table-cell office:value-type="float" office:value="4.67">
            <text:p>4.67</text:p>
          </table:table-cell>
          <table:table-cell office:value-type="float" office:value="0.000942">
            <text:p>9.42E-004</text:p>
          </table:table-cell>
          <table:table-cell office:value-type="float" office:value="0.00493">
            <text:p>4.93E-003</text:p>
          </table:table-cell>
          <table:table-cell office:value-type="string">
            <text:p>4|425|5|3527</text:p>
          </table:table-cell>
          <table:table-cell office:value-type="string">
            <text:p>PF00109;PF00698;PF02801;PF086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97041</text:p>
          </table:table-cell>
          <table:table-cell office:value-type="string">
            <text:p>phenolic phthiocerol biosynthetic process</text:p>
          </table:table-cell>
          <table:table-cell office:value-type="float" office:value="4">
            <text:p>4</text:p>
          </table:table-cell>
          <table:table-cell office:value-type="float" office:value="4.67">
            <text:p>4.67</text:p>
          </table:table-cell>
          <table:table-cell office:value-type="float" office:value="0.000942">
            <text:p>9.42E-004</text:p>
          </table:table-cell>
          <table:table-cell office:value-type="float" office:value="0.00493">
            <text:p>4.93E-003</text:p>
          </table:table-cell>
          <table:table-cell office:value-type="string">
            <text:p>4|425|5|3527</text:p>
          </table:table-cell>
          <table:table-cell office:value-type="string">
            <text:p>PF00109;PF00698;PF02801;PF086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5648</text:p>
          </table:table-cell>
          <table:table-cell office:value-type="string">
            <text:p>positive regulation of erythrocyte differentiation</text:p>
          </table:table-cell>
          <table:table-cell office:value-type="float" office:value="4">
            <text:p>4</text:p>
          </table:table-cell>
          <table:table-cell office:value-type="float" office:value="4.67">
            <text:p>4.67</text:p>
          </table:table-cell>
          <table:table-cell office:value-type="float" office:value="0.000942">
            <text:p>9.42E-004</text:p>
          </table:table-cell>
          <table:table-cell office:value-type="float" office:value="0.00493">
            <text:p>4.93E-003</text:p>
          </table:table-cell>
          <table:table-cell office:value-type="string">
            <text:p>4|425|5|3527</text:p>
          </table:table-cell>
          <table:table-cell office:value-type="string">
            <text:p>PF00019;PF00688;PF02198;PF1279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6902</text:p>
          </table:table-cell>
          <table:table-cell office:value-type="string">
            <text:p>regulation of mitochondrial membrane permeability</text:p>
          </table:table-cell>
          <table:table-cell office:value-type="float" office:value="4">
            <text:p>4</text:p>
          </table:table-cell>
          <table:table-cell office:value-type="float" office:value="4.67">
            <text:p>4.67</text:p>
          </table:table-cell>
          <table:table-cell office:value-type="float" office:value="0.000942">
            <text:p>9.42E-004</text:p>
          </table:table-cell>
          <table:table-cell office:value-type="float" office:value="0.00493">
            <text:p>4.93E-003</text:p>
          </table:table-cell>
          <table:table-cell office:value-type="string">
            <text:p>4|425|5|3527</text:p>
          </table:table-cell>
          <table:table-cell office:value-type="string">
            <text:p>PF00452;PF00870;PF07710;PF08563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90191</text:p>
          </table:table-cell>
          <table:table-cell office:value-type="string">
            <text:p>negative regulation of branching involved in ureteric bud morphogenesis</text:p>
          </table:table-cell>
          <table:table-cell office:value-type="float" office:value="4">
            <text:p>4</text:p>
          </table:table-cell>
          <table:table-cell office:value-type="float" office:value="4.68">
            <text:p>4.68</text:p>
          </table:table-cell>
          <table:table-cell office:value-type="float" office:value="0.00174">
            <text:p>1.74E-003</text:p>
          </table:table-cell>
          <table:table-cell office:value-type="float" office:value="0.00789">
            <text:p>7.89E-003</text:p>
          </table:table-cell>
          <table:table-cell office:value-type="string">
            <text:p>3|425|3|3527</text:p>
          </table:table-cell>
          <table:table-cell office:value-type="string">
            <text:p>PF00019;PF00086;PF00688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5307</text:p>
          </table:table-cell>
          <table:table-cell office:value-type="string">
            <text:p>positive regulation of protein dephosphorylation</text:p>
          </table:table-cell>
          <table:table-cell office:value-type="float" office:value="4">
            <text:p>4</text:p>
          </table:table-cell>
          <table:table-cell office:value-type="float" office:value="4.68">
            <text:p>4.68</text:p>
          </table:table-cell>
          <table:table-cell office:value-type="float" office:value="0.00174">
            <text:p>1.74E-003</text:p>
          </table:table-cell>
          <table:table-cell office:value-type="float" office:value="0.00789">
            <text:p>7.89E-003</text:p>
          </table:table-cell>
          <table:table-cell office:value-type="string">
            <text:p>3|425|3|3527</text:p>
          </table:table-cell>
          <table:table-cell office:value-type="string">
            <text:p>PF00019;PF00688;PF09771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563</text:p>
          </table:table-cell>
          <table:table-cell office:value-type="string">
            <text:p>smooth endoplasmic reticulum calcium ion homeostasis</text:p>
          </table:table-cell>
          <table:table-cell office:value-type="float" office:value="4">
            <text:p>4</text:p>
          </table:table-cell>
          <table:table-cell office:value-type="float" office:value="4.68">
            <text:p>4.68</text:p>
          </table:table-cell>
          <table:table-cell office:value-type="float" office:value="0.00174">
            <text:p>1.74E-003</text:p>
          </table:table-cell>
          <table:table-cell office:value-type="float" office:value="0.00789">
            <text:p>7.89E-003</text:p>
          </table:table-cell>
          <table:table-cell office:value-type="string">
            <text:p>3|425|3|3527</text:p>
          </table:table-cell>
          <table:table-cell office:value-type="string">
            <text:p>PF02177;PF12924;PF1292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3934</text:p>
          </table:table-cell>
          <table:table-cell office:value-type="string">
            <text:p>sporulation</text:p>
          </table:table-cell>
          <table:table-cell office:value-type="float" office:value="4">
            <text:p>4</text:p>
          </table:table-cell>
          <table:table-cell office:value-type="float" office:value="4.68">
            <text:p>4.68</text:p>
          </table:table-cell>
          <table:table-cell office:value-type="float" office:value="0.00174">
            <text:p>1.74E-003</text:p>
          </table:table-cell>
          <table:table-cell office:value-type="float" office:value="0.00789">
            <text:p>7.89E-003</text:p>
          </table:table-cell>
          <table:table-cell office:value-type="string">
            <text:p>3|425|3|3527</text:p>
          </table:table-cell>
          <table:table-cell office:value-type="string">
            <text:p>PF00072;PF00789;PF02518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0021</text:p>
          </table:table-cell>
          <table:table-cell office:value-type="string">
            <text:p>hermaphrodite germ-line sex determination</text:p>
          </table:table-cell>
          <table:table-cell office:value-type="float" office:value="4">
            <text:p>4</text:p>
          </table:table-cell>
          <table:table-cell office:value-type="float" office:value="4.68">
            <text:p>4.68</text:p>
          </table:table-cell>
          <table:table-cell office:value-type="float" office:value="0.00174">
            <text:p>1.74E-003</text:p>
          </table:table-cell>
          <table:table-cell office:value-type="float" office:value="0.00789">
            <text:p>7.89E-003</text:p>
          </table:table-cell>
          <table:table-cell office:value-type="string">
            <text:p>3|425|3|3527</text:p>
          </table:table-cell>
          <table:table-cell office:value-type="string">
            <text:p>PF00076;PF00270;PF00271</text:p>
          </table:table-cell>
        </table:table-row>
      </table:table>
      <table:table table:name="losses_CC" table:style-name="ta1" table:print="false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12" table:default-cell-style-name="ce1"/>
        <table:table-column table:style-name="co7" table:default-cell-style-name="Default"/>
        <table:table-column table:style-name="co13" table:default-cell-style-name="Default"/>
        <table:table-row table:style-name="ro1">
          <table:table-cell office:value-type="string">
            <text:p>GroupID</text:p>
          </table:table-cell>
          <table:table-cell office:value-type="string">
            <text:p>GO ID</text:p>
          </table:table-cell>
          <table:table-cell office:value-type="string">
            <text:p>GO term</text:p>
          </table:table-cell>
          <table:table-cell office:value-type="string">
            <text:p>PFAM slim (four levels)</text:p>
          </table:table-cell>
          <table:table-cell office:value-type="string">
            <text:p>Z-score</text:p>
          </table:table-cell>
          <table:table-cell table:style-name="Default" office:value-type="string">
            <text:p>P-value</text:p>
          </table:table-cell>
          <table:table-cell table:style-name="Default" office:value-type="string">
            <text:p>FDR</text:p>
          </table:table-cell>
          <table:table-cell office:value-type="string">
            <text:p>#Domains (Overlaps|Group|Term|Background)</text:p>
          </table:table-cell>
          <table:table-cell office:value-type="string">
            <text:p>Annotated domains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4425</text:p>
          </table:table-cell>
          <table:table-cell office:value-type="string">
            <text:p>membrane part</text:p>
          </table:table-cell>
          <table:table-cell office:value-type="float" office:value="1">
            <text:p>1</text:p>
          </table:table-cell>
          <table:table-cell office:value-type="float" office:value="5.44">
            <text:p>5.44</text:p>
          </table:table-cell>
          <table:table-cell office:value-type="float" office:value="0.000000102">
            <text:p>1.02E-007</text:p>
          </table:table-cell>
          <table:table-cell office:value-type="float" office:value="0.00000818">
            <text:p>8.18E-006</text:p>
          </table:table-cell>
          <table:table-cell office:value-type="string">
            <text:p>129|342|688|2675</text:p>
          </table:table-cell>
          <table:table-cell office:value-type="string">
            <text:p>PF00020;PF00027;PF00057;PF00059;PF00063;PF00085;PF00086;PF00094;PF00122;PF00130;PF00168;PF00169;PF00254;PF00307;PF00349;PF00350;PF00362;PF00373;PF00400;PF00413;PF00435;PF00452;PF00515;PF00530;PF00534;PF00535;PF00564;PF00611;PF00622;PF00638;PF00675;PF00689;PF00690;PF00702;PF00754;PF00757;PF00789;PF00884;PF00928;PF00969;PF00999;PF01030;PF01044;PF01066;PF01145;PF01151;PF01217;PF01302;PF01335;PF01391;PF01392;PF01403;PF01412;PF01433;PF01437;PF01471;PF01496;PF01553;PF01562;PF01602;PF01663;PF01699;PF01826;PF01833;PF02177;PF02181;PF02214;PF02225;PF02263;PF02434;PF02518;PF02881;PF02985;PF03810;PF03921;PF04080;PF04389;PF04756;PF04810;PF04811;PF05020;PF05021;PF05193;PF05790;PF06346;PF06367;PF06371;PF07645;PF07651;PF07653;PF07679;PF07686;PF07690;PF07774;PF07965;PF08150;PF08151;PF08165;PF08389;PF08416;PF08725;PF08736;PF08742;PF08911;PF08953;PF09058;PF09307;PF09379;PF09380;PF09387;PF09771;PF10409;PF10559;PF10608;PF12424;PF12548;PF12710;PF12763;PF12796;PF12906;PF12924;PF12925;PF13353;PF13385;PF13405;PF13519;PF13733;PF13855;PF13903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1012</text:p>
          </table:table-cell>
          <table:table-cell office:value-type="string">
            <text:p>extracellular matrix</text:p>
          </table:table-cell>
          <table:table-cell office:value-type="float" office:value="1">
            <text:p>1</text:p>
          </table:table-cell>
          <table:table-cell office:value-type="float" office:value="4.89">
            <text:p>4.89</text:p>
          </table:table-cell>
          <table:table-cell office:value-type="float" office:value="0.0000115">
            <text:p>1.15E-005</text:p>
          </table:table-cell>
          <table:table-cell office:value-type="float" office:value="0.000459">
            <text:p>4.59E-004</text:p>
          </table:table-cell>
          <table:table-cell office:value-type="string">
            <text:p>28|342|96|2675</text:p>
          </table:table-cell>
          <table:table-cell office:value-type="string">
            <text:p>PF00019;PF00024;PF00045;PF00052;PF00053;PF00057;PF00059;PF00086;PF00093;PF00094;PF00307;PF00413;PF00530;PF00683;PF00688;PF01391;PF01392;PF01562;PF01826;PF06119;PF07546;PF07645;PF07679;PF07686;PF08742;PF09289;PF13385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2995</text:p>
          </table:table-cell>
          <table:table-cell office:value-type="string">
            <text:p>cell projection</text:p>
          </table:table-cell>
          <table:table-cell office:value-type="float" office:value="1">
            <text:p>1</text:p>
          </table:table-cell>
          <table:table-cell office:value-type="float" office:value="3.75">
            <text:p>3.75</text:p>
          </table:table-cell>
          <table:table-cell office:value-type="float" office:value="0.000242">
            <text:p>2.42E-004</text:p>
          </table:table-cell>
          <table:table-cell office:value-type="float" office:value="0.00302">
            <text:p>3.02E-003</text:p>
          </table:table-cell>
          <table:table-cell office:value-type="string">
            <text:p>61|342|314|2675</text:p>
          </table:table-cell>
          <table:table-cell office:value-type="string">
            <text:p>PF00019;PF00027;PF00045;PF00057;PF00063;PF00130;PF00168;PF00169;PF00241;PF00254;PF00282;PF00307;PF00350;PF00373;PF00400;PF00413;PF00415;PF00435;PF00610;PF00611;PF00688;PF00754;PF00778;PF00780;PF00999;PF01044;PF01392;PF01471;PF01477;PF01504;PF02177;PF02181;PF02214;PF03133;PF03165;PF04048;PF06346;PF06367;PF06371;PF06920;PF07534;PF07645;PF07653;PF07679;PF07686;PF07690;PF08232;PF09058;PF09379;PF09380;PF10524;PF10608;PF12763;PF12796;PF12924;PF12925;PF13405;PF13637;PF13716;PF13855;PF1442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71944</text:p>
          </table:table-cell>
          <table:table-cell office:value-type="string">
            <text:p>cell periphery</text:p>
          </table:table-cell>
          <table:table-cell office:value-type="float" office:value="1">
            <text:p>1</text:p>
          </table:table-cell>
          <table:table-cell office:value-type="float" office:value="3.59">
            <text:p>3.59</text:p>
          </table:table-cell>
          <table:table-cell office:value-type="float" office:value="0.000301">
            <text:p>3.01E-004</text:p>
          </table:table-cell>
          <table:table-cell office:value-type="float" office:value="0.00321">
            <text:p>3.21E-003</text:p>
          </table:table-cell>
          <table:table-cell office:value-type="string">
            <text:p>104|342|610|2675</text:p>
          </table:table-cell>
          <table:table-cell office:value-type="string">
            <text:p>PF00020;PF00027;PF00040;PF00057;PF00059;PF00063;PF00082;PF00085;PF00086;PF00094;PF00109;PF00122;PF00130;PF00168;PF00169;PF00241;PF00282;PF00307;PF00362;PF00373;PF00400;PF00435;PF00501;PF00530;PF00564;PF00610;PF00611;PF00622;PF00689;PF00690;PF00698;PF00702;PF00754;PF00757;PF00778;PF00780;PF00969;PF00999;PF01030;PF01044;PF01145;PF01217;PF01302;PF01335;PF01391;PF01392;PF01403;PF01412;PF01433;PF01437;PF01496;PF01504;PF01565;PF01602;PF01699;PF01826;PF01833;PF02181;PF02214;PF02225;PF02770;PF02771;PF02801;PF03921;PF04048;PF04382;PF05790;PF05922;PF06346;PF06367;PF06371;PF07645;PF07651;PF07653;PF07679;PF07686;PF07690;PF07965;PF08150;PF08151;PF08165;PF08416;PF08700;PF08725;PF08736;PF08742;PF08953;PF08954;PF09058;PF09379;PF09380;PF10358;PF10409;PF10608;PF11601;PF12424;PF12763;PF12796;PF13385;PF13405;PF13519;PF13637;PF13855;PF13903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0054</text:p>
          </table:table-cell>
          <table:table-cell office:value-type="string">
            <text:p>cell junction</text:p>
          </table:table-cell>
          <table:table-cell office:value-type="float" office:value="1">
            <text:p>1</text:p>
          </table:table-cell>
          <table:table-cell office:value-type="float" office:value="3.47">
            <text:p>3.47</text:p>
          </table:table-cell>
          <table:table-cell office:value-type="float" office:value="0.000847">
            <text:p>8.47E-004</text:p>
          </table:table-cell>
          <table:table-cell office:value-type="float" office:value="0.00678">
            <text:p>6.78E-003</text:p>
          </table:table-cell>
          <table:table-cell office:value-type="string">
            <text:p>35|342|162|2675</text:p>
          </table:table-cell>
          <table:table-cell office:value-type="string">
            <text:p>PF00063;PF00086;PF00130;PF00168;PF00169;PF00307;PF00350;PF00362;PF00373;PF00435;PF00564;PF00611;PF00702;PF00780;PF01044;PF01145;PF01391;PF01412;PF01565;PF04382;PF07645;PF07653;PF07679;PF07686;PF07965;PF08416;PF08725;PF08736;PF09058;PF09379;PF09380;PF10409;PF10608;PF12796;PF13903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3234</text:p>
          </table:table-cell>
          <table:table-cell office:value-type="string">
            <text:p>protein complex</text:p>
          </table:table-cell>
          <table:table-cell office:value-type="float" office:value="1">
            <text:p>1</text:p>
          </table:table-cell>
          <table:table-cell office:value-type="float" office:value="3.14">
            <text:p>3.14</text:p>
          </table:table-cell>
          <table:table-cell office:value-type="float" office:value="0.00112">
            <text:p>1.12E-003</text:p>
          </table:table-cell>
          <table:table-cell office:value-type="float" office:value="0.0078">
            <text:p>7.80E-003</text:p>
          </table:table-cell>
          <table:table-cell office:value-type="string">
            <text:p>152|342|984|2675</text:p>
          </table:table-cell>
          <table:table-cell office:value-type="string">
            <text:p>PF00019;PF00027;PF00052;PF00053;PF00063;PF00076;PF00085;PF00086;PF00097;PF00109;PF00122;PF00149;PF00153;PF00169;PF00179;PF00240;PF00270;PF00271;PF00307;PF00317;PF00362;PF00373;PF00385;PF00400;PF00432;PF00435;PF00452;PF00515;PF00557;PF00583;PF00622;PF00638;PF00642;PF00651;PF00675;PF00688;PF00689;PF00690;PF00698;PF00702;PF00754;PF00757;PF00778;PF00870;PF00899;PF00928;PF00969;PF00989;PF01030;PF01088;PF01145;PF01217;PF01302;PF01335;PF01336;PF01403;PF01426;PF01437;PF01485;PF01496;PF01602;PF01624;PF01751;PF01814;PF01833;PF02008;PF02148;PF02198;PF02214;PF02259;PF02260;PF02463;PF02518;PF02671;PF02801;PF02817;PF02969;PF02985;PF03165;PF03256;PF03477;PF03810;PF03909;PF03920;PF04048;PF04408;PF04561;PF04563;PF04739;PF04756;PF04762;PF04810;PF04811;PF04818;PF04841;PF05193;PF06733;PF07034;PF07653;PF07679;PF07686;PF07707;PF07710;PF07774;PF07965;PF08209;PF08232;PF08295;PF08313;PF08389;PF08563;PF08567;PF08612;PF08644;PF08659;PF08662;PF08700;PF08711;PF08725;PF08911;PF08953;PF08954;PF09379;PF09380;PF09739;PF09771;PF10358;PF10585;PF10608;PF11717;PF11934;PF12333;PF12455;PF12619;PF12765;PF12796;PF12842;PF12894;PF12895;PF13086;PF13191;PF13385;PF13405;PF13519;PF13589;PF13639;PF13831;PF13832;PF13855;PF13891;PF13931;PF142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1252</text:p>
          </table:table-cell>
          <table:table-cell office:value-type="string">
            <text:p>cell leading edge</text:p>
          </table:table-cell>
          <table:table-cell office:value-type="float" office:value="2">
            <text:p>2</text:p>
          </table:table-cell>
          <table:table-cell office:value-type="float" office:value="6.3">
            <text:p>6.3</text:p>
          </table:table-cell>
          <table:table-cell office:value-type="float" office:value="0.0000000607">
            <text:p>6.07E-008</text:p>
          </table:table-cell>
          <table:table-cell office:value-type="float" office:value="0.00000818">
            <text:p>8.18E-006</text:p>
          </table:table-cell>
          <table:table-cell office:value-type="string">
            <text:p>29|342|81|2675</text:p>
          </table:table-cell>
          <table:table-cell office:value-type="string">
            <text:p>PF00063;PF00130;PF00169;PF00241;PF00307;PF00362;PF00373;PF00435;PF00611;PF00780;PF01044;PF01302;PF01392;PF02181;PF02214;PF06346;PF06367;PF06371;PF07653;PF07679;PF07965;PF08953;PF08954;PF09379;PF09380;PF12455;PF12763;PF13405;PF1371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5802</text:p>
          </table:table-cell>
          <table:table-cell office:value-type="string">
            <text:p>trans-Golgi network</text:p>
          </table:table-cell>
          <table:table-cell office:value-type="float" office:value="2">
            <text:p>2</text:p>
          </table:table-cell>
          <table:table-cell office:value-type="float" office:value="6.29">
            <text:p>6.29</text:p>
          </table:table-cell>
          <table:table-cell office:value-type="float" office:value="0.000000265">
            <text:p>2.65E-007</text:p>
          </table:table-cell>
          <table:table-cell office:value-type="float" office:value="0.0000141">
            <text:p>1.41E-005</text:p>
          </table:table-cell>
          <table:table-cell office:value-type="string">
            <text:p>18|342|39|2675</text:p>
          </table:table-cell>
          <table:table-cell office:value-type="string">
            <text:p>PF00122;PF00169;PF00611;PF00630;PF00689;PF00690;PF00702;PF00928;PF01217;PF01302;PF01465;PF01602;PF03765;PF09177;PF09324;PF12783;PF12796;PF1290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0864</text:p>
          </table:table-cell>
          <table:table-cell office:value-type="string">
            <text:p>cortical actin cytoskeleton</text:p>
          </table:table-cell>
          <table:table-cell office:value-type="float" office:value="2">
            <text:p>2</text:p>
          </table:table-cell>
          <table:table-cell office:value-type="float" office:value="5.3">
            <text:p>5.3</text:p>
          </table:table-cell>
          <table:table-cell office:value-type="float" office:value="0.0000173">
            <text:p>1.73E-005</text:p>
          </table:table-cell>
          <table:table-cell office:value-type="float" office:value="0.000554">
            <text:p>5.54E-004</text:p>
          </table:table-cell>
          <table:table-cell office:value-type="string">
            <text:p>12|342|25|2675</text:p>
          </table:table-cell>
          <table:table-cell office:value-type="string">
            <text:p>PF00130;PF00169;PF00241;PF00307;PF00373;PF00435;PF07651;PF07653;PF08953;PF08954;PF09379;PF09380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0135</text:p>
          </table:table-cell>
          <table:table-cell office:value-type="string">
            <text:p>coated vesicle</text:p>
          </table:table-cell>
          <table:table-cell office:value-type="float" office:value="2">
            <text:p>2</text:p>
          </table:table-cell>
          <table:table-cell office:value-type="float" office:value="4.68">
            <text:p>4.68</text:p>
          </table:table-cell>
          <table:table-cell office:value-type="float" office:value="0.0000297">
            <text:p>2.97E-005</text:p>
          </table:table-cell>
          <table:table-cell office:value-type="float" office:value="0.000792">
            <text:p>7.92E-004</text:p>
          </table:table-cell>
          <table:table-cell office:value-type="string">
            <text:p>24|342|80|2675</text:p>
          </table:table-cell>
          <table:table-cell office:value-type="string">
            <text:p>PF00063;PF00094;PF00122;PF00130;PF00168;PF00169;PF00400;PF00651;PF00928;PF01217;PF01496;PF01602;PF01826;PF03765;PF04810;PF04811;PF07651;PF07653;PF07690;PF07707;PF08742;PF12697;PF12763;PF1359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4431</text:p>
          </table:table-cell>
          <table:table-cell office:value-type="string">
            <text:p>Golgi apparatus part</text:p>
          </table:table-cell>
          <table:table-cell office:value-type="float" office:value="2">
            <text:p>2</text:p>
          </table:table-cell>
          <table:table-cell office:value-type="float" office:value="4.46">
            <text:p>4.46</text:p>
          </table:table-cell>
          <table:table-cell office:value-type="float" office:value="0.0000484">
            <text:p>4.84E-005</text:p>
          </table:table-cell>
          <table:table-cell office:value-type="float" office:value="0.00111">
            <text:p>1.11E-003</text:p>
          </table:table-cell>
          <table:table-cell office:value-type="string">
            <text:p>28|342|103|2675</text:p>
          </table:table-cell>
          <table:table-cell office:value-type="string">
            <text:p>PF00082;PF00094;PF00122;PF00400;PF00535;PF00583;PF00689;PF00690;PF00702;PF00839;PF00928;PF01217;PF01562;PF01602;PF02225;PF02263;PF02434;PF04810;PF04811;PF07645;PF08700;PF09324;PF12697;PF12783;PF12796;PF12906;PF13405;PF13733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8471</text:p>
          </table:table-cell>
          <table:table-cell office:value-type="string">
            <text:p>perinuclear region of cytoplasm</text:p>
          </table:table-cell>
          <table:table-cell office:value-type="float" office:value="2">
            <text:p>2</text:p>
          </table:table-cell>
          <table:table-cell office:value-type="float" office:value="4.37">
            <text:p>4.37</text:p>
          </table:table-cell>
          <table:table-cell office:value-type="float" office:value="0.0000947">
            <text:p>9.47E-005</text:p>
          </table:table-cell>
          <table:table-cell office:value-type="float" office:value="0.00189">
            <text:p>1.89E-003</text:p>
          </table:table-cell>
          <table:table-cell office:value-type="string">
            <text:p>21|342|70|2675</text:p>
          </table:table-cell>
          <table:table-cell office:value-type="string">
            <text:p>PF00019;PF00122;PF00130;PF00168;PF00350;PF00583;PF00688;PF00689;PF00690;PF00702;PF01391;PF01585;PF01814;PF02177;PF04810;PF04811;PF06741;PF12763;PF12796;PF12924;PF1292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16323</text:p>
          </table:table-cell>
          <table:table-cell office:value-type="string">
            <text:p>basolateral plasma membrane</text:p>
          </table:table-cell>
          <table:table-cell office:value-type="float" office:value="2">
            <text:p>2</text:p>
          </table:table-cell>
          <table:table-cell office:value-type="float" office:value="4.2">
            <text:p>4.2</text:p>
          </table:table-cell>
          <table:table-cell office:value-type="float" office:value="0.000139">
            <text:p>1.39E-004</text:p>
          </table:table-cell>
          <table:table-cell office:value-type="float" office:value="0.00248">
            <text:p>2.48E-003</text:p>
          </table:table-cell>
          <table:table-cell office:value-type="string">
            <text:p>23|342|82|2675</text:p>
          </table:table-cell>
          <table:table-cell office:value-type="string">
            <text:p>PF00086;PF00169;PF00307;PF00362;PF00373;PF00435;PF00611;PF00757;PF00999;PF01030;PF01044;PF01391;PF01412;PF07965;PF08416;PF08725;PF08736;PF09058;PF09379;PF09380;PF10409;PF10608;PF1279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3267</text:p>
          </table:table-cell>
          <table:table-cell office:value-type="string">
            <text:p>axon part</text:p>
          </table:table-cell>
          <table:table-cell office:value-type="float" office:value="2">
            <text:p>2</text:p>
          </table:table-cell>
          <table:table-cell office:value-type="float" office:value="4.3">
            <text:p>4.3</text:p>
          </table:table-cell>
          <table:table-cell office:value-type="float" office:value="0.000168">
            <text:p>1.68E-004</text:p>
          </table:table-cell>
          <table:table-cell office:value-type="float" office:value="0.00269">
            <text:p>2.69E-003</text:p>
          </table:table-cell>
          <table:table-cell office:value-type="string">
            <text:p>16|342|48|2675</text:p>
          </table:table-cell>
          <table:table-cell office:value-type="string">
            <text:p>PF00130;PF00169;PF00254;PF00307;PF00435;PF00754;PF02181;PF02214;PF06367;PF06371;PF07534;PF07653;PF07679;PF10608;PF12796;PF13637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5773</text:p>
          </table:table-cell>
          <table:table-cell office:value-type="string">
            <text:p>vacuole</text:p>
          </table:table-cell>
          <table:table-cell office:value-type="float" office:value="2">
            <text:p>2</text:p>
          </table:table-cell>
          <table:table-cell office:value-type="float" office:value="3.86">
            <text:p>3.86</text:p>
          </table:table-cell>
          <table:table-cell office:value-type="float" office:value="0.000264">
            <text:p>2.64E-004</text:p>
          </table:table-cell>
          <table:table-cell office:value-type="float" office:value="0.00302">
            <text:p>3.02E-003</text:p>
          </table:table-cell>
          <table:table-cell office:value-type="string">
            <text:p>34|342|147|2675</text:p>
          </table:table-cell>
          <table:table-cell office:value-type="string">
            <text:p>PF00057;PF00082;PF00097;PF00122;PF00168;PF00400;PF00690;PF00702;PF00780;PF00884;PF00928;PF00969;PF01055;PF01145;PF01217;PF01496;PF01554;PF01699;PF02138;PF02225;PF02259;PF02260;PF02837;PF04389;PF04841;PF05922;PF07645;PF07690;PF08127;PF08246;PF12906;PF13639;PF13802;PF13848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9986</text:p>
          </table:table-cell>
          <table:table-cell office:value-type="string">
            <text:p>cell surface</text:p>
          </table:table-cell>
          <table:table-cell office:value-type="float" office:value="2">
            <text:p>2</text:p>
          </table:table-cell>
          <table:table-cell office:value-type="float" office:value="3.62">
            <text:p>3.62</text:p>
          </table:table-cell>
          <table:table-cell office:value-type="float" office:value="0.000624">
            <text:p>6.24E-004</text:p>
          </table:table-cell>
          <table:table-cell office:value-type="float" office:value="0.00526">
            <text:p>5.26E-003</text:p>
          </table:table-cell>
          <table:table-cell office:value-type="string">
            <text:p>29|342|124|2675</text:p>
          </table:table-cell>
          <table:table-cell office:value-type="string">
            <text:p>PF00019;PF00020;PF00040;PF00057;PF00059;PF00082;PF00086;PF00094;PF00362;PF00530;PF00688;PF00754;PF00884;PF00969;PF01392;PF01433;PF01562;PF01826;PF05790;PF05922;PF07645;PF07679;PF07686;PF07965;PF08725;PF08742;PF12548;PF13733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5768</text:p>
          </table:table-cell>
          <table:table-cell office:value-type="string">
            <text:p>endosome</text:p>
          </table:table-cell>
          <table:table-cell office:value-type="float" office:value="2">
            <text:p>2</text:p>
          </table:table-cell>
          <table:table-cell office:value-type="float" office:value="3.39">
            <text:p>3.39</text:p>
          </table:table-cell>
          <table:table-cell office:value-type="float" office:value="0.00122">
            <text:p>1.22E-003</text:p>
          </table:table-cell>
          <table:table-cell office:value-type="float" office:value="0.0078">
            <text:p>7.80E-003</text:p>
          </table:table-cell>
          <table:table-cell office:value-type="string">
            <text:p>28|342|123|2675</text:p>
          </table:table-cell>
          <table:table-cell office:value-type="string">
            <text:p>PF00057;PF00082;PF00169;PF00240;PF00350;PF00757;PF00928;PF00969;PF00999;PF01030;PF01145;PF01302;PF01496;PF01504;PF02214;PF02225;PF02759;PF03765;PF04389;PF04841;PF05922;PF07645;PF09324;PF12763;PF12783;PF12796;PF12906;PF1363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5202</text:p>
          </table:table-cell>
          <table:table-cell office:value-type="string">
            <text:p>synapse</text:p>
          </table:table-cell>
          <table:table-cell office:value-type="float" office:value="2">
            <text:p>2</text:p>
          </table:table-cell>
          <table:table-cell office:value-type="float" office:value="3.33">
            <text:p>3.33</text:p>
          </table:table-cell>
          <table:table-cell office:value-type="float" office:value="0.0014">
            <text:p>1.40E-003</text:p>
          </table:table-cell>
          <table:table-cell office:value-type="float" office:value="0.00803">
            <text:p>8.03E-003</text:p>
          </table:table-cell>
          <table:table-cell office:value-type="string">
            <text:p>29|342|130|2675</text:p>
          </table:table-cell>
          <table:table-cell office:value-type="string">
            <text:p>PF00063;PF00130;PF00168;PF00169;PF00282;PF00373;PF00435;PF00611;PF00622;PF00928;PF01217;PF01392;PF01496;PF01602;PF02177;PF02214;PF07534;PF07653;PF07679;PF07690;PF08416;PF09058;PF10608;PF12763;PF12796;PF12924;PF12925;PF13385;PF1359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3391</text:p>
          </table:table-cell>
          <table:table-cell office:value-type="string">
            <text:p>chromatoid body</text:p>
          </table:table-cell>
          <table:table-cell office:value-type="float" office:value="3">
            <text:p>3</text:p>
          </table:table-cell>
          <table:table-cell office:value-type="float" office:value="5.23">
            <text:p>5.23</text:p>
          </table:table-cell>
          <table:table-cell office:value-type="float" office:value="0.000263">
            <text:p>2.63E-004</text:p>
          </table:table-cell>
          <table:table-cell office:value-type="float" office:value="0.00302">
            <text:p>3.02E-003</text:p>
          </table:table-cell>
          <table:table-cell office:value-type="string">
            <text:p>4|342|4|2675</text:p>
          </table:table-cell>
          <table:table-cell office:value-type="string">
            <text:p>PF00270;PF00271;PF00567;PF12872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1673</text:p>
          </table:table-cell>
          <table:table-cell office:value-type="string">
            <text:p>H zone</text:p>
          </table:table-cell>
          <table:table-cell office:value-type="float" office:value="3">
            <text:p>3</text:p>
          </table:table-cell>
          <table:table-cell office:value-type="float" office:value="5.23">
            <text:p>5.23</text:p>
          </table:table-cell>
          <table:table-cell office:value-type="float" office:value="0.000263">
            <text:p>2.63E-004</text:p>
          </table:table-cell>
          <table:table-cell office:value-type="float" office:value="0.00302">
            <text:p>3.02E-003</text:p>
          </table:table-cell>
          <table:table-cell office:value-type="string">
            <text:p>4|342|4|2675</text:p>
          </table:table-cell>
          <table:table-cell office:value-type="string">
            <text:p>PF00122;PF00689;PF00690;PF00702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5884</text:p>
          </table:table-cell>
          <table:table-cell office:value-type="string">
            <text:p>actin filament</text:p>
          </table:table-cell>
          <table:table-cell office:value-type="float" office:value="3">
            <text:p>3</text:p>
          </table:table-cell>
          <table:table-cell office:value-type="float" office:value="4.24">
            <text:p>4.24</text:p>
          </table:table-cell>
          <table:table-cell office:value-type="float" office:value="0.000562">
            <text:p>5.62E-004</text:p>
          </table:table-cell>
          <table:table-cell office:value-type="float" office:value="0.00499">
            <text:p>4.99E-003</text:p>
          </table:table-cell>
          <table:table-cell office:value-type="string">
            <text:p>8|342|17|2675</text:p>
          </table:table-cell>
          <table:table-cell office:value-type="string">
            <text:p>PF00063;PF00169;PF00307;PF00373;PF09379;PF09380;PF10358;PF1279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1256</text:p>
          </table:table-cell>
          <table:table-cell office:value-type="string">
            <text:p>leading edge membrane</text:p>
          </table:table-cell>
          <table:table-cell office:value-type="float" office:value="3">
            <text:p>3</text:p>
          </table:table-cell>
          <table:table-cell office:value-type="float" office:value="4.24">
            <text:p>4.24</text:p>
          </table:table-cell>
          <table:table-cell office:value-type="float" office:value="0.000562">
            <text:p>5.62E-004</text:p>
          </table:table-cell>
          <table:table-cell office:value-type="float" office:value="0.00499">
            <text:p>4.99E-003</text:p>
          </table:table-cell>
          <table:table-cell office:value-type="string">
            <text:p>8|342|17|2675</text:p>
          </table:table-cell>
          <table:table-cell office:value-type="string">
            <text:p>PF00169;PF01392;PF02181;PF02214;PF06346;PF06367;PF06371;PF0767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5925</text:p>
          </table:table-cell>
          <table:table-cell office:value-type="string">
            <text:p>focal adhesion</text:p>
          </table:table-cell>
          <table:table-cell office:value-type="float" office:value="3">
            <text:p>3</text:p>
          </table:table-cell>
          <table:table-cell office:value-type="float" office:value="4.08">
            <text:p>4.08</text:p>
          </table:table-cell>
          <table:table-cell office:value-type="float" office:value="0.000515">
            <text:p>5.15E-004</text:p>
          </table:table-cell>
          <table:table-cell office:value-type="float" office:value="0.00499">
            <text:p>4.99E-003</text:p>
          </table:table-cell>
          <table:table-cell office:value-type="string">
            <text:p>11|342|29|2675</text:p>
          </table:table-cell>
          <table:table-cell office:value-type="string">
            <text:p>PF00169;PF00362;PF00373;PF00611;PF01044;PF07965;PF08416;PF08725;PF09379;PF10409;PF1279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4081</text:p>
          </table:table-cell>
          <table:table-cell office:value-type="string">
            <text:p>polyketide synthase complex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0.00118">
            <text:p>1.18E-003</text:p>
          </table:table-cell>
          <table:table-cell office:value-type="float" office:value="0.0078">
            <text:p>7.80E-003</text:p>
          </table:table-cell>
          <table:table-cell office:value-type="string">
            <text:p>4|342|5|2675</text:p>
          </table:table-cell>
          <table:table-cell office:value-type="string">
            <text:p>PF00109;PF00698;PF02801;PF086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5890</text:p>
          </table:table-cell>
          <table:table-cell office:value-type="string">
            <text:p>sodium:potassium-exchanging ATPase complex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0.00118">
            <text:p>1.18E-003</text:p>
          </table:table-cell>
          <table:table-cell office:value-type="float" office:value="0.0078">
            <text:p>7.80E-003</text:p>
          </table:table-cell>
          <table:table-cell office:value-type="string">
            <text:p>4|342|5|2675</text:p>
          </table:table-cell>
          <table:table-cell office:value-type="string">
            <text:p>PF00122;PF00689;PF00690;PF00702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5793</text:p>
          </table:table-cell>
          <table:table-cell office:value-type="string">
            <text:p>endoplasmic reticulum-Golgi intermediate compartment</text:p>
          </table:table-cell>
          <table:table-cell office:value-type="float" office:value="3">
            <text:p>3</text:p>
          </table:table-cell>
          <table:table-cell office:value-type="float" office:value="4.16">
            <text:p>4.16</text:p>
          </table:table-cell>
          <table:table-cell office:value-type="float" office:value="0.0011">
            <text:p>1.10E-003</text:p>
          </table:table-cell>
          <table:table-cell office:value-type="float" office:value="0.0078">
            <text:p>7.80E-003</text:p>
          </table:table-cell>
          <table:table-cell office:value-type="string">
            <text:p>6|342|11|2675</text:p>
          </table:table-cell>
          <table:table-cell office:value-type="string">
            <text:p>PF00122;PF00149;PF00689;PF00690;PF00702;PF13850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70937</text:p>
          </table:table-cell>
          <table:table-cell office:value-type="string">
            <text:p>CRD-mediated mRNA stability complex</text:p>
          </table:table-cell>
          <table:table-cell office:value-type="float" office:value="3">
            <text:p>3</text:p>
          </table:table-cell>
          <table:table-cell office:value-type="float" office:value="4.22">
            <text:p>4.22</text:p>
          </table:table-cell>
          <table:table-cell office:value-type="float" office:value="0.00134">
            <text:p>1.34E-003</text:p>
          </table:table-cell>
          <table:table-cell office:value-type="float" office:value="0.00793">
            <text:p>7.93E-003</text:p>
          </table:table-cell>
          <table:table-cell office:value-type="string">
            <text:p>5|342|8|2675</text:p>
          </table:table-cell>
          <table:table-cell office:value-type="string">
            <text:p>PF00076;PF00270;PF00271;PF04408;PF1425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1594</text:p>
          </table:table-cell>
          <table:table-cell office:value-type="string">
            <text:p>neuromuscular junction</text:p>
          </table:table-cell>
          <table:table-cell office:value-type="float" office:value="3">
            <text:p>3</text:p>
          </table:table-cell>
          <table:table-cell office:value-type="float" office:value="3.8">
            <text:p>3.8</text:p>
          </table:table-cell>
          <table:table-cell office:value-type="float" office:value="0.0013">
            <text:p>1.30E-003</text:p>
          </table:table-cell>
          <table:table-cell office:value-type="float" office:value="0.00793">
            <text:p>7.93E-003</text:p>
          </table:table-cell>
          <table:table-cell office:value-type="string">
            <text:p>9|342|23|2675</text:p>
          </table:table-cell>
          <table:table-cell office:value-type="string">
            <text:p>PF00063;PF00435;PF00622;PF01392;PF02177;PF02214;PF07534;PF12924;PF12925</text:p>
          </table:table-cell>
        </table:table-row>
      </table:table>
      <table:table table:name="losses_MF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ce1"/>
        <table:table-column table:style-name="co6" table:default-cell-style-name="ce1"/>
        <table:table-column table:style-name="co7" table:default-cell-style-name="Default"/>
        <table:table-column table:style-name="co15" table:default-cell-style-name="Default"/>
        <table:table-row table:style-name="ro1">
          <table:table-cell office:value-type="string">
            <text:p>GroupID</text:p>
          </table:table-cell>
          <table:table-cell office:value-type="string">
            <text:p>GO ID</text:p>
          </table:table-cell>
          <table:table-cell office:value-type="string">
            <text:p>GO term</text:p>
          </table:table-cell>
          <table:table-cell office:value-type="string">
            <text:p>PFAM slim (four levels)</text:p>
          </table:table-cell>
          <table:table-cell office:value-type="string">
            <text:p>Z-score</text:p>
          </table:table-cell>
          <table:table-cell table:style-name="Default" office:value-type="string">
            <text:p>P-value</text:p>
          </table:table-cell>
          <table:table-cell table:style-name="Default" office:value-type="string">
            <text:p>FDR</text:p>
          </table:table-cell>
          <table:table-cell office:value-type="string">
            <text:p>#Domains (Overlaps|Group|Term|Background)</text:p>
          </table:table-cell>
          <table:table-cell office:value-type="string">
            <text:p>Annotated domains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8092</text:p>
          </table:table-cell>
          <table:table-cell office:value-type="string">
            <text:p>cytoskeletal protein binding</text:p>
          </table:table-cell>
          <table:table-cell office:value-type="float" office:value="1">
            <text:p>1</text:p>
          </table:table-cell>
          <table:table-cell office:value-type="float" office:value="4.33">
            <text:p>4.33</text:p>
          </table:table-cell>
          <table:table-cell office:value-type="float" office:value="0.0000539">
            <text:p>5.39E-005</text:p>
          </table:table-cell>
          <table:table-cell office:value-type="float" office:value="0.00105">
            <text:p>1.05E-003</text:p>
          </table:table-cell>
          <table:table-cell office:value-type="string">
            <text:p>37|340|159|2762</text:p>
          </table:table-cell>
          <table:table-cell office:value-type="string">
            <text:p>PF00063;PF00169;PF00241;PF00246;PF00307;PF00373;PF00400;PF00435;PF00611;PF00630;PF00651;PF01044;PF01302;PF02181;PF03133;PF04382;PF04841;PF06346;PF06367;PF06371;PF07651;PF07679;PF07707;PF08736;PF08926;PF08953;PF08954;PF09379;PF09380;PF10358;PF10409;PF12510;PF12796;PF13385;PF13405;PF13637;PF13733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020</text:p>
          </table:table-cell>
          <table:table-cell office:value-type="string">
            <text:p>GTPase binding</text:p>
          </table:table-cell>
          <table:table-cell office:value-type="float" office:value="2">
            <text:p>2</text:p>
          </table:table-cell>
          <table:table-cell office:value-type="float" office:value="6.82">
            <text:p>6.82</text:p>
          </table:table-cell>
          <table:table-cell office:value-type="float" office:value="0.0000000365">
            <text:p>3.65E-008</text:p>
          </table:table-cell>
          <table:table-cell office:value-type="float" office:value="0.00000643">
            <text:p>6.43E-006</text:p>
          </table:table-cell>
          <table:table-cell office:value-type="string">
            <text:p>19|340|40|2762</text:p>
          </table:table-cell>
          <table:table-cell office:value-type="string">
            <text:p>PF00130;PF00169;PF00307;PF00515;PF00611;PF00618;PF00630;PF00638;PF02181;PF02185;PF02214;PF02759;PF03810;PF06346;PF06367;PF06371;PF06920;PF12796;PF1442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5639</text:p>
          </table:table-cell>
          <table:table-cell office:value-type="string">
            <text:p>purine ribonucleoside triphosphate binding</text:p>
          </table:table-cell>
          <table:table-cell office:value-type="float" office:value="2">
            <text:p>2</text:p>
          </table:table-cell>
          <table:table-cell office:value-type="float" office:value="6.1">
            <text:p>6.1</text:p>
          </table:table-cell>
          <table:table-cell office:value-type="float" office:value="0.0000000824">
            <text:p>8.24E-008</text:p>
          </table:table-cell>
          <table:table-cell office:value-type="float" office:value="0.00000725">
            <text:p>7.25E-006</text:p>
          </table:table-cell>
          <table:table-cell office:value-type="string">
            <text:p>35|340|114|2762</text:p>
          </table:table-cell>
          <table:table-cell office:value-type="string">
            <text:p>PF00063;PF00122;PF00130;PF00270;PF00271;PF00289;PF00349;PF00350;PF00385;PF00586;PF00675;PF00689;PF00690;PF00702;PF00780;PF00870;PF01624;PF01751;PF01841;PF01909;PF02263;PF02518;PF02769;PF02824;PF02881;PF03727;PF03810;PF05193;PF06733;PF07710;PF08563;PF08926;PF10436;PF13086;PF1358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19904</text:p>
          </table:table-cell>
          <table:table-cell office:value-type="string">
            <text:p>protein domain specific binding</text:p>
          </table:table-cell>
          <table:table-cell office:value-type="float" office:value="2">
            <text:p>2</text:p>
          </table:table-cell>
          <table:table-cell office:value-type="float" office:value="6.11">
            <text:p>6.11</text:p>
          </table:table-cell>
          <table:table-cell office:value-type="float" office:value="0.000000147">
            <text:p>1.47E-007</text:p>
          </table:table-cell>
          <table:table-cell office:value-type="float" office:value="0.00000864">
            <text:p>8.64E-006</text:p>
          </table:table-cell>
          <table:table-cell office:value-type="string">
            <text:p>28|340|82|2762</text:p>
          </table:table-cell>
          <table:table-cell office:value-type="string">
            <text:p>PF00076;PF00122;PF00169;PF00373;PF00400;PF00452;PF00564;PF00689;PF00690;PF00702;PF00757;PF00778;PF01030;PF01392;PF01562;PF02518;PF06741;PF07653;PF07679;PF07686;PF08232;PF08736;PF09379;PF09380;PF10409;PF10608;PF12424;PF1279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2555</text:p>
          </table:table-cell>
          <table:table-cell office:value-type="string">
            <text:p>purine ribonucleotide binding</text:p>
          </table:table-cell>
          <table:table-cell office:value-type="float" office:value="2">
            <text:p>2</text:p>
          </table:table-cell>
          <table:table-cell office:value-type="float" office:value="5.8">
            <text:p>5.8</text:p>
          </table:table-cell>
          <table:table-cell office:value-type="float" office:value="0.000000246">
            <text:p>2.46E-007</text:p>
          </table:table-cell>
          <table:table-cell office:value-type="float" office:value="0.0000108">
            <text:p>1.08E-005</text:p>
          </table:table-cell>
          <table:table-cell office:value-type="string">
            <text:p>37|340|129|2762</text:p>
          </table:table-cell>
          <table:table-cell office:value-type="string">
            <text:p>PF00027;PF00063;PF00122;PF00130;PF00270;PF00271;PF00289;PF00349;PF00350;PF00385;PF00501;PF00586;PF00675;PF00689;PF00690;PF00702;PF00780;PF00870;PF01624;PF01751;PF01841;PF01909;PF02263;PF02518;PF02769;PF02824;PF02881;PF03727;PF03810;PF05193;PF06733;PF07710;PF08563;PF08926;PF10436;PF13086;PF1358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3779</text:p>
          </table:table-cell>
          <table:table-cell office:value-type="string">
            <text:p>actin binding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000000425">
            <text:p>4.25E-007</text:p>
          </table:table-cell>
          <table:table-cell office:value-type="float" office:value="0.0000149">
            <text:p>1.49E-005</text:p>
          </table:table-cell>
          <table:table-cell office:value-type="string">
            <text:p>22|340|58|2762</text:p>
          </table:table-cell>
          <table:table-cell office:value-type="string">
            <text:p>PF00063;PF00241;PF00307;PF00400;PF00435;PF00630;PF00651;PF01044;PF02181;PF04382;PF04841;PF06346;PF06367;PF06371;PF07651;PF07707;PF08953;PF08954;PF10358;PF10409;PF12510;PF1340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60589</text:p>
          </table:table-cell>
          <table:table-cell office:value-type="string">
            <text:p>nucleoside-triphosphatase regulator activity</text:p>
          </table:table-cell>
          <table:table-cell office:value-type="float" office:value="2">
            <text:p>2</text:p>
          </table:table-cell>
          <table:table-cell office:value-type="float" office:value="5.84">
            <text:p>5.84</text:p>
          </table:table-cell>
          <table:table-cell office:value-type="float" office:value="0.000000597">
            <text:p>5.97E-007</text:p>
          </table:table-cell>
          <table:table-cell office:value-type="float" office:value="0.0000156">
            <text:p>1.56E-005</text:p>
          </table:table-cell>
          <table:table-cell office:value-type="string">
            <text:p>24|340|68|2762</text:p>
          </table:table-cell>
          <table:table-cell office:value-type="string">
            <text:p>PF00027;PF00063;PF00130;PF00168;PF00169;PF00226;PF00307;PF00373;PF00415;PF00435;PF00610;PF00611;PF00618;PF00780;PF01412;PF02145;PF02185;PF06920;PF07653;PF09324;PF11971;PF12783;PF13716;PF1442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0554</text:p>
          </table:table-cell>
          <table:table-cell office:value-type="string">
            <text:p>adenyl nucleotide binding</text:p>
          </table:table-cell>
          <table:table-cell office:value-type="float" office:value="2">
            <text:p>2</text:p>
          </table:table-cell>
          <table:table-cell office:value-type="float" office:value="5.68">
            <text:p>5.68</text:p>
          </table:table-cell>
          <table:table-cell office:value-type="float" office:value="0.000000621">
            <text:p>6.21E-007</text:p>
          </table:table-cell>
          <table:table-cell office:value-type="float" office:value="0.0000156">
            <text:p>1.56E-005</text:p>
          </table:table-cell>
          <table:table-cell office:value-type="string">
            <text:p>30|340|97|2762</text:p>
          </table:table-cell>
          <table:table-cell office:value-type="string">
            <text:p>PF00027;PF00063;PF00122;PF00130;PF00271;PF00289;PF00349;PF00385;PF00501;PF00586;PF00675;PF00689;PF00690;PF00702;PF00780;PF00870;PF01624;PF01751;PF01909;PF02518;PF02769;PF03727;PF05193;PF06733;PF07710;PF08563;PF08926;PF10436;PF13086;PF1358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2403</text:p>
          </table:table-cell>
          <table:table-cell office:value-type="string">
            <text:p>protein complex binding</text:p>
          </table:table-cell>
          <table:table-cell office:value-type="float" office:value="2">
            <text:p>2</text:p>
          </table:table-cell>
          <table:table-cell office:value-type="float" office:value="5.22">
            <text:p>5.22</text:p>
          </table:table-cell>
          <table:table-cell office:value-type="float" office:value="0.00000565">
            <text:p>5.65E-006</text:p>
          </table:table-cell>
          <table:table-cell office:value-type="float" office:value="0.000124">
            <text:p>1.24E-004</text:p>
          </table:table-cell>
          <table:table-cell office:value-type="string">
            <text:p>23|340|71|2762</text:p>
          </table:table-cell>
          <table:table-cell office:value-type="string">
            <text:p>PF00053;PF00093;PF00094;PF00169;PF00240;PF00307;PF00362;PF00373;PF00435;PF01391;PF01562;PF01753;PF01826;PF02463;PF03921;PF07645;PF07653;PF07679;PF07965;PF08232;PF08725;PF08742;PF0928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8024</text:p>
          </table:table-cell>
          <table:table-cell office:value-type="string">
            <text:p>cargo receptor activity</text:p>
          </table:table-cell>
          <table:table-cell office:value-type="float" office:value="2">
            <text:p>2</text:p>
          </table:table-cell>
          <table:table-cell office:value-type="float" office:value="4.86">
            <text:p>4.86</text:p>
          </table:table-cell>
          <table:table-cell office:value-type="float" office:value="0.000184">
            <text:p>1.84E-004</text:p>
          </table:table-cell>
          <table:table-cell office:value-type="float" office:value="0.00294">
            <text:p>2.94E-003</text:p>
          </table:table-cell>
          <table:table-cell office:value-type="string">
            <text:p>7|340|12|2762</text:p>
          </table:table-cell>
          <table:table-cell office:value-type="string">
            <text:p>PF00057;PF00530;PF01033;PF01391;PF02225;PF04389;PF0764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19900</text:p>
          </table:table-cell>
          <table:table-cell office:value-type="string">
            <text:p>kinase binding</text:p>
          </table:table-cell>
          <table:table-cell office:value-type="float" office:value="2">
            <text:p>2</text:p>
          </table:table-cell>
          <table:table-cell office:value-type="float" office:value="4.07">
            <text:p>4.07</text:p>
          </table:table-cell>
          <table:table-cell office:value-type="float" office:value="0.000304">
            <text:p>3.04E-004</text:p>
          </table:table-cell>
          <table:table-cell office:value-type="float" office:value="0.00446">
            <text:p>4.46E-003</text:p>
          </table:table-cell>
          <table:table-cell office:value-type="string">
            <text:p>17|340|57|2762</text:p>
          </table:table-cell>
          <table:table-cell office:value-type="string">
            <text:p>PF00027;PF00169;PF00307;PF00400;PF00415;PF00564;PF00630;PF00778;PF01017;PF01562;PF02518;PF02865;PF07653;PF09058;PF10608;PF11934;PF1279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0507</text:p>
          </table:table-cell>
          <table:table-cell office:value-type="string">
            <text:p>spectrin binding</text:p>
          </table:table-cell>
          <table:table-cell office:value-type="float" office:value="2">
            <text:p>2</text:p>
          </table:table-cell>
          <table:table-cell office:value-type="float" office:value="4.6">
            <text:p>4.6</text:p>
          </table:table-cell>
          <table:table-cell office:value-type="float" office:value="0.000454">
            <text:p>4.54E-004</text:p>
          </table:table-cell>
          <table:table-cell office:value-type="float" office:value="0.00495">
            <text:p>4.95E-003</text:p>
          </table:table-cell>
          <table:table-cell office:value-type="string">
            <text:p>6|340|10|2762</text:p>
          </table:table-cell>
          <table:table-cell office:value-type="string">
            <text:p>PF00373;PF00435;PF04382;PF08736;PF09379;PF09380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8047</text:p>
          </table:table-cell>
          <table:table-cell office:value-type="string">
            <text:p>enzyme activator activity</text:p>
          </table:table-cell>
          <table:table-cell office:value-type="float" office:value="2">
            <text:p>2</text:p>
          </table:table-cell>
          <table:table-cell office:value-type="float" office:value="3.9">
            <text:p>3.9</text:p>
          </table:table-cell>
          <table:table-cell office:value-type="float" office:value="0.000478">
            <text:p>4.78E-004</text:p>
          </table:table-cell>
          <table:table-cell office:value-type="float" office:value="0.00495">
            <text:p>4.95E-003</text:p>
          </table:table-cell>
          <table:table-cell office:value-type="string">
            <text:p>17|340|59|2762</text:p>
          </table:table-cell>
          <table:table-cell office:value-type="string">
            <text:p>PF00019;PF00045;PF00063;PF00085;PF00086;PF00168;PF00226;PF00400;PF00413;PF00611;PF00688;PF01412;PF01471;PF02145;PF02784;PF08246;PF12763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5102</text:p>
          </table:table-cell>
          <table:table-cell office:value-type="string">
            <text:p>receptor binding</text:p>
          </table:table-cell>
          <table:table-cell office:value-type="float" office:value="2">
            <text:p>2</text:p>
          </table:table-cell>
          <table:table-cell office:value-type="float" office:value="3.72">
            <text:p>3.72</text:p>
          </table:table-cell>
          <table:table-cell office:value-type="float" office:value="0.00037">
            <text:p>3.70E-004</text:p>
          </table:table-cell>
          <table:table-cell office:value-type="float" office:value="0.00495">
            <text:p>4.95E-003</text:p>
          </table:table-cell>
          <table:table-cell office:value-type="string">
            <text:p>39|340|186|2762</text:p>
          </table:table-cell>
          <table:table-cell office:value-type="string">
            <text:p>PF00019;PF00053;PF00059;PF00093;PF00094;PF00130;PF00168;PF00169;PF00270;PF00271;PF00307;PF00362;PF00373;PF00400;PF00435;PF00515;PF00630;PF00688;PF00989;PF01291;PF01391;PF01392;PF01403;PF01437;PF01562;PF01826;PF02377;PF03921;PF07645;PF07653;PF07679;PF07686;PF07965;PF08725;PF08742;PF10608;PF12697;PF12796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16881</text:p>
          </table:table-cell>
          <table:table-cell office:value-type="string">
            <text:p>acid-amino acid ligase activity</text:p>
          </table:table-cell>
          <table:table-cell office:value-type="float" office:value="2">
            <text:p>2</text:p>
          </table:table-cell>
          <table:table-cell office:value-type="float" office:value="3.48">
            <text:p>3.48</text:p>
          </table:table-cell>
          <table:table-cell office:value-type="float" office:value="0.00112">
            <text:p>1.12E-003</text:p>
          </table:table-cell>
          <table:table-cell office:value-type="float" office:value="0.00822">
            <text:p>8.22E-003</text:p>
          </table:table-cell>
          <table:table-cell office:value-type="string">
            <text:p>23|340|97|2762</text:p>
          </table:table-cell>
          <table:table-cell office:value-type="string">
            <text:p>PF00097;PF00168;PF00179;PF00240;PF00400;PF00415;PF00515;PF00622;PF00630;PF00651;PF01485;PF02182;PF02214;PF02225;PF03133;PF03256;PF05773;PF07707;PF12796;PF12906;PF13599;PF13639;PF14324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4713</text:p>
          </table:table-cell>
          <table:table-cell office:value-type="string">
            <text:p>protein tyrosine kinase activity</text:p>
          </table:table-cell>
          <table:table-cell office:value-type="float" office:value="2">
            <text:p>2</text:p>
          </table:table-cell>
          <table:table-cell office:value-type="float" office:value="3.7">
            <text:p>3.7</text:p>
          </table:table-cell>
          <table:table-cell office:value-type="float" office:value="0.00131">
            <text:p>1.31E-003</text:p>
          </table:table-cell>
          <table:table-cell office:value-type="float" office:value="0.00919">
            <text:p>9.19E-003</text:p>
          </table:table-cell>
          <table:table-cell office:value-type="string">
            <text:p>11|340|33|2762</text:p>
          </table:table-cell>
          <table:table-cell office:value-type="string">
            <text:p>PF00169;PF00373;PF00611;PF00754;PF00757;PF01030;PF01392;PF01403;PF01833;PF07679;PF0768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087</text:p>
          </table:table-cell>
          <table:table-cell office:value-type="string">
            <text:p>chaperone binding</text:p>
          </table:table-cell>
          <table:table-cell office:value-type="float" office:value="3">
            <text:p>3</text:p>
          </table:table-cell>
          <table:table-cell office:value-type="float" office:value="5.4">
            <text:p>5.4</text:p>
          </table:table-cell>
          <table:table-cell office:value-type="float" office:value="0.0000753">
            <text:p>7.53E-005</text:p>
          </table:table-cell>
          <table:table-cell office:value-type="float" office:value="0.00132">
            <text:p>1.32E-003</text:p>
          </table:table-cell>
          <table:table-cell office:value-type="string">
            <text:p>6|340|8|2762</text:p>
          </table:table-cell>
          <table:table-cell office:value-type="string">
            <text:p>PF00085;PF00094;PF00226;PF00515;PF01826;PF08742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71814</text:p>
          </table:table-cell>
          <table:table-cell office:value-type="string">
            <text:p>protein-lipid complex binding</text:p>
          </table:table-cell>
          <table:table-cell office:value-type="float" office:value="3">
            <text:p>3</text:p>
          </table:table-cell>
          <table:table-cell office:value-type="float" office:value="4.77">
            <text:p>4.77</text:p>
          </table:table-cell>
          <table:table-cell office:value-type="float" office:value="0.000467">
            <text:p>4.67E-004</text:p>
          </table:table-cell>
          <table:table-cell office:value-type="float" office:value="0.00495">
            <text:p>4.95E-003</text:p>
          </table:table-cell>
          <table:table-cell office:value-type="string">
            <text:p>5|340|7|2762</text:p>
          </table:table-cell>
          <table:table-cell office:value-type="string">
            <text:p>PF00057;PF00082;PF01391;PF05922;PF0764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5518</text:p>
          </table:table-cell>
          <table:table-cell office:value-type="string">
            <text:p>collagen binding</text:p>
          </table:table-cell>
          <table:table-cell office:value-type="float" office:value="3">
            <text:p>3</text:p>
          </table:table-cell>
          <table:table-cell office:value-type="float" office:value="4.37">
            <text:p>4.37</text:p>
          </table:table-cell>
          <table:table-cell office:value-type="float" office:value="0.000432">
            <text:p>4.32E-004</text:p>
          </table:table-cell>
          <table:table-cell office:value-type="float" office:value="0.00495">
            <text:p>4.95E-003</text:p>
          </table:table-cell>
          <table:table-cell office:value-type="string">
            <text:p>8|340|17|2762</text:p>
          </table:table-cell>
          <table:table-cell office:value-type="string">
            <text:p>PF00093;PF00094;PF00754;PF01826;PF03165;PF07645;PF08742;PF1385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8022</text:p>
          </table:table-cell>
          <table:table-cell office:value-type="string">
            <text:p>protein C-terminus binding</text:p>
          </table:table-cell>
          <table:table-cell office:value-type="float" office:value="3">
            <text:p>3</text:p>
          </table:table-cell>
          <table:table-cell office:value-type="float" office:value="4.16">
            <text:p>4.16</text:p>
          </table:table-cell>
          <table:table-cell office:value-type="float" office:value="0.000695">
            <text:p>6.95E-004</text:p>
          </table:table-cell>
          <table:table-cell office:value-type="float" office:value="0.00644">
            <text:p>6.44E-003</text:p>
          </table:table-cell>
          <table:table-cell office:value-type="string">
            <text:p>8|340|18|2762</text:p>
          </table:table-cell>
          <table:table-cell office:value-type="string">
            <text:p>PF00122;PF00515;PF00689;PF00690;PF00778;PF00899;PF07653;PF10608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0165</text:p>
          </table:table-cell>
          <table:table-cell office:value-type="string">
            <text:p>PDZ domain binding</text:p>
          </table:table-cell>
          <table:table-cell office:value-type="float" office:value="3">
            <text:p>3</text:p>
          </table:table-cell>
          <table:table-cell office:value-type="float" office:value="4.1">
            <text:p>4.1</text:p>
          </table:table-cell>
          <table:table-cell office:value-type="float" office:value="0.00067">
            <text:p>6.70E-004</text:p>
          </table:table-cell>
          <table:table-cell office:value-type="float" office:value="0.00644">
            <text:p>6.44E-003</text:p>
          </table:table-cell>
          <table:table-cell office:value-type="string">
            <text:p>9|340|22|2762</text:p>
          </table:table-cell>
          <table:table-cell office:value-type="string">
            <text:p>PF00122;PF00689;PF00690;PF00702;PF01392;PF07679;PF07686;PF10409;PF12424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2731</text:p>
          </table:table-cell>
          <table:table-cell office:value-type="string">
            <text:p>PH domain binding</text:p>
          </table:table-cell>
          <table:table-cell office:value-type="float" office:value="3">
            <text:p>3</text:p>
          </table:table-cell>
          <table:table-cell office:value-type="float" office:value="4.61">
            <text:p>4.61</text:p>
          </table:table-cell>
          <table:table-cell office:value-type="float" office:value="0.00102">
            <text:p>1.02E-003</text:p>
          </table:table-cell>
          <table:table-cell office:value-type="float" office:value="0.00816">
            <text:p>8.16E-003</text:p>
          </table:table-cell>
          <table:table-cell office:value-type="string">
            <text:p>4|340|5|2762</text:p>
          </table:table-cell>
          <table:table-cell office:value-type="string">
            <text:p>PF00373;PF08736;PF09379;PF09380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8143</text:p>
          </table:table-cell>
          <table:table-cell office:value-type="string">
            <text:p>poly(A) RNA binding</text:p>
          </table:table-cell>
          <table:table-cell office:value-type="float" office:value="3">
            <text:p>3</text:p>
          </table:table-cell>
          <table:table-cell office:value-type="float" office:value="4.61">
            <text:p>4.61</text:p>
          </table:table-cell>
          <table:table-cell office:value-type="float" office:value="0.00102">
            <text:p>1.02E-003</text:p>
          </table:table-cell>
          <table:table-cell office:value-type="float" office:value="0.00816">
            <text:p>8.16E-003</text:p>
          </table:table-cell>
          <table:table-cell office:value-type="string">
            <text:p>4|340|5|2762</text:p>
          </table:table-cell>
          <table:table-cell office:value-type="string">
            <text:p>PF00076;PF00270;PF00271;PF00622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5545</text:p>
          </table:table-cell>
          <table:table-cell office:value-type="string">
            <text:p>1-phosphatidylinositol binding</text:p>
          </table:table-cell>
          <table:table-cell office:value-type="float" office:value="3">
            <text:p>3</text:p>
          </table:table-cell>
          <table:table-cell office:value-type="float" office:value="4.61">
            <text:p>4.61</text:p>
          </table:table-cell>
          <table:table-cell office:value-type="float" office:value="0.00102">
            <text:p>1.02E-003</text:p>
          </table:table-cell>
          <table:table-cell office:value-type="float" office:value="0.00816">
            <text:p>8.16E-003</text:p>
          </table:table-cell>
          <table:table-cell office:value-type="string">
            <text:p>4|340|5|2762</text:p>
          </table:table-cell>
          <table:table-cell office:value-type="string">
            <text:p>PF00169;PF00435;PF07651;PF1371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5319</text:p>
          </table:table-cell>
          <table:table-cell office:value-type="string">
            <text:p>lipid transporter activity</text:p>
          </table:table-cell>
          <table:table-cell office:value-type="float" office:value="3">
            <text:p>3</text:p>
          </table:table-cell>
          <table:table-cell office:value-type="float" office:value="3.97">
            <text:p>3.97</text:p>
          </table:table-cell>
          <table:table-cell office:value-type="float" office:value="0.00107">
            <text:p>1.07E-003</text:p>
          </table:table-cell>
          <table:table-cell office:value-type="float" office:value="0.00822">
            <text:p>8.22E-003</text:p>
          </table:table-cell>
          <table:table-cell office:value-type="string">
            <text:p>8|340|19|2762</text:p>
          </table:table-cell>
          <table:table-cell office:value-type="string">
            <text:p>PF00122;PF00169;PF00501;PF00702;PF02121;PF03765;PF12710;PF13246</text:p>
          </table:table-cell>
        </table:table-row>
      </table:table>
      <table:table table:name="gains_BP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number-columns-repeated="2" table:default-cell-style-name="ce1"/>
        <table:table-column table:style-name="co7" table:default-cell-style-name="Default"/>
        <table:table-column table:style-name="co17" table:default-cell-style-name="Default"/>
        <table:table-row table:style-name="ro1">
          <table:table-cell office:value-type="string">
            <text:p>GroupID</text:p>
          </table:table-cell>
          <table:table-cell office:value-type="string">
            <text:p>GO ID</text:p>
          </table:table-cell>
          <table:table-cell office:value-type="string">
            <text:p>GO term</text:p>
          </table:table-cell>
          <table:table-cell office:value-type="string">
            <text:p>PFAM slim (four levels)</text:p>
          </table:table-cell>
          <table:table-cell office:value-type="string">
            <text:p>Z-score</text:p>
          </table:table-cell>
          <table:table-cell table:style-name="Default" office:value-type="string">
            <text:p>P-value</text:p>
          </table:table-cell>
          <table:table-cell table:style-name="Default" office:value-type="string">
            <text:p>FDR</text:p>
          </table:table-cell>
          <table:table-cell office:value-type="string">
            <text:p>#Domains (Overlaps|Group|Term|Background)</text:p>
          </table:table-cell>
          <table:table-cell office:value-type="string">
            <text:p>Annotated domains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0011</text:p>
          </table:table-cell>
          <table:table-cell office:value-type="string">
            <text:p>locomotion</text:p>
          </table:table-cell>
          <table:table-cell office:value-type="float" office:value="1">
            <text:p>1</text:p>
          </table:table-cell>
          <table:table-cell office:value-type="float" office:value="4.98">
            <text:p>4.98</text:p>
          </table:table-cell>
          <table:table-cell office:value-type="float" office:value="0.000021">
            <text:p>2.10E-005</text:p>
          </table:table-cell>
          <table:table-cell office:value-type="float" office:value="0.0011">
            <text:p>1.10E-003</text:p>
          </table:table-cell>
          <table:table-cell office:value-type="string">
            <text:p>19|70|342|3527</text:p>
          </table:table-cell>
          <table:table-cell office:value-type="string">
            <text:p>PF00041;PF00054;PF00090;PF01064;PF01400;PF02210;PF02931;PF03826;PF03953;PF07647;PF07728;PF08385;PF08393;PF08447;PF08515;PF12774;PF12775;PF12780;PF1342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7399</text:p>
          </table:table-cell>
          <table:table-cell office:value-type="string">
            <text:p>nervous system development</text:p>
          </table:table-cell>
          <table:table-cell office:value-type="float" office:value="1">
            <text:p>1</text:p>
          </table:table-cell>
          <table:table-cell office:value-type="float" office:value="4.63">
            <text:p>4.63</text:p>
          </table:table-cell>
          <table:table-cell office:value-type="float" office:value="0.0000508">
            <text:p>5.08E-005</text:p>
          </table:table-cell>
          <table:table-cell office:value-type="float" office:value="0.00178">
            <text:p>1.78E-003</text:p>
          </table:table-cell>
          <table:table-cell office:value-type="string">
            <text:p>20|70|397|3527</text:p>
          </table:table-cell>
          <table:table-cell office:value-type="string">
            <text:p>PF00041;PF00049;PF00054;PF00090;PF01008;PF01064;PF01369;PF01400;PF01421;PF01431;PF02023;PF02210;PF02931;PF03826;PF03953;PF05649;PF07647;PF08515;PF10600;PF13857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234</text:p>
          </table:table-cell>
          <table:table-cell office:value-type="string">
            <text:p>establishment of localization</text:p>
          </table:table-cell>
          <table:table-cell office:value-type="float" office:value="1">
            <text:p>1</text:p>
          </table:table-cell>
          <table:table-cell office:value-type="float" office:value="4.18">
            <text:p>4.18</text:p>
          </table:table-cell>
          <table:table-cell office:value-type="float" office:value="0.0000817">
            <text:p>8.17E-005</text:p>
          </table:table-cell>
          <table:table-cell office:value-type="float" office:value="0.00233">
            <text:p>2.33E-003</text:p>
          </table:table-cell>
          <table:table-cell office:value-type="string">
            <text:p>30|70|785|3527</text:p>
          </table:table-cell>
          <table:table-cell office:value-type="string">
            <text:p>PF00041;PF00049;PF00106;PF01064;PF01369;PF01448;PF01590;PF02064;PF02210;PF02828;PF02931;PF03807;PF03953;PF06046;PF07258;PF07647;PF07728;PF08385;PF08393;PF08447;PF08515;PF11933;PF12774;PF12775;PF12780;PF12947;PF13415;PF13418;PF13426;PF13513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674</text:p>
          </table:table-cell>
          <table:table-cell office:value-type="string">
            <text:p>localization of cell</text:p>
          </table:table-cell>
          <table:table-cell office:value-type="float" office:value="1">
            <text:p>1</text:p>
          </table:table-cell>
          <table:table-cell office:value-type="float" office:value="4.63">
            <text:p>4.63</text:p>
          </table:table-cell>
          <table:table-cell office:value-type="float" office:value="0.000117">
            <text:p>1.17E-004</text:p>
          </table:table-cell>
          <table:table-cell office:value-type="float" office:value="0.00272">
            <text:p>2.72E-003</text:p>
          </table:table-cell>
          <table:table-cell office:value-type="string">
            <text:p>14|70|229|3527</text:p>
          </table:table-cell>
          <table:table-cell office:value-type="string">
            <text:p>PF00041;PF00054;PF01064;PF02210;PF03826;PF07647;PF07728;PF08385;PF08393;PF08447;PF08515;PF12774;PF12775;PF12780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2391</text:p>
          </table:table-cell>
          <table:table-cell office:value-type="string">
            <text:p>regulation of membrane potential</text:p>
          </table:table-cell>
          <table:table-cell office:value-type="float" office:value="2">
            <text:p>2</text:p>
          </table:table-cell>
          <table:table-cell office:value-type="float" office:value="6.12">
            <text:p>6.12</text:p>
          </table:table-cell>
          <table:table-cell office:value-type="float" office:value="0.0000173">
            <text:p>1.73E-005</text:p>
          </table:table-cell>
          <table:table-cell office:value-type="float" office:value="0.0011">
            <text:p>1.10E-003</text:p>
          </table:table-cell>
          <table:table-cell office:value-type="string">
            <text:p>9|70|78|3527</text:p>
          </table:table-cell>
          <table:table-cell office:value-type="string">
            <text:p>PF00041;PF00355;PF01008;PF01421;PF02023;PF02210;PF02931;PF10600;PF11933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7018</text:p>
          </table:table-cell>
          <table:table-cell office:value-type="string">
            <text:p>microtubule-based movement</text:p>
          </table:table-cell>
          <table:table-cell office:value-type="float" office:value="2">
            <text:p>2</text:p>
          </table:table-cell>
          <table:table-cell office:value-type="float" office:value="5.42">
            <text:p>5.42</text:p>
          </table:table-cell>
          <table:table-cell office:value-type="float" office:value="0.00015">
            <text:p>1.50E-004</text:p>
          </table:table-cell>
          <table:table-cell office:value-type="float" office:value="0.00315">
            <text:p>3.15E-003</text:p>
          </table:table-cell>
          <table:table-cell office:value-type="string">
            <text:p>7|70|60|3527</text:p>
          </table:table-cell>
          <table:table-cell office:value-type="string">
            <text:p>PF07728;PF08385;PF08393;PF08447;PF12774;PF12775;PF12780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51216</text:p>
          </table:table-cell>
          <table:table-cell office:value-type="string">
            <text:p>cartilage development</text:p>
          </table:table-cell>
          <table:table-cell office:value-type="float" office:value="2">
            <text:p>2</text:p>
          </table:table-cell>
          <table:table-cell office:value-type="float" office:value="5.66">
            <text:p>5.66</text:p>
          </table:table-cell>
          <table:table-cell office:value-type="float" office:value="0.000168">
            <text:p>1.68E-004</text:p>
          </table:table-cell>
          <table:table-cell office:value-type="float" office:value="0.00321">
            <text:p>3.21E-003</text:p>
          </table:table-cell>
          <table:table-cell office:value-type="string">
            <text:p>6|70|43|3527</text:p>
          </table:table-cell>
          <table:table-cell office:value-type="string">
            <text:p>PF00054;PF01064;PF02210;PF03826;PF08515;PF1204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0023</text:p>
          </table:table-cell>
          <table:table-cell office:value-type="string">
            <text:p>establishment of nucleus localization</text:p>
          </table:table-cell>
          <table:table-cell office:value-type="float" office:value="3">
            <text:p>3</text:p>
          </table:table-cell>
          <table:table-cell office:value-type="float" office:value="10.33">
            <text:p>10.33</text:p>
          </table:table-cell>
          <table:table-cell office:value-type="float" office:value="0.0000000835">
            <text:p>8.35E-008</text:p>
          </table:table-cell>
          <table:table-cell office:value-type="float" office:value="0.0000175">
            <text:p>1.75E-005</text:p>
          </table:table-cell>
          <table:table-cell office:value-type="string">
            <text:p>7|70|21|3527</text:p>
          </table:table-cell>
          <table:table-cell office:value-type="string">
            <text:p>PF03953;PF07728;PF08385;PF08393;PF12774;PF12775;PF12780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1539</text:p>
          </table:table-cell>
          <table:table-cell office:value-type="string">
            <text:p>ciliary or flagellar motility</text:p>
          </table:table-cell>
          <table:table-cell office:value-type="float" office:value="3">
            <text:p>3</text:p>
          </table:table-cell>
          <table:table-cell office:value-type="float" office:value="7.74">
            <text:p>7.74</text:p>
          </table:table-cell>
          <table:table-cell office:value-type="float" office:value="0.00000828">
            <text:p>8.28E-006</text:p>
          </table:table-cell>
          <table:table-cell office:value-type="float" office:value="0.00087">
            <text:p>8.70E-004</text:p>
          </table:table-cell>
          <table:table-cell office:value-type="string">
            <text:p>6|70|26|3527</text:p>
          </table:table-cell>
          <table:table-cell office:value-type="string">
            <text:p>PF07728;PF08385;PF08393;PF12774;PF12775;PF12780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19233</text:p>
          </table:table-cell>
          <table:table-cell office:value-type="string">
            <text:p>sensory perception of pain</text:p>
          </table:table-cell>
          <table:table-cell office:value-type="float" office:value="3">
            <text:p>3</text:p>
          </table:table-cell>
          <table:table-cell office:value-type="float" office:value="8.19">
            <text:p>8.19</text:p>
          </table:table-cell>
          <table:table-cell office:value-type="float" office:value="0.0000423">
            <text:p>4.23E-005</text:p>
          </table:table-cell>
          <table:table-cell office:value-type="float" office:value="0.00178">
            <text:p>1.78E-003</text:p>
          </table:table-cell>
          <table:table-cell office:value-type="string">
            <text:p>4|70|11|3527</text:p>
          </table:table-cell>
          <table:table-cell office:value-type="string">
            <text:p>PF01431;PF02931;PF05649;PF10600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7179</text:p>
          </table:table-cell>
          <table:table-cell office:value-type="string">
            <text:p>transforming growth factor beta receptor signaling pathway</text:p>
          </table:table-cell>
          <table:table-cell office:value-type="float" office:value="3">
            <text:p>3</text:p>
          </table:table-cell>
          <table:table-cell office:value-type="float" office:value="7.45">
            <text:p>7.45</text:p>
          </table:table-cell>
          <table:table-cell office:value-type="float" office:value="0.0000889">
            <text:p>8.89E-005</text:p>
          </table:table-cell>
          <table:table-cell office:value-type="float" office:value="0.00233">
            <text:p>2.33E-003</text:p>
          </table:table-cell>
          <table:table-cell office:value-type="string">
            <text:p>4|70|13|3527</text:p>
          </table:table-cell>
          <table:table-cell office:value-type="string">
            <text:p>PF00106;PF01064;PF08515;PF12874</text:p>
          </table:table-cell>
        </table:table-row>
      </table:table>
      <table:table table:name="gains_CC" table:style-name="ta1" table:print="false">
        <table:table-column table:style-name="co1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12" table:default-cell-style-name="ce1"/>
        <table:table-column table:style-name="co7" table:default-cell-style-name="Default"/>
        <table:table-column table:style-name="co19" table:default-cell-style-name="Default"/>
        <table:table-row table:style-name="ro1">
          <table:table-cell office:value-type="string">
            <text:p>GroupID</text:p>
          </table:table-cell>
          <table:table-cell office:value-type="string">
            <text:p>GO ID</text:p>
          </table:table-cell>
          <table:table-cell office:value-type="string">
            <text:p>GO term</text:p>
          </table:table-cell>
          <table:table-cell office:value-type="string">
            <text:p>PFAM slim (four levels)</text:p>
          </table:table-cell>
          <table:table-cell office:value-type="string">
            <text:p>Z-score</text:p>
          </table:table-cell>
          <table:table-cell table:style-name="Default" office:value-type="string">
            <text:p>P-value</text:p>
          </table:table-cell>
          <table:table-cell table:style-name="Default" office:value-type="string">
            <text:p>FDR</text:p>
          </table:table-cell>
          <table:table-cell office:value-type="string">
            <text:p>#Domains (Overlaps|Group|Term|Background)</text:p>
          </table:table-cell>
          <table:table-cell office:value-type="string">
            <text:p>Annotated domains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42995</text:p>
          </table:table-cell>
          <table:table-cell office:value-type="string">
            <text:p>cell projection</text:p>
          </table:table-cell>
          <table:table-cell office:value-type="float" office:value="1">
            <text:p>1</text:p>
          </table:table-cell>
          <table:table-cell office:value-type="float" office:value="3.96">
            <text:p>3.96</text:p>
          </table:table-cell>
          <table:table-cell office:value-type="float" office:value="0.000414">
            <text:p>4.14E-004</text:p>
          </table:table-cell>
          <table:table-cell office:value-type="float" office:value="0.00331">
            <text:p>3.31E-003</text:p>
          </table:table-cell>
          <table:table-cell office:value-type="string">
            <text:p>17|61|314|2675</text:p>
          </table:table-cell>
          <table:table-cell office:value-type="string">
            <text:p>PF00041;PF01431;PF01590;PF02210;PF02931;PF05649;PF07647;PF07728;PF08385;PF08393;PF10600;PF11933;PF12774;PF12775;PF12780;PF12947;PF13857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71944</text:p>
          </table:table-cell>
          <table:table-cell office:value-type="string">
            <text:p>cell periphery</text:p>
          </table:table-cell>
          <table:table-cell office:value-type="float" office:value="1">
            <text:p>1</text:p>
          </table:table-cell>
          <table:table-cell office:value-type="float" office:value="3.42">
            <text:p>3.42</text:p>
          </table:table-cell>
          <table:table-cell office:value-type="float" office:value="0.00102">
            <text:p>1.02E-003</text:p>
          </table:table-cell>
          <table:table-cell office:value-type="float" office:value="0.00679">
            <text:p>6.79E-003</text:p>
          </table:table-cell>
          <table:table-cell office:value-type="string">
            <text:p>25|61|610|2675</text:p>
          </table:table-cell>
          <table:table-cell office:value-type="string">
            <text:p>PF00041;PF00106;PF01064;PF01179;PF01301;PF01369;PF02210;PF02828;PF02931;PF03807;PF03953;PF06046;PF07647;PF07654;PF07728;PF08385;PF08393;PF08515;PF10600;PF11933;PF12774;PF12775;PF12780;PF12947;PF1342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5875</text:p>
          </table:table-cell>
          <table:table-cell office:value-type="string">
            <text:p>microtubule associated complex</text:p>
          </table:table-cell>
          <table:table-cell office:value-type="float" office:value="2">
            <text:p>2</text:p>
          </table:table-cell>
          <table:table-cell office:value-type="float" office:value="5.24">
            <text:p>5.24</text:p>
          </table:table-cell>
          <table:table-cell office:value-type="float" office:value="0.000195">
            <text:p>1.95E-004</text:p>
          </table:table-cell>
          <table:table-cell office:value-type="float" office:value="0.00259">
            <text:p>2.59E-003</text:p>
          </table:table-cell>
          <table:table-cell office:value-type="string">
            <text:p>7|61|55|2675</text:p>
          </table:table-cell>
          <table:table-cell office:value-type="string">
            <text:p>PF00041;PF07728;PF08385;PF08393;PF12774;PF12775;PF12780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5874</text:p>
          </table:table-cell>
          <table:table-cell office:value-type="string">
            <text:p>microtubule</text:p>
          </table:table-cell>
          <table:table-cell office:value-type="float" office:value="2">
            <text:p>2</text:p>
          </table:table-cell>
          <table:table-cell office:value-type="float" office:value="5.09">
            <text:p>5.09</text:p>
          </table:table-cell>
          <table:table-cell office:value-type="float" office:value="0.000394">
            <text:p>3.94E-004</text:p>
          </table:table-cell>
          <table:table-cell office:value-type="float" office:value="0.00331">
            <text:p>3.31E-003</text:p>
          </table:table-cell>
          <table:table-cell office:value-type="string">
            <text:p>6|61|44|2675</text:p>
          </table:table-cell>
          <table:table-cell office:value-type="string">
            <text:p>PF03953;PF07728;PF08385;PF08393;PF12775;PF12780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70160</text:p>
          </table:table-cell>
          <table:table-cell office:value-type="string">
            <text:p>occluding junction</text:p>
          </table:table-cell>
          <table:table-cell office:value-type="float" office:value="2">
            <text:p>2</text:p>
          </table:table-cell>
          <table:table-cell office:value-type="float" office:value="4.87">
            <text:p>4.87</text:p>
          </table:table-cell>
          <table:table-cell office:value-type="float" office:value="0.00157">
            <text:p>1.57E-003</text:p>
          </table:table-cell>
          <table:table-cell office:value-type="float" office:value="0.00737">
            <text:p>7.37E-003</text:p>
          </table:table-cell>
          <table:table-cell office:value-type="string">
            <text:p>4|61|23|2675</text:p>
          </table:table-cell>
          <table:table-cell office:value-type="string">
            <text:p>PF01179;PF01369;PF02828;PF10600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9986</text:p>
          </table:table-cell>
          <table:table-cell office:value-type="string">
            <text:p>cell surface</text:p>
          </table:table-cell>
          <table:table-cell office:value-type="float" office:value="2">
            <text:p>2</text:p>
          </table:table-cell>
          <table:table-cell office:value-type="float" office:value="3.8">
            <text:p>3.8</text:p>
          </table:table-cell>
          <table:table-cell office:value-type="float" office:value="0.00166">
            <text:p>1.66E-003</text:p>
          </table:table-cell>
          <table:table-cell office:value-type="float" office:value="0.00737">
            <text:p>7.37E-003</text:p>
          </table:table-cell>
          <table:table-cell office:value-type="string">
            <text:p>9|61|124|2675</text:p>
          </table:table-cell>
          <table:table-cell office:value-type="string">
            <text:p>PF00041;PF00090;PF01064;PF01179;PF01421;PF02210;PF02931;PF07654;PF12947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5858</text:p>
          </table:table-cell>
          <table:table-cell office:value-type="string">
            <text:p>axonemal dynein complex</text:p>
          </table:table-cell>
          <table:table-cell office:value-type="float" office:value="3">
            <text:p>3</text:p>
          </table:table-cell>
          <table:table-cell office:value-type="float" office:value="12.96">
            <text:p>12.96</text:p>
          </table:table-cell>
          <table:table-cell office:value-type="float" office:value="0.00000000874">
            <text:p>8.74E-009</text:p>
          </table:table-cell>
          <table:table-cell office:value-type="float" office:value="0.000000349">
            <text:p>3.49E-007</text:p>
          </table:table-cell>
          <table:table-cell office:value-type="string">
            <text:p>6|61|9|2675</text:p>
          </table:table-cell>
          <table:table-cell office:value-type="string">
            <text:p>PF07728;PF08385;PF08393;PF12774;PF12775;PF12780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5868</text:p>
          </table:table-cell>
          <table:table-cell office:value-type="string">
            <text:p>cytoplasmic dynein complex</text:p>
          </table:table-cell>
          <table:table-cell office:value-type="float" office:value="3">
            <text:p>3</text:p>
          </table:table-cell>
          <table:table-cell office:value-type="float" office:value="8.76">
            <text:p>8.76</text:p>
          </table:table-cell>
          <table:table-cell office:value-type="float" office:value="0.00000585">
            <text:p>5.85E-006</text:p>
          </table:table-cell>
          <table:table-cell office:value-type="float" office:value="0.000117">
            <text:p>1.17E-004</text:p>
          </table:table-cell>
          <table:table-cell office:value-type="string">
            <text:p>5|61|13|2675</text:p>
          </table:table-cell>
          <table:table-cell office:value-type="string">
            <text:p>PF07728;PF08385;PF08393;PF12774;PF12780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1901</text:p>
          </table:table-cell>
          <table:table-cell office:value-type="string">
            <text:p>early endosome membrane</text:p>
          </table:table-cell>
          <table:table-cell office:value-type="float" office:value="3">
            <text:p>3</text:p>
          </table:table-cell>
          <table:table-cell office:value-type="float" office:value="5.56">
            <text:p>5.56</text:p>
          </table:table-cell>
          <table:table-cell office:value-type="float" office:value="0.00163">
            <text:p>1.63E-003</text:p>
          </table:table-cell>
          <table:table-cell office:value-type="float" office:value="0.00737">
            <text:p>7.37E-003</text:p>
          </table:table-cell>
          <table:table-cell office:value-type="string">
            <text:p>3|61|11|2675</text:p>
          </table:table-cell>
          <table:table-cell office:value-type="string">
            <text:p>PF00041;PF07647;PF07654</text:p>
          </table:table-cell>
        </table:table-row>
      </table:table>
      <table:table table:name="gains_MF" table:style-name="ta1" table:print="false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12" table:default-cell-style-name="ce1"/>
        <table:table-column table:style-name="co7" table:default-cell-style-name="Default"/>
        <table:table-column table:style-name="co22" table:default-cell-style-name="Default"/>
        <table:table-row table:style-name="ro1">
          <table:table-cell office:value-type="string">
            <text:p>GroupID</text:p>
          </table:table-cell>
          <table:table-cell office:value-type="string">
            <text:p>GO ID</text:p>
          </table:table-cell>
          <table:table-cell office:value-type="string">
            <text:p>GO term</text:p>
          </table:table-cell>
          <table:table-cell office:value-type="string">
            <text:p>PFAM slim (four levels)</text:p>
          </table:table-cell>
          <table:table-cell office:value-type="string">
            <text:p>Z-score</text:p>
          </table:table-cell>
          <table:table-cell table:style-name="Default" office:value-type="string">
            <text:p>P-value</text:p>
          </table:table-cell>
          <table:table-cell table:style-name="Default" office:value-type="string">
            <text:p>FDR</text:p>
          </table:table-cell>
          <table:table-cell office:value-type="string">
            <text:p>#Domains (Overlaps|Group|Term|Background)</text:p>
          </table:table-cell>
          <table:table-cell office:value-type="string">
            <text:p>Annotated domains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4872</text:p>
          </table:table-cell>
          <table:table-cell office:value-type="string">
            <text:p>receptor activity</text:p>
          </table:table-cell>
          <table:table-cell office:value-type="float" office:value="1">
            <text:p>1</text:p>
          </table:table-cell>
          <table:table-cell office:value-type="float" office:value="4.67">
            <text:p>4.67</text:p>
          </table:table-cell>
          <table:table-cell office:value-type="float" office:value="0.000121">
            <text:p>1.21E-004</text:p>
          </table:table-cell>
          <table:table-cell office:value-type="float" office:value="0.00146">
            <text:p>1.46E-003</text:p>
          </table:table-cell>
          <table:table-cell office:value-type="string">
            <text:p>13|64|174|2762</text:p>
          </table:table-cell>
          <table:table-cell office:value-type="string">
            <text:p>PF00041;PF00090;PF00106;PF01064;PF01179;PF01590;PF02210;PF02931;PF07647;PF07654;PF08447;PF08515;PF1342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60089</text:p>
          </table:table-cell>
          <table:table-cell office:value-type="string">
            <text:p>molecular transducer activity</text:p>
          </table:table-cell>
          <table:table-cell office:value-type="float" office:value="1">
            <text:p>1</text:p>
          </table:table-cell>
          <table:table-cell office:value-type="float" office:value="3.67">
            <text:p>3.67</text:p>
          </table:table-cell>
          <table:table-cell office:value-type="float" office:value="0.00162">
            <text:p>1.62E-003</text:p>
          </table:table-cell>
          <table:table-cell office:value-type="float" office:value="0.00975">
            <text:p>9.75E-003</text:p>
          </table:table-cell>
          <table:table-cell office:value-type="string">
            <text:p>11|64|172|2762</text:p>
          </table:table-cell>
          <table:table-cell office:value-type="string">
            <text:p>PF00041;PF00090;PF00106;PF01064;PF01590;PF02931;PF07647;PF07654;PF08447;PF08515;PF13426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3774</text:p>
          </table:table-cell>
          <table:table-cell office:value-type="string">
            <text:p>motor activity</text:p>
          </table:table-cell>
          <table:table-cell office:value-type="float" office:value="2">
            <text:p>2</text:p>
          </table:table-cell>
          <table:table-cell office:value-type="float" office:value="6.21">
            <text:p>6.21</text:p>
          </table:table-cell>
          <table:table-cell office:value-type="float" office:value="0.000069">
            <text:p>6.90E-005</text:p>
          </table:table-cell>
          <table:table-cell office:value-type="float" office:value="0.00124">
            <text:p>1.24E-003</text:p>
          </table:table-cell>
          <table:table-cell office:value-type="string">
            <text:p>6|64|32|2762</text:p>
          </table:table-cell>
          <table:table-cell office:value-type="string">
            <text:p>PF07728;PF08385;PF08393;PF12774;PF12775;PF12780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32403</text:p>
          </table:table-cell>
          <table:table-cell office:value-type="string">
            <text:p>protein complex binding</text:p>
          </table:table-cell>
          <table:table-cell office:value-type="float" office:value="2">
            <text:p>2</text:p>
          </table:table-cell>
          <table:table-cell office:value-type="float" office:value="4.28">
            <text:p>4.28</text:p>
          </table:table-cell>
          <table:table-cell office:value-type="float" office:value="0.00106">
            <text:p>1.06E-003</text:p>
          </table:table-cell>
          <table:table-cell office:value-type="float" office:value="0.00956">
            <text:p>9.56E-003</text:p>
          </table:table-cell>
          <table:table-cell office:value-type="string">
            <text:p>7|64|71|2762</text:p>
          </table:table-cell>
          <table:table-cell office:value-type="string">
            <text:p>PF00041;PF00049;PF00090;PF01064;PF01179;PF01421;PF08515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8237</text:p>
          </table:table-cell>
          <table:table-cell office:value-type="string">
            <text:p>metallopeptidase activity</text:p>
          </table:table-cell>
          <table:table-cell office:value-type="float" office:value="2">
            <text:p>2</text:p>
          </table:table-cell>
          <table:table-cell office:value-type="float" office:value="4.56">
            <text:p>4.56</text:p>
          </table:table-cell>
          <table:table-cell office:value-type="float" office:value="0.0014">
            <text:p>1.40E-003</text:p>
          </table:table-cell>
          <table:table-cell office:value-type="float" office:value="0.00975">
            <text:p>9.75E-003</text:p>
          </table:table-cell>
          <table:table-cell office:value-type="string">
            <text:p>5|64|37|2762</text:p>
          </table:table-cell>
          <table:table-cell office:value-type="string">
            <text:p>PF00090;PF01400;PF01421;PF01431;PF05649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GO:0003777</text:p>
          </table:table-cell>
          <table:table-cell office:value-type="string">
            <text:p>microtubule motor activity</text:p>
          </table:table-cell>
          <table:table-cell office:value-type="float" office:value="3">
            <text:p>3</text:p>
          </table:table-cell>
          <table:table-cell office:value-type="float" office:value="10.53">
            <text:p>10.53</text:p>
          </table:table-cell>
          <table:table-cell office:value-type="float" office:value="0.000000185">
            <text:p>1.85E-007</text:p>
          </table:table-cell>
          <table:table-cell office:value-type="float" office:value="0.00000665">
            <text:p>6.65E-006</text:p>
          </table:table-cell>
          <table:table-cell office:value-type="string">
            <text:p>6|64|13|2762</text:p>
          </table:table-cell>
          <table:table-cell office:value-type="string">
            <text:p>PF07728;PF08385;PF08393;PF12774;PF12775;PF127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5/30/2016</text:date>, <text:time>18:2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5-30T18:22:29</meta:creation-date>
    <dc:date>2016-05-30T18:25:47</dc:date>
    <meta:editing-duration>PT00H03M18S</meta:editing-duration>
    <meta:editing-cycles>4</meta:editing-cycles>
    <meta:generator>OpenOffice.org/3.1$Unix OpenOffice.org_project/310m19$Build-9420</meta:generator>
    <meta:document-statistic meta:table-count="6" meta:cell-count="2790" meta:object-count="0"/>
  </office:meta>
</office:document-meta>
</file>